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epSeek-CJK-patch" svg:font-family="DeepSeek-CJK-patch, Inter, system-ui, apple-system, BlinkMacSystemFont, 'Segoe UI', Roboto, 'Noto Sans', Ubuntu, Cantarell, 'Helvetica Neue', Oxygen, 'Open Sans', sans-serif"/>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Heading_20_2">
      <style:text-properties officeooo:paragraph-rsid="0031f842"/>
    </style:style>
    <style:style style:name="P4" style:family="paragraph" style:parent-style-name="Text_20_body">
      <style:text-properties officeooo:paragraph-rsid="0015be02"/>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98f70"/>
    </style:style>
    <style:style style:name="P7" style:family="paragraph" style:parent-style-name="Text_20_body">
      <style:text-properties officeooo:paragraph-rsid="002b5238"/>
    </style:style>
    <style:style style:name="P8" style:family="paragraph" style:parent-style-name="Text_20_body">
      <style:text-properties officeooo:paragraph-rsid="002be5f5"/>
    </style:style>
    <style:style style:name="P9" style:family="paragraph" style:parent-style-name="Text_20_body">
      <style:text-properties officeooo:paragraph-rsid="002c907a"/>
    </style:style>
    <style:style style:name="P10" style:family="paragraph" style:parent-style-name="Text_20_body">
      <style:text-properties officeooo:paragraph-rsid="00300769"/>
    </style:style>
    <style:style style:name="P11" style:family="paragraph" style:parent-style-name="Text_20_body">
      <style:text-properties officeooo:paragraph-rsid="0031d491"/>
    </style:style>
    <style:style style:name="P12" style:family="paragraph" style:parent-style-name="Text_20_body">
      <style:text-properties officeooo:paragraph-rsid="0031f84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8133"/>
    </style:style>
    <style:style style:name="T5" style:family="text">
      <style:text-properties officeooo:rsid="00298f70"/>
    </style:style>
    <style:style style:name="T6" style:family="text">
      <style:text-properties fo:font-style="italic" style:font-style-asian="italic" style:font-style-complex="italic"/>
    </style:style>
    <style:style style:name="T7" style:family="text">
      <style:text-properties officeooo:rsid="002de161"/>
    </style:style>
    <style:style style:name="T8" style:family="text">
      <style:text-properties officeooo:rsid="002e59dd"/>
    </style:style>
    <style:style style:name="T9" style:family="text">
      <style:text-properties officeooo:rsid="002fb82a"/>
    </style:style>
    <style:style style:name="T10" style:family="text">
      <style:text-properties officeooo:rsid="00300769"/>
    </style:style>
    <style:style style:name="T11" style:family="text">
      <style:text-properties fo:color="#800000" loext:opacity="100%" style:font-name="DejaVu Serif1" fo:font-size="10pt" fo:font-style="normal" officeooo:rsid="00300769" style:font-name-asian="Noto Sans CJK JP" style:font-size-asian="10pt"/>
    </style:style>
    <style:style style:name="T12" style:family="text">
      <style:text-properties officeooo:rsid="0031d4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Shamon-dougen</text:p>
      <text:p text:style-name="P2">.<text:line-break/>..<text:line-break/>...<text:line-break/><text:span text:style-name="T3">沙門道元</text:span><text:span text:style-name="T1"><text:line-break/>...</text:span>.<text:line-break/>....<text:line-break/><text:span text:style-name="T2">和辻哲郎<text:line-break/>...</text:span><text:line-break/>..<text:line-break/>.</text:p>
      <text:p text:style-name="P1"/>
      <text:p text:style-name="P1"/>
      <text:p text:style-name="P1">in 日本精神史研究</text:p>
      <text:p text:style-name="P1">https://www.aozora.gr.jp/cards/001395/files/49905_63366.html</text:p>
      <text:h text:style-name="Heading_20_1" text:outline-level="1">沙門道元</text:h>
      <text:h text:style-name="Heading_20_2" text:outline-level="2">一 序言</text:h>
      <text:p text:style-name="P1">自分は沙門道元の人格と思想とを語るに当たって、最初にまず自分が「禅について門外漢であること」と、ただ単に「道元に対する驚嘆を語るに過ぎないこと」とを断わっておきたい。自分はただ自分が彼の真面目と感ずるところを書き現わすのみである。それによってある人々の内に我々の祖国が生んだ一人の偉大な宗教家への関心を喚び起こし、我々の文化の本質がこの種の宗教家を顧慮せずしては正しく理解せられるものでないことを明らかにし得れば、自分は満足する。</text:p>
      <text:p text:style-name="P1">En parlant de la personnalité et de la pensée du moine Dōgen, je tiens d’abord à préciser que je suis « un profane en matière de zen » et que je ne fais que « exprimer mon admiration pour Dōgen ». Je me contente d’écrire ce que je perçois comme étant sa sincérité. Si, ce faisant, je parviens à éveiller chez certains un intérêt pour ce grand religieux que notre pays a engendré, et si je peux montrer que l’essence de notre culture ne peut être comprise correctement sans tenir compte de ce type de religieux, j’en serai satisfait.</text:p>
      <text:p text:style-name="P1">が、ここに問題がある。（一）禅について門外漢であるお前が、特に坐禅を力説した道元を理解するということは可能であるか。自ら揣らずして高きもの深きものを捕えようとするお前は、畢竟その高きもの深きものを低くし浅くするのではないか。（二）また、たといある程度に理解し得たとしても、偉大な宗教家の人格とその顕現した真理とを、文化史的理解に奉仕せしめようとするとは何の謂いであるか。一切のものの「根柢」としてある宗教の真理が受け容れられた時に、文化史的理解が何であるか。総じてお前の「世の智慧」をもってする一切の理解が何であるか。お前がもし宗教の真理を得たとすれば、お前は究竟に達したのである。人類のさまざまの迷いや願望や、歓びや苦しみ、それを通じて過去の人類の道を見いだそうとする文化史的理解のごときは、もはや何の用もない。しかるになおそこに執する心を保っているとすれば、お前は畢竟宗教の真理に触れていないのであ<text:soft-page-break/>る。</text:p>
      <text:p text:style-name="P1">Mais <text:span text:style-name="T5">deux</text:span> question<text:span text:style-name="T4">s</text:span> se pose<text:span text:style-name="T4">nt</text:span> ici.</text:p>
      <text:p text:style-name="P1">(1) Est-il possible pour toi, profane en matière de zen, de comprendre Dōgen, qui a tant insisté sur la méditation assise (zazen) ? En cherchant à saisir ce qui est élevé et profond sans t’y être préparé, ne finis-tu pas par le rendre bas et superficiel ?</text:p>
      <text:p text:style-name="P1">(2) Même si tu parviens à un certain niveau de compréhension, que signifie vouloir mettre la personnalité d’un grand religieux et la vérité qu’il a manifestée au service d’une compréhension historique et culturelle ? Lorsque la vérité religieuse, en tant que « fondement » de toute chose, est acceptée, que reste-t-il d’une compréhension historique et culturelle ? Que valent toutes tes interprétations basées sur la « sagesse mondaine » ? Si tu as atteint la vérité religieuse, tu es parvenu à l’ultime. Les diverses illusions, aspirations, joies et souffrances de l’humanité, ainsi que la compréhension historique et culturelle qui cherche à retracer le chemin des hommes du passé, n’ont plus aucune utilité. Pourtant, si tu persist<text:span text:style-name="T5">e</text:span>s à t’y attacher, c’est que tu n’as pas touché la vérité religieuse.</text:p>
      <text:p text:style-name="P1">この二つの抗議は確かに正しい。しかしそれが正しいことは直ちに自分の労作を無意義にするものでない。自分はこれらの抗議に対しておのおの答えるところを持っている。</text:p>
      <text:p text:style-name="P1">もし道元の真理が純粋に直伝さるべきものであるならば、何ゆえに彼はその多量な説教の書を書き残したか。</text:p>
      <text:p text:style-name="P1">Ces deux objections sont certainement justes. Mais leur justesse ne rend pas immédiatement mon travail dénué de sens. J’ai une réponse à chacune d’elles.</text:p>
      <text:p text:style-name="P1">Si la vérité de Dōgen devait être transmise uniquement de manière directe, pourquoi a-t-il laissé autant d’écrits et de sermons ?</text:p>
      <text:p text:style-name="P1">言うまでもなく彼はそれによって彼の真理を伝え得ると信じたからである。彼自身は修行の際に語録を読むことをやめて専心に打坐した。しかし打坐を重んずることは言葉による表現と背馳するものではない。「邪師にまどはされ」ているもののために「仏家の正法を知らしめん」として、彼は『正法眼蔵』を書き始めた。また「頌につくら<text:soft-page-break/>ずとも心に思はんことを書き出し、文筆ととのはずとも法門を書くべき」ことを説いて、「理だにも聞えたらば、道のためには大切なり」と言い切った。しからば与うるものの側においては、一切の論理的表現もまた可能とせられているのである。</text:p>
      <text:p text:style-name="P1">しからば我々は彼の説教書を読む場合に、いかにして彼の真理をうくべきであるか。</text:p>
      <text:p text:style-name="P1">Il est évident qu’il croyait pouvoir transmettre sa vérité par ces moyens. Lui-même, pendant sa pratique, a cessé de lire les recueils de paroles pour se consacrer entièrement à la méditation assise. Mais privilégier la méditation n’est pas incompatible avec l’expression verbale. Pour « faire connaître la vraie Loi des bouddhistes » à ceux qui sont « égarés par de mauvais maîtres », il a commencé à écrire le Shōbōgenzō (Trésor de l’Œil de la Vraie Loi). Il a aussi affirmé : « Même sans composer des poèmes, écris ce que tu penses dans ton cœur ; même sans élégance littéraire, écris la Loi. Si seulement la raison est entendue, c’est précieux pour la Voie. » Ainsi, du côté de celui qui donne, toute expression logique est également permise.</text:p>
      <text:p text:style-name="P1">Alors, comment devons-nous recevoir sa vérité lorsque nous lisons ses sermons ?</text:p>
      <text:p text:style-name="P1">彼の指示するところによれば、直下承当の道は、参師問法と工夫坐禅とである。今我々は彼の著書あるいは語録を読んでいる。そこに、行と行との間に、彼の強い人格が躍如として現われている。すなわち我々は彼に参ずることができるのである。そうして我々が彼に法を問えば、彼はその残した言葉の範囲において我々に答える。が、我々はこの言葉を理解し得るために工夫し坐禅しなくてはならない。よろしい、我々は坐禅し冥想する。草庵樹下を択ばない彼の精神より言えば、それが禅堂であると我々の書斎であるとは問う要はない。かくして我々は現在の禅寺と禅僧とに、――不浄なる寄付によって建てられた寺院と、堂塔の建立に腐心しあるいは政治家、資本家の「都合よき」師となりあるいは仏教学に秀でんと努力するごとき僧侶とに、――近づくことなくして参師問法し工夫坐禅することができる。現時の禅宗の門に入ることが必ずしも道元の真理をうくる唯一の道ではない。あるいは、語を強めて言えば、現時の禅宗の門に入ることは<text:soft-page-break/>かえって道元から遠ざかるゆえんである。なぜなら道元を宗祖とするある宗派においては、今はもはや真理王国の樹立を唯一の関心事とせず、巨大なる堂塔の建立と管長なるものの選挙とに力をつくしているのだからである。聞くところによればかつてその管長であったある僧侶は近代まれに見る高僧であったそうである。恐らく彼はその坐禅工夫によって大悟徹底した人であろう。従って彼が、宗教家にとってきわめて多事であるべき現代にあって、堂塔建立というごとき閑事業にその精力を注ぐことは、――あるいは彼が五分をも要しない簡単な揮毫のために少なからぬ報酬を要求することは、（この種のことは彼の意志ではないかも知れない、しかし彼の近侍の者がこの種の商人的態度をもって一種の「喜捨」を強要するとすれば、彼はその責めを負わなくてはならぬ、）すべてこれらのことは彼の体得した真理の流露であろう。しかしここに体得せられた真理が、堂塔の建立に腐心することを唾棄し、一切の財欲を排斥した道元の真理と同一であるはずはない。いかに彼が高僧であったにもせよ、我々は彼に近づくことによって道元の真理を遠ざからなくてはならぬ。道元の真理をうくることを関心事とする以上は、この種の僧侶が「高僧」であるところの現時の寺院には、近づいてはならない。</text:p>
      <text:p text:style-name="P1">D’après ses instructions, la voie pour la recevoir directement est de « se rendre auprès d’un maître, <text:span text:style-name="T5">l’</text:span>interroger sur la Loi, et s’appliquer à la méditation assise ». Aujourd’hui, nous lisons ses écrits ou ses recueils de paroles. Entre les lignes, sa forte personnalité apparaît vivante. Ainsi, nous pouvons nous rendre auprès de lui. Et si nous l’interrogeons sur la Loi, il nous répond dans les limites des mots qu’il a laissés. Mais pour comprendre ces mots, nous devons nous appliquer et pratiquer <text:span text:style-name="T5">le </text:span>zazen. Très bien, méditons et contemplons. Selon l’esprit de Dōgen, qui ne choisissait ni chaumière ni pied d’arbre, peu importe que ce soit dans une salle de méditation ou dans notre étude. Ainsi, nous pouvons nous approcher d’un maître et interroger sur la Loi sans avoir à fréquenter les temples zen actuels et leurs moines — ces temples construits avec des dons impurs, ces moines obsédés par l’édification de salles et de pagodes, devenant des maîtres « commodes » pour politiciens et capitalistes, ou s’efforçant d’exceller dans les études <text:soft-page-break/>bouddhiques. Entrer dans l’école zen actuelle n’est pas nécessairement la seule voie pour recevoir la vérité de Dōgen. Ou, pour le dire plus fortement, y entrer pourrait même nous éloigner de Dōgen. Car dans certaines sectes qui le vénèrent comme fondateur, on ne s’intéresse plus à l’établissement d’un royaume de vérité, mais plutôt à la construction de gigantesques pagodes et à l’élection d’un « chef administratif ». J’ai entendu dire qu’un ancien chef de ce genre était un moine d’une rare sainteté. Sans doute avait-il atteint l’éveil profond grâce à sa pratique de zazen. Pourtant, le fait qu’il ait consacré son énergie à des projets futiles comme la construction de pagodes — ou qu’il ait exigé des sommes considérables pour une simple calligraphie (peut-être contre son gré, mais si ses proches adoptaient une attitude mercantile pour imposer ces « dons de joie », il en portait la responsabilité) — tout cela devait être l’expression de la vérité qu’il avait réalisée. Mais cette vérité ne peut être la même que celle de Dōgen, qui méprisait l’obsession pour les constructions et rejetait tout désir de richesse. Aussi saint fût-il, nous devons nous éloigner de lui pour ne pas nous éloigner de la vérité de Dōgen. Si notre souci est de recevoir la vérité de Dōgen, nous ne devons pas approcher ces temples où de tels moines sont considérés comme « saints ».</text:p>
      <text:p text:style-name="P1">しかしながら、参師問法と工夫坐禅とが門外にあって可能であるとしても、それは直ちに我々が道元の真理をうけ得るということにはならない。我々は道元の説くほどの強烈な覚悟をもって真理に身を投げかけているか。彼の説くほどの強烈な決意をもって工夫し坐禅しているか。これのみが我々の体得の真偽を決定するのである。道元の言葉を論理的に理解することはさほど困難でない。しかしそれを体得することは、道元の深さに比例してむずかしい。自分は正直に白状する、自分はまだ「それ」を得たという確信に達していない。しかしこのことは門外にあって彼の道を得ることが可能でないという証拠ではない。自分がそれを得ないのは自分の覚悟が足りないからである。それを足りさせる方法は、ただ自分の内にのみあって、門内に入ることにはない。</text:p>
      <text:p text:style-name="P1">Cependant, même si se rendre auprès d’un maître et pratiquer zazen sont possibles en dehors de l’institution, cela ne signifie pas que nous recevrons nécessairement la vérité <text:soft-page-break/>de Dōgen. Avons-nous la même détermination farouche que lui pour nous jeter dans la vérité ? Pratiquons-nous <text:span text:style-name="T5">le </text:span>zazen avec la même résolution intense qu’il préconisait ? Seule cette question détermine l’authenticité de notre réalisation. Comprendre logiquement les mots de Dōgen n’est pas si difficile. Mais les réaliser est d’autant plus ardu que Dōgen est profond. Je l’avoue honnêtement : je n’ai pas encore la certitude d’avoir atteint « cela ». Mais cela ne prouve pas que sa voie soit inaccessible en dehors de l’institution. Si je ne l’ai pas atteint, c’est que ma détermination est insuffisante. Le moyen de la renforcer ne se trouve qu’en moi-même, pas dans l’entrée dans l’institution.</text:p>
      <text:p text:style-name="P1">しからば門外にあって彼の道を得ることは覚悟一つで可能である。しかしこの可能性は何ら自分の助けにはならない。自分は、彼の真理を得ていないのである。その自分が彼について説くことは越権の譏りを免れぬではなかろうか。</text:p>
      <text:p text:style-name="P1">Ainsi, il est possible d’atteindre sa voie en dehors de l’institution, avec <text:span text:style-name="T5">sa</text:span> seule détermination. Mais cette possibilité ne m’aide en rien. Je n’ai pas atteint sa vérité. Dans ce cas, n’est-il pas présomptueux de ma part de parler de lui ?</text:p>
      <text:p text:style-name="P1">自分はそうは思わない。彼の言葉のうちにも自分が自信をもって「解し得たり」と感ずるものがある。門内の人の注釈を読んで、自分の意見との一致を認めることもあれば、あるいはその注釈の浅薄に気づく場合もある。自分はこれらの点について「説いてはならない」とは考えることができぬ。もとより自分は「解し得た」だけを自分の生活に実現し得たとは言わない。たとえば、自分は彼が「衣糧に煩ふな」と言い、「須く貧なるべし、財おほければ必ずその志を失ふ」と言った心持ちを解し得たと信ずる。これらは「一日の苦労は一日にて足れり」「往きて汝の有てる物をことごとく売りて、貧しき者に施せ。さらば財宝を天に得む」「富めるものの神の国に入るはいかに難いかな」というごとき言葉とともに、唯一なる真理を体得した人の自由にして清朗なる心境、その心境に映った哀れな人間の物欲を、叱責しつつ憐れみ嘆く心、の表現である。自分はその心を理解し、その心境に憧憬する。しかし自分は人並みの暮らしをするために明日を煩い、わずかながらも財を貯え、また財を得るための努力をする。もし我々が自己の生活に実現し得たものでなければ説いてはならないので<text:soft-page-break/>あるならば、自分は道元のあの言葉を説くべきでない。が、自分はこの憧憬のゆえに、この理想のゆえに、これらの言葉を讃嘆してよいと考える。またこの言葉を讃嘆する権利において、大悟徹底した現時の禅僧に劣るとも思わない。彼らもまた我々以上に財を貯え、あるいは「生活の保証」を求めている。彼らは恐らく「貧なるべし」という言葉に「捕われてはいけない」と悟っているのであろう。が、この悟りそれ自身の価値は別として、この悟りのゆえに「貧」を説く心が我々においてよりも一層よく理解せられているとは思えない。</text:p>
      <text:p text:style-name="P1">Je ne le pense pas. Dans ses paroles, il y a des choses que je sens avoir « comprises » avec confiance. Parfois, en lisant les commentaires de ceux de l’intérieur, je constate qu’ils coïncident avec mon opinion ; d’autres fois, je remarque leur superficialité. Sur ces points, je ne peux me résoudre à « ne pas en parler ». Bien sûr, je ne prétends pas avoir réalisé dans ma vie tout ce que j’ai « compris ». Par exemple, je crois avoir saisi ce qu’il voulait dire en déclarant : « Ne te soucie pas de vêtements ni de nourriture », « Sois nécessairement pauvre, car si tu as trop de richesses, tu perdras certainement ta volonté. » Ces mots, comme ceux-ci : « La peine d’un jour suffit pour ce jour », « Va, vends tout ce que tu possèdes et donne-le aux pauvres, et tu auras un trésor dans le ciel », « Qu’il est difficile aux riches d’entrer dans le royaume de Dieu ! » — expriment le cœur libre et clair de celui qui a réalisé l’unique vérité, ainsi que sa compassion et son lamentation face aux désirs matériels des hommes, qu’il réprimande tout en les plaignant. Je comprends ce cœur et j’aspire à cet état d’esprit. Pourtant, je m’inquiète pour le lendemain afin de vivre comme tout le monde, j’économise un peu d’argent et je fais des efforts pour en gagner. Si nous ne devions parler que de ce que nous avons réalisé dans notre vie, je ne devrais pas parler de ces paroles de Dōgen. Mais je pense que, précisément à cause de cette aspiration, de cet idéal, j’ai le droit de les louer. Et dans ce droit, je ne me considère pas inférieur aux moines zen contemporains qui ont atteint l’éveil. Eux aussi accumulent plus de richesses que nous, ou cherchent des « garanties matérielles ». Peut-être ont-ils réalisé qu’il ne faut pas « s’attacher » aux mots comme « Sois pauvre ». Mais, indépendamment de la valeur de cette réalisation, je ne pense pas qu’elle leur permette de mieux <text:soft-page-break/>comprendre l’esprit qui prêche la « pauvreté » que nous.</text:p>
      <text:p text:style-name="P6">自分は、理解の自信を持ち得ない道元の真理そのものについて、自分の解釈が唯一の解釈であると主張するわけではない。しかし少なくともここに新しい解釈の道を開いたという事は言ってもよいであろう。それによって道元は、一宗の道元ではなくして人類の道元になる。宗祖道元ではなくして我々の道元になる。自分があえてかかる高慢な言葉をいうのは、宗派内においてこれまで道元が殺されていたことを知るからである。</text:p>
      <text:p text:style-name="P6">Je ne prétends pas que mon interprétation de la vérité même de Dōgen — une vérité dont je ne peux affirmer la compréhension avec certitude — soit la seule possible. Cependant, je peux dire que j’ai ouvert ici une nouvelle voie d’interprétation. Grâce à cela, Dōgen cesse d’être le Dōgen d’une seule secte pour devenir le Dōgen de l’humanité. Non plus le Dōgen fondateur, mais notre Dōgen. Si j’ose employer des termes aussi audacieux, c’est parce que je sais combien Dōgen a été « assassiné » au sein même de sa propre secte.</text:p>
      <text:p text:style-name="P6">在来の道元の伝記のうち、『元亨釈書』及び『本朝高僧伝』に載するところは、明治大正の歴史書に載するところの簡単にして無意義なる叙述とともに、単に彼の生活の重大ならざる輪郭を伝えたに過ぎぬ。ただ一つ詳細なる伝記として彼の宗派の伝える『道元和尚行録』も、ほとんど道元の人格を理解せざる者の手に成ったように見える。それに拠ったらしい道元伝が永平寺蔵版の道元全集巻頭に付せられているところを見ると、この宗派の高僧たちも宗祖に対するかくのごとき侮辱を寛容するほどに悟りを開いているらしい。しかし自分は、道元の言葉に驚嘆すればするほど、このばかばかしい伝記に対して憤りを感ぜずにはいられない。</text:p>
      <text:p text:style-name="P6">Les biographies traditionnelles de Dōgen, comme celles du Genkō Shakusho ou du Honchō Kōsōden, ainsi que les récits simplistes et insignifiants des ouvrages historiques de l’ère Meiji et Taishō, ne font que transmettre les contours les plus superficiels de sa vie. La seule biographie détaillée, le Dōgen Oshō Gyōroku (« Chronique de la vie du moine Dōgen »), transmise par sa secte, semble avoir été rédigée par quelqu’un qui n’a presque rien compris de sa personnalité. Si l’on en juge par la biographie de Dōgen, apparemment basée <text:soft-page-break/>sur ce texte, qui figure en tête de l’édition complète de ses œuvres publiée par le Eihei-ji, les moines éminents de cette secte semblent avoir atteint un tel degré d’éveil qu’ils tolèrent cette insulte envers leur fondateur. Mais plus je m’émerveille devant les paroles de Dōgen, plus je ne peux m’empêcher de ressentir une profonde indignation face à ces biographies absurdes.</text:p>
      <text:p text:style-name="P6">ここには道元の高貴なる人格的生活は看過され、その代わりにあらゆる世間的価値と荒唐なる奇蹟とが彼を高貴にするために積み重ねられている。もとよりこれらの伝記は、真実に道元の著書に親しむものにとっては、何の害にもならないであろう。しかしこの偉大な宗教家の伝記がこのような形でのみ製作せられていたという事実は、道元に対する理解がその宗派内においてさえもいかに乏しかったかを最も雄弁に語るものである。</text:p>
      <text:p text:style-name="P6">On y néglige la noblesse de sa vie personnelle, tandis qu’on accumule à la place toutes sortes de valeurs mondaines et de miracles extravagants pour tenter de le glorifier. Bien sûr, ces biographies ne nuiront pas à ceux qui se plongent véritablement dans ses écrits. Mais le fait que la biographie de ce grand religieux n’ait été produite que sous cette forme témoigne éloquemment de la pauvreté de la compréhension de Dōgen, même au sein de sa propre secte.</text:p>
      <text:p text:style-name="P1">禅門に入る人々は彼ら自身の悟りを目的とする。道元に対する歴史的理解のごときは第一義の問題でない。かく抗弁する人があるかも知れない。が、しからば彼らは何ゆえに「彼」を宗祖とするのであるか。何ゆえに彼の人格を核として集団を作るのであるか。彼の人格を核として集まり、しかも彼の人格に対する正しい理解を持とうとしないということは、正直な人間のすべきことでない。</text:p>
      <text:p text:style-name="P1">Certains pourraient objecter que ceux qui entrent dans le Zen ont pour but leur propre éveil, et qu’une compréhension historique de Dōgen n’est pas une question primordiale. Mais alors, pourquoi en font-ils leur fondateur ? Pourquoi se rassemblent-ils autour de sa personnalité comme noyau ? Former un groupe centré sur sa personne tout en refusant de le comprendre correctement n’est pas le comportement d’êtres honnêtes.</text:p>
      <text:p text:style-name="P1">――これらのさまざまな理由から、自分は門外漢として道元を説く<text:soft-page-break/>ことの、必ずしも無意義でないことを主張する。これが第一の抗議に対する自分の答弁である。</text:p>
      <text:p text:style-name="P1">Pour toutes ces raisons, j’affirme que le fait qu’un profane comme moi parle de Dōgen n’est pas nécessairement dénué de sens. Telle est ma réponse à la première objection.</text:p>
      <text:p text:style-name="P1">-</text:p>
      <text:p text:style-name="P1">第二の抗議に対しては自分はまず二つの問いを提起する。人類の持った宗教が単一の形に現われずしてさまざまの「特殊な形」に現われるのは何ゆえであるか。またその特殊の形に現われた宗教が「歴史」を持つのは何ゆえであるか。</text:p>
      <text:p text:style-name="P1">Quant à la seconde objection, je pose d’abord deux questions : Pourquoi la religion, telle qu’elle apparaît chez les hommes, ne se manifeste-t-elle pas sous une forme unique, mais sous diverses formes « particulières » ? Et pourquoi ces religions, sous leurs formes spécifiques, ont-elles une « histoire » ?</text:p>
      <text:p text:style-name="P1">宗教の真理はあらゆる特殊、あらゆる差別、あらゆる価値をしてあらしむるところの根源である。それは分別を事とする「世の智慧」によってはつかまれない。ただ一切分別の念を撥無した最も直接なる体験においてのみ感得せられる。人はその一切の智慧を放擲して嬰児のこころに帰ったときに、この栄光に充ちた無限の世界に摂取せられるのである。――自分はこのことを自証したとは言わない。しかし自分はそれを予感する。そうしてしばしば「知られざるある者」への祈りの瞬間に、最も近くこの世界に近づいたことを感ずる。しかもそれは、世の智慧を離脱し得ない自分にとっては、確固たる確信の根とはならないのである。自分がそれをつかもうとするとき、確かにそこには一切の「根源」がある。それは自分の生命でありまた宇宙の生命である。あらゆる自然と人生とを可能にするところの「一つ」の大いなる命である。それは永遠なる現在であり、この瞬間に直感せられ得るものである。が、かく理解せられたものは、祈りの瞬間に感ぜられるあの暖かい、言うべからざる権威と親しみとを持った「あのもの」ではない。自分の「あのもの」は、「アバ父よ、父には能はぬことなし」というごとき言葉に、「御意のままをなし給へ」という言葉に、はるかに似つかわしい表現を得る。しかしこれらの言葉の投げかけら<text:soft-page-break/>れたあの神は、自分の神ではない。「あのもの」は畢竟知られざるある者である。</text:p>
      <text:p text:style-name="P1">La vérité religieuse est la source qui donne naissance à toute particularité, à toute distinction, à toute valeur. Elle ne peut être saisie par la « sagesse mondaine », qui s’attache aux distinctions. Elle ne peut être ressentie que dans l’expérience la plus directe, où toute pensée discriminante est transcendée. Lorsque l’homme abandonne toute sagesse et retrouve le cœur d’un enfant, il est absorbé dans ce monde infini, empli de gloire. Je ne prétends pas avoir réalisé cela par moi-même, mais je le pressens. Et souvent, dans l’instant d’une prière adressée à un « Inconnu », je me sens le plus proche de ce monde. Pourtant, pour moi qui ne parviens pas à me détacher de la sagesse mondaine, cela ne devient pas une certitude inébranlable. Quand je tente de le saisir, il y a bien là, sans aucun doute, la « Source » de toute chose. C’est ma vie, et c’est aussi la vie de l’univers. La grande Vie unique qui rend possible toute nature et toute existence. Elle est l’éternel présent, perceptible en cet instant même. Mais ce que je comprends ainsi n’est pas ce « Quelque chose » chaud, indicible, empreint d’autorité et de familiarité que je ressens dans l’instant de la prière. Mon « Quelque chose » trouve une expression bien plus adéquate dans des paroles comme : « Abba, Père, rien n’est impossible pour toi », ou : « Que ta volonté soit faite. » Pourtant, le Dieu auquel ces paroles s’adressent n’est pas le mien. Cet « Inconnu » demeure, en fin de compte, inconnaissable.</text:p>
      <text:p text:style-name="P1">自分はロゴスの思想に共鳴を感ずる。不断に創造する宇宙の生命の思想にも共鳴を感ずる。時にはかくのごとき全一の生がたとえば限りなく美しい木の芽となって力強く萌えいでてくる不思議さに我れを忘れて見とれることもある。しかしこの種の体験は自分の内に真理を植えてはくれない。自分の求めるのは「御意のままに」という言葉を全心の確信によって発言し得る心境である。「知られざるある者」が「知られたる者」に化することである。イエスが神を信じたごとくに自分のある者を信じ得ることである。自分は永い間それを求めた。しかし現代の「世の智慧」に煩わされた自分にとって、このことはきわめて困難なのである。</text:p>
      <text:p text:style-name="P1"><text:soft-page-break/>Je ressens une affinité avec la pensée du Logos. Je vibre aussi devant l’idée d’une Vie cosmique en création perpétuelle. Parfois, cette vie une et totale surgit devant moi, par exemple sous la forme d’un bourgeon d’arbre d’une beauté infinie, et je reste là, fasciné, oubliant mon moi dans cette merveille. Mais ce genre d’expérience ne plante pas la vérité en moi. Ce que je cherche, c’est un état d’esprit où je pourrais prononcer avec une certitude totale : « Que ta volonté soit faite. » C’est la transformation de l’« Inconnu » en « Connu ». C’est pouvoir croire en mon « Quelque chose » comme Jésus croyait en Dieu. Je l’ai longtemps cherché. Mais pour moi, encombré par la « sagesse mondaine » moderne, cela est extrêmement difficile.</text:p>
      <text:p text:style-name="P1">この種のこころにとって唯一絶対なる宗教の真理が、苦しみつつ追い求める最高の価値として感ぜられるのに何の不思議があろう。その真理の内に生きる人にとっては、それは相対的に位置づけられた「価値」なるものではないかも知れない。しかしそれを得ようとするものにとっては、たとい価値のなかの価値であるにしても、とにかく価値であることを失わない。</text:p>
      <text:p text:style-name="P1">Pour un cœur de cette nature, comment s’étonner que la vérité religieuse absolue et unique soit ressentie comme la valeur suprême, ardemment poursuivie dans la souffrance ? Pour celui qui vit en elle, ce n’est peut-être pas une « valeur » relativement située. Mais pour celui qui cherche à l’atteindre, même si c’est la valeur des valeurs, elle ne perd jamais son caractère de valeur.</text:p>
      <text:p text:style-name="P1">我々は在来の宗教をかくのごとき求める者の立場から観察するとき、そこに宗教的真理の特殊な表現のみあって、宗教的真理そのものの存しないことを、涙する心によってうなずくことができる。人々は追い求めた。人々は直感した。そうしてその心の感動をその心に即して現わした。彼の直感したものは絶対のものであろう。しかし彼の心の感動は彼の心が特殊である限り特殊であらざるを得ない。かくして絶対者は常に特殊の形に現わされる。その特殊の形が永遠にして神的なる価値を担うのは、それが絶対者を現わすゆえである。しかしそれが絶対者を現わすにかかわらず常に特殊の形であるところに我々は、追求し苦しみ喜んだ人々の、価値を求めてあえいだ心を感ずることが<text:soft-page-break/>できる。</text:p>
      <text:p text:style-name="P1">Lorsque nous observons les religions traditionnelles du point de vue de celui qui cherche ainsi, nous pouvons acquiescer, le cœur en larmes, à l’absence de la vérité religieuse elle-même, derrière ses expressions particulières. Les hommes ont cherché. Ils ont eu des intuitions. Et ils ont exprimé l’émotion de leur cœur selon ce cœur même. Ce qu’ils ont perçu était peut-être absolu. Mais l’émotion de leur cœur, aussi longtemps qu’il reste particulier, ne peut qu’être particulière. Ainsi, l’Absolu se manifeste toujours sous une forme spécifique. Cette forme particulière porte une valeur divine et éternelle précisément parce qu’elle manifeste l’Absolu. Mais dans le fait qu’elle le manifeste tout en restant toujours particulière, nous pouvons sentir le cœur haletant de ceux qui ont cherché, souffert et exulté dans leur quête de valeur.</text:p>
      <text:p text:style-name="P1">もとより我々がある一つの宗教を「特殊な形」と認めることは、その宗教の信者にとっては許されないことであろう。たとえばキリストを信ずる者にとっては、キリスト教は「特殊な形」ではなくして絶対的宗教である。彼らはナザレのイエスが、旧約聖書の内に神の約したキリストであり、神の子であり、そうして人間救済のために多くの苦難を受け、十字架につけられ、三日目に甦ったことを信ずる。（この歴史的事実を信ぜざるものは、キリストを信ずるのではない。キリストを単に偉人あるいは宗教的天才と見て、神の子であることをただ象徴的にのみ解するのは、全然別の立場である。）パウロはキリストを信じた。キリストの十字架は彼にとって絶対的真理であった。彼が「世の智慧」を斥けて「神の智慧」を説くのは、この真理を受けしめんがためであって、究竟の一、あるいは無念の真如を受けしめんがためではない。人格的なる神、エリヤとモーセをイエスに遣わした神、雲より声を出して「これはわが愛しむ子なり、汝らこれに聴け」と命じた神、その神が「死人の復活により大能をもて神の子と定め」たイエス・キリスト、「神に立てられて汝らの智慧と義と聖と救贖とになれる」イエス・キリスト、――これこそ彼の宗教の根本直観、根本事実である。彼にとってはこの事のほかに何らの真理も奥義もない。</text:p>
      <text:p text:style-name="P1">Bien sûr, pour les croyants d’une religion, il est inadmissible que nous considérions leur foi comme une « <text:soft-page-break/>forme particulière ». Pour celui qui croit en Christ, le christianisme n’est pas une « forme particulière », mais la religion absolue. Ils croient que Jésus de Nazareth est le Christ promis par Dieu dans l’Ancien Testament, le Fils de Dieu, qui a souffert pour le salut de l’humanité, a été crucifié et est ressuscité le troisième jour. (Celui qui ne croit pas en ce fait historique ne croit pas en Christ. Voir en Christ simplement un grand homme ou un génie religieux, en interprétant sa filiation divine de manière purement symbolique, est une position tout à fait différente.) Paul a cru en Christ. La croix du Christ était pour lui la vérité absolue. Quand il rejette la « sagesse du monde » pour prêcher la « sagesse de Dieu », c’est pour faire accepter cette vérité, et non l’Un ultime ou le Tathata sans pensée. Le Dieu personnel, celui qui a envoyé Élie et Moïse vers Jésus, celui qui a parlé du nuage en disant : « Celui-ci est mon Fils bien-aimé, écoutez-le », ce Dieu qui « a établi Jésus-Christ comme Fils de Dieu avec puissance par sa résurrection d’entre les morts », ce « Jésus-Christ, qui de par Dieu a été fait pour nous sagesse, justice, sanctification et rédemption » — voilà l’intuition fondamentale, le fait fondamental de sa religion. Pour lui, en dehors de cela, il n’y a ni vérité ni mystère.</text:p>
      <text:p text:style-name="P1">が、我々はパウロにとって直観的なこれらの事象を純粋に象徴的に解する場合にも、なおそこに限りなき深さを感ずる。自分は雲よりいづる神自身の物理的な声を信ずることができない。しかし祈りの対象たる「知られざるある者」が人格的なるある者であること、すなわちそれが絶対者でありながらしかも個性的なものであることは――自分を包摂しつつしかも自分と対するものであるということは、理解し得るように思う。従ってこのある者が聖霊によってある人を神的に高め、その高められた人がわれらの智慧と義と聖と救贖とになったことも、信ずることができる。しかしここには明らかにキリストを唯一の救いとする信仰は失われている。キリストは人に貶される。キリストのほかにもキリストと意味を同じくする多くの聖者が認容せられる。たとえば我々は親鸞においても聖霊によって高められた一人の仲保者を認め得よう。雲より声を出す神と浄土に坐する阿弥陀仏とがその直観的な姿においてはなはだしい相違を示すにかかわらず、神を愛なりとする直観においては両者はきわめて近い。我々はキリストを信ずる<text:soft-page-break/>ことによって親鸞を斥けることはできぬ。従ってキリスト教を絶対的宗教と見ることもできぬ。</text:p>
      <text:p text:style-name="P1">Pourtant, même lorsque nous interprétons ces réalités, intuitives pour Paul, de manière purement symbolique, nous y sentons encore une profondeur sans limites. Je ne peux croire en une voix physique de Dieu sortant d’un nuage. Mais je peux comprendre que l’« Inconnu » auquel s’adresse la prière soit un Être personnel — c’est-à-dire qu’il soit à la fois l’Absolu et un être individuel, qu’il m’enveloppe tout en se tenant face à moi. Ainsi, je peux croire que cet Être a élevé divinement, par l’Esprit Saint, une personne qui est devenue pour nous sagesse, justice, sanctification et rédemption. Mais ici, la foi en Christ comme seul sauveur a clairement disparu. Christ est rabaissé. D’autres saints, porteurs de la même signification que Christ, sont admis. Par exemple, nous pouvons reconnaître en Shinran un autre médiateur, élevé par l’Esprit Saint. Bien que le Dieu parlant du nuage et le Bouddha Amida siégeant en la Terre Pure diffèrent profondément dans leur apparence intuitive, ils sont très proches dans l’intuition d’un Dieu d’amour. Nous ne pouvons rejeter Shinran en croyant en Christ. Par conséquent, nous ne pouvons non plus considérer le christianisme comme la religion absolue.</text:p>
      <text:p text:style-name="P1">ここにおいて我々はいくつかの真実の宗教を認めざるを得ない。それらは根をひとしくするゆえに、すなわちともに絶対者を現わすゆえに、すべて永遠にして神的である。しかし我々はこれらをともに認めることによって、これらの信仰のいずれにも属することができない。我らは新しく神を求めるのである。キリストの神、親鸞の仏をすべて象徴的表現と見、それらのおのおのに現わされてしかも現わしつくされない神を求めるのである。（それは自分にとって知られざるある者である。）が、キリストにとっても親鸞にとっても、彼らの神と仏とは我々の意味する「象徴」ではなかった。彼らはその直観せる姿において神と仏との実在を信じた。我々はここに「特殊な形」を感ぜずにはいられない。</text:p>
      <text:p text:style-name="P1">Ainsi, nous sommes obligés de reconnaître plusieurs religions vraies. Parce qu’elles ont la même racine — parce qu’elles manifestent toutes l’Absolu —, elles sont toutes <text:soft-page-break/>divines et éternelles. Mais en les reconnaissant toutes, nous ne pouvons appartenir à aucune de ces croyances. Nous cherchons Dieu à nouveau. Nous voyons le Dieu du Christ et le Bouddha de Shinran comme des expressions symboliques, et nous cherchons le Dieu qui est manifesté en eux sans y être épuisé. (Pour moi, c’est un « Inconnu ».) Mais pour le Christ comme pour Shinran, leur Dieu et leur Bouddha n’étaient pas des « symboles » au sens où nous l’entendons. Ils croyaient en la réalité de Dieu et du Bouddha sous la forme qu’ils avaient intuitivement perçue. Nous ne pouvons nous empêcher de sentir ici une « forme particulière ».</text:p>
      <text:p text:style-name="P1">かくのごとき観察によって自分は、宗教的真理がただ特殊な形にのみよって現わされるという。一切の宗教は、この絶対の真理を直感したある特殊な人格のまわりに、この真理を願望する無数の心を吸い寄せ、そこにその時代特殊の色をつけつつ結晶したものである。そこに直感され願望された真理が絶対のものであるにしても、人の心が十全のものではなく時代の特性と個人の性格とによって特殊である限りは、この結晶は特殊であることを脱れない。</text:p>
      <text:p text:style-name="P1">Par cette observation, j’affirme que la vérité religieuse ne se manifeste que sous des formes particulières. Toutes les religions sont des cristallisations, autour d’une personnalité particulière ayant intuité cette vérité absolue, d’innombrables cœurs aspirant à cette vérité, tout en y imprimant les couleurs spécifiques de leur époque. Même si la vérité intuitée et désirée est absolue, tant que le cœur humain reste imparfait et marqué par les particularités de l’époque et de l’individu, cette cristallisation ne peut échapper à sa particularité.</text:p>
      <text:p text:style-name="P1">かく見れば個々の宗教が「歴史」を持つこともまた理解しやすい。宗教の真理が本来永遠にして不変なる「一切の根源」であることと、特殊な形にしか現われない現実の宗教が必ず歴史的に変遷することとは、何ら矛盾するものでない。いかなる宗教においても宗祖、あるいは新しい運動の創始者は、その説くところの真理を究竟のものとして与える。従って彼の立場からはこの真理の歴史的開展というごときことは許されない。しかし歴史は、これらの真理がただ特殊な形にのみ現われていること、従って時代とともに他の特殊に移り行くことを実<text:soft-page-break/>証する。古きキリスト教がすでに第四福音書に至っていかに重大な変化を受けたか。同じき釈迦の教えが時代とともにいかに雑多な経典を産み出したか。これらのことは既成の宗教を宗教的真理そのものと混同することによっては決して理解されないであろう。</text:p>
      <text:p text:style-name="P1">Ainsi considérée, il devient facile de comprendre pourquoi chaque religion possède une « histoire ». Qu’elle soit éternelle et immuable en tant que « source de toute chose », la vérité religieuse n’entre pourtant pas en contradiction avec le fait que les religions réelles, ne se manifestant que sous des formes particulières, soient vouées à évoluer historiquement. Dans toute religion, le fondateur ou l’initiateur d’un nouveau mouvement présente la vérité qu’il enseigne comme ultime. De son point de vue, une quelconque « évolution historique » de cette vérité est donc inconcevable. Pourtant, l’histoire démontre que ces vérités ne se manifestent que sous des formes spécifiques et qu’elles se transforment ainsi avec le temps.</text:p>
      <text:p text:style-name="P1">Quelle profonde mutation le christianisme primitif a-t-il subie dès le Quatrième Évangile ? Combien de textes divers la doctrine originelle du Bouddha a-t-elle engendrés au fil des siècles ? Ces faits ne sauraient être compris si l’on confond les religions établies avec la vérité religieuse elle-même.</text:p>
      <text:p text:style-name="P1">自分の提出した問いをかく答えることによって、第二の抗議への答弁は容易にされる。既成の宗教をすべて特殊な形と見、その宗教の内に歴史的開展を認めることは、畢竟宗教を歴史的に取り扱うことである。我々はこの態度のゆえにいずれかの一つの宗教に帰依することはできぬ。しかしいずれの宗教に対してもその永遠にして神的なる価値を看過しようとはしない。いわんや一切のものの根源たる究竟の真理を文化体系に服属せしむるのではない。もし我々が既成の宗教のいずれかにおいて一切のものの根柢たる絶対の真理を受けることができれば、その時我々にとってこの宗教は「特殊な形」ではなくなり、一切の歴史的開展は無意義となるであろう。しかし我々が既成の宗教のいずれにも特殊な形に現われた真理を認め、しかもそのいずれにも現わしつくされていない「ある者」を求めるならば、我々は宗教の歴史的理解によってこの「ある者」を慕い行くことになる。</text:p>
      <text:p text:style-name="P1">En répondant ainsi à la question que j’ai posée, il devient <text:soft-page-break/>aisé de répliquer à la seconde objection. Considérer toutes les religions établies comme des formes particulières et reconnaître en elles un développement historique revient à traiter la religion d’un point de vue historique. Cette attitude nous empêche certes d’adhérer pleinement à une religion en particulier, mais elle ne nous conduit pas pour autant à négliger leur valeur éternelle et divine. À plus forte raison, elle ne consiste pas à subordonner la vérité ultime, racine de toute chose, à un système culturel.</text:p>
      <text:p text:style-name="P1">Si nous pouvions recevoir, dans l’une des religions existantes, la vérité absolue fondant toute réalité, cette religion cesserait alors d’être pour nous une « forme particulière », et tout développement historique deviendrait insignifiant. Mais si, tout en reconnaissant dans chaque religion une vérité exprimée sous une forme spécifique, nous continuons à rechercher cet « Inconnu » qui n’est pleinement manifesté dans aucune d’elles, alors c’est par une compréhension historique des religions que nous nous approcherons de cet « Inconnu ».</text:p>
      <text:p text:style-name="P1">我々はこの種の果てしのない思慕と追求を人類の歴史の巨大なる意義として感ずる。いかに彼らが迷い苦しみ願望しつつ生きて行くか。いかに彼らがその有限の心に無限を宿そうとして努力するか。人は永遠を欲する！　深い永遠を欲する！　しかも欲する心は過ぎ行く心である。ある者はその心に無限なるものの光を湛えた。人々は歓喜してその光を浴びた。しかし――その光もまた有限の心に反射された光であった。人々はさらに新しい輝きを求めて薪を漁る。これら一切の光景が無限なるものの徐々たる展開でなければ、――神の国の徐々たる築造でなければ、総じて人類の生活に何の意義があるだろう。</text:p>
      <text:p text:style-name="P1">Nous percevons cette aspiration et cette recherche sans fin comme un sens profond de l’histoire humaine. Comme ils errent, souffrent et espèrent en vivant ! Comme ils s’efforcent de loger l’infini dans leur cœur limité ! L’homme désire l’éternité — une éternité profonde ! Pourtant, le cœur qui désire est un cœur qui passe. Certains ont reflété dans leur âme la lumière de l’infini. Les hommes se sont réjouis en s’y baignant. Mais… cette lumière elle-même n’était qu’un reflet dans un esprit fini. Alors, ils cherchent une nouvelle clarté, comme on ramasse du bois pour alimenter le feu. Si toutes <text:soft-page-break/>ces scènes ne sont pas le déploiement progressif de l’infini — si ce n’est pas l’édification lente du Royaume de Dieu —, quelle signification aurait alors la vie humaine ?</text:p>
      <text:p text:style-name="P1">自分はこの心持ちをもって第二の抗議に答える。自分が絶対の真理を体得していないのは事実である。体得していないからこそ探求しているのである。そうして探求者がその探求の記録を書くことは、彼自身にとって最も自然なことである。自分は自ら持たざる真理を人に与えようとはしない。自分は自分の受けた感動をただ自分の感動として書く。この意味で自分は越権なことはしていないはずである。また自分が文化史的理解のために道元を使おうとすることも、人類の歴史のうちに真理への道を探ろうとするものにとっては、当然のことでなくてはならぬ。あらゆる既成の宗教を特殊な形と認めるものには、宗教もまた人類の歴史の一部分である。</text:p>
      <text:p text:style-name="P1">C’est dans cet état d’esprit que je réponds à la seconde objection. Il est vrai que je n’ai pas réalisé la vérité absolue. C’est précisément pour cela que je la cherche. Et pour celui qui cherche, écrire le récit de sa quête est la chose la plus naturelle. Je ne prétends pas offrir aux autres une vérité que je ne possède pas moi-même. Je ne fais qu’écrire l’émotion que j’ai ressentie, en tant qu’émotion personnelle. En ce sens, je ne dépasse pas mes droits.</text:p>
      <text:p text:style-name="P1">Quant à mon intention d’utiliser Dōgen pour une compréhension culturelle et historique, elle est légitime pour quiconque cherche, dans l’histoire humaine, le chemin vers la vérité. Pour celui qui considère toutes les religions établies comme des formes particulières, la religion elle-même fait partie de l’histoire de l’humanité.</text:p>
      <text:h text:style-name="Heading_20_2" text:outline-level="2">二　道元の修行時代 - <text:span text:style-name="Strong_20_Emphasis">L'époque de la pratique de Dōgen</text:span></text:h>
      <text:p text:style-name="P1">ある時、建仁寺の僧たちが師栄西に向かって言った。「今の建仁寺の寺屋敷は鴨河原に近い。いつかは水難に逢うでありましょう。」栄西は答えた。「自分の寺がいつかは亡び失せる――そんなことを考える必要はない。インドの祇園精舎は礎をとどめているに過ぎぬ。重大なのは寺院によって行なう真理体現の努力である。」</text:p>
      <text:p text:style-name="P7">Un jour, les moines du temple Kennin-ji dirent à leur maître, Eisai :</text:p>
      <text:p text:style-name="P7"><text:soft-page-break/>— « Le terrain du Kennin-ji est proche de la rivière Kamo. Un jour, nous subirons une inondation. »</text:p>
      <text:p text:style-name="P1">Eisai répondit :</text:p>
      <text:p text:style-name="P1">— « Que notre temple finisse par disparaître un jour — pourquoi se soucier de cela ? Le Jardin de Jeta en Inde n’a plus que ses fondations. Ce qui importe, c’est l’effort pour incarner la vérité à travers ce temple. »</text:p>
      <text:p text:style-name="P1">ある時一人の貧人が建仁寺に来て言うには、「私ども夫婦と子供は、もはや数日の間絶食しております。餓死するほかはありませぬ。慈悲をもってお救いくだされたい」。栄西は物を与えようとしたが、おりあしく房中に衣食財物がなかった。で彼は、薬師の像の光の料に使うべき銅棒を取って、打ち折り束ねまるめて貧人に与えた。「これで食物を買うがよい。」貧人は喜んで去った。しかし弟子たちは承知しなかった。「あれは仏像の光だ。仏の物を私するのは怪しからぬ。」栄西は答えて言った。「まことにその通りである。が、仏は自分の身肉手足を割いて衆生に施した。この仏の心を思えば、現に餓死すべき衆生には仏の全体を与えてもよかろう。自分はこの罪によって地獄に落ちようとも、この事をあえてするのだ。」</text:p>
      <text:p text:style-name="P1">Une autre fois, un pauvre homme vint au Kennin-ji et dit :</text:p>
      <text:p text:style-name="P1">— « Ma femme, mon enfant et moi n’avons rien mangé depuis plusieurs jours. Nous allons mourir de faim. Par compassion, sauvez-nous. »</text:p>
      <text:p text:style-name="P1">Eisai voulut lui donner quelque chose, mais il ne trouva ni nourriture ni argent dans sa cellule. Alors, il prit un bâton de cuivre destiné à orner la lumière de la statue du Bouddha Yakushi, le brisa en morceaux et le donna au pauvre :</text:p>
      <text:p text:style-name="P1">— « Avec cela, achète de la nourriture. »</text:p>
      <text:p text:style-name="P1">L’homme partit, joyeux. Mais les disciples furent scandalisés :</text:p>
      <text:p text:style-name="P1">— « C’était la lumière du Bouddha ! S’approprier ce qui appartient au Bouddha est impardonnable. »</text:p>
      <text:p text:style-name="P1">Eisai répondit :</text:p>
      <text:p text:style-name="P1">— « Vous avez raison. Mais le Bouddha a offert sa propre chair, ses membres, pour sauver les êtres. Si l’on considère cet esprit du Bouddha, ne peut-on donner tout le Bouddha lui-même à ceux qui vont mourir de faim ? Même si ce crime <text:soft-page-break/>m’envoie en enfer, j’assume cette action. »</text:p>
      <text:p text:style-name="P1">またある時、貧乏な建仁寺では、寺中絶食したことがあった。その時一人の檀那が栄西を請じて絹一疋を施した。栄西は歓喜のあまり人にも持たしめず、自ら懐中して寺に帰り、知事に与えて言った、「さあこれが明日の朝の粥だ」。ところへある俗人の所から、困る事があるについて絹を少し頂きたいと頼んで来た。栄西は先刻の絹を取り返してその俗人に与え、あとで不思議がっている弟子たちに言った、「おのおのは変な事をすると思うだろうが、我々僧侶は仏道を志して集まっているのだ。一日絶食して餓死したところで苦しいはずはない。世間的に生きている人の苦しみを助けてやる方が、意味は深い」（正法眼蔵随聞記）。</text:p>
      <text:p text:style-name="P1">以上はわが国に禅宗を伝えた栄西の言行の一端である。</text:p>
      <text:p text:style-name="P1">Une autre fois encore, le Kennin-ji, dans sa pauvreté, fut réduit à jeûner. Un bienfaiteur offrit alors à Eisai un rouleau de soie. Transporté de joie, Eisai le glissa lui-même dans sa robe et, de retour au temple, le remit à l’intendant en disant :</text:p>
      <text:p text:style-name="P1">— « Voilà de quoi préparer la bouillie de demain matin. »</text:p>
      <text:p text:style-name="P1">Mais un laïc vint peu après, demandant un peu de soie pour sortir d’un embarras. Eisai reprit le rouleau et le lui donna. Puis, voyant l’étonnement des disciples, il leur dit :</text:p>
      <text:p text:style-name="P1">— « Vous trouvez cela étrange, mais nous, moines, sommes rassemblés ici pour suivre la Voie du Bouddha. Jeûner un jour et mourir de faim ne devrait pas nous troubler. Il est bien plus profond de soulager la souffrance de ceux qui vivent dans le monde. » (Shōbōgenzō Zuimonki)</text:p>
      <text:p text:style-name="P1">Ces quelques paroles et actes sont ceux d’Eisai, celui qui transmit l’école Zen au Japon.</text:p>
      <text:p text:style-name="P1">この時代には鎌倉初期の社会革命はすでに完成されつつあった。かつて上層階級であった公家の階級は、昔ながらの官位と儀式と習俗とを保持しながらも、もはや力なき形骸に過ぎなかった。かつて中層あるいは下層にあって永い間の侮蔑と屈辱に甘んじていた武士の階級は、公家の奴僕すなわち「侍」という名を保存しつつも、今や上層としての実権を握り、自己の要求に従って社会の新組織を樹立しかかっていた。が、数世紀の間人心を支配した南都北嶺の教権は、古い政治的権力の統制を脱するとともに、なお新しい政治的権力の支配には服<text:soft-page-break/>しないで、自らの経済力と武力とをもって独立の勢威をふるった。それはもはや宗教ではなくして現世的権力である。僧徒は法悦をも真理をも捨てて、ただ世俗的なる福利を追った。社会革命が生んだ人心の動揺、その動揺のなかから聞こえる信仰への叫び、それらは彼らの関するところでなかった。栄西が建仁寺にあって貧者のために自己の饑死を賭しようとしたころには、南都の衆徒はしばしば蜂起して寺領のために血を流し、山門の衆徒は近江へ下って長者の家を焼き人を殺し、あるいは京都に下って公家の階級を脅かした。</text:p>
      <text:p text:style-name="P1">À cette époque, la révolution sociale du début de l’ère Kamakura était en train de s’accomplir. L’ancienne aristocratie de cour (kuge), jadis classe dominante, conservait titres, rites et coutumes, mais n’était plus qu’une coquille vide de pouvoir. La classe des guerriers (bushi), longtemps méprisée et humiliée, gardait le nom de « serviteurs » (samurai), mais détenait désormais le pouvoir réel et organisait la société selon ses exigences.</text:p>
      <text:p text:style-name="P1">Cependant, l’autorité religieuse des temples de Nara et du Mont Hiei, après s’être libérée de l’ancien contrôle politique, refusait de se soumettre au nouveau pouvoir. Forts de leurs richesses et de leurs armées, ils régnaient en seigneurs indépendants. Ce n’était plus de la religion, mais du pouvoir mondain. Les moines avaient abandonné l’extase mystique et la vérité pour ne poursuivre que des avantages matériels.</text:p>
      <text:p text:style-name="P1">Alors qu’Eisai, au Kennin-ji, risquait la mort pour sauver les pauvres, les moines de Nara se soulevaient souvent, versant le sang pour défendre leurs domaines. Ceux du Mont Hiei descendaient dans la province d’Ōmi pour incendier les maisons des riches et tuer, ou marchaient sur Kyōto pour menacer l’aristocratie.</text:p>
      <text:p text:style-name="P1">かくのごとき運動と関係なく京都の諸寺にあって仏事につとめた僧侶たちも、実力を失った公家階級の一部として、ただ因襲的に儀式を行ない、公家の生活の古いプログラムを充たすに過ぎなかった。一切経会、御八講、祈雨御読経、御逆修、塔供養、放生会、――それらは賀茂祭、五竜祭、大嘗会などと異なるところがない。</text:p>
      <text:p text:style-name="P1">Sans lien avec ces mouvements, les moines des temples de Kyōto, réduits à l’état de vestiges de l’aristocratie déclinante, se contentaient d’accomplir mécaniquement des rituels <text:soft-page-break/>conventionnels, perpétuant les anciennes cérémonies de la cour. <text:span text:style-name="T6">Shakyō-e</text:span> (assemblées de récitation des sûtras), <text:span text:style-name="T6">Go-hakkō</text:span> (lectures impériales), prières pour la pluie, services commémoratifs, offrandes aux stupas, cérémonies de libération des animaux — tout cela ne différait guère des festivités comme le <text:span text:style-name="T6">Kamo-matsuri</text:span>, le <text:span text:style-name="T6">Goryū-sai</text:span> ou le <text:span text:style-name="T6">Daijō-sai</text:span>.</text:p>
      <text:p text:style-name="P1">この時民衆の苦悩を救うべく現われた宗教家には、栄西の徒のほかにも源空の一派があった。その道が著しく相違するにかかわらず、両者はともに真実の宗教であるゆえをもって民心にある力を与えた。が、この現象は、すでに宗教としての活力を失った古い教権にとっては、最も大なる脅威でなくてはならぬ。かくて山門の衆徒は栄西を訴え、公家階級もそれに同じて達磨宗停止の令を発した。南都の衆徒は源空を法敵として立ち、公家階級もまた「念仏宗の法師原」を狂僧と認めて、源空の上足を斬り、その徒を獄に投じ、源空らを流罪に処した。が、衰微し行く教権や公家階級の力は、真に動きつつある新興の力をいかんともすることができなかった。僧衆の食物にさえも事欠いた建仁寺にはすでに年少の道元がおり、源空の墓を山門の衆徒にあばかれた念仏宗にはすでに親鸞が熟しつつあった。</text:p>
      <text:p text:style-name="P1">Pourtant, face aux souffrances du peuple, d’autres figures émergèrent, comme Eisai et son disciple Dōgen, ou encore Hōnen et son école. Malgré leurs divergences doctrinales, tous incarnaient une religiosité authentique qui captiva les âmes. Pour les institutions religieses sclérosées, ce réveil spirituel représentait une menace insupportable.</text:p>
      <text:p text:style-name="P1">Ainsi, les moines du Mont Hiei dénoncèrent Eisai, poussant la cour à interdire son « école de Daruma ». Ceux de Nara, quant à eux, déclarèrent Hōnen « ennemi du Dharma », le faisant exiler tandis que ses disciples étaient emprisonnés ou exécutés. Mais le pouvoir décadent des vieilles institutions ne pouvait étouffer cette force nouvelle.</text:p>
      <text:p text:style-name="P1">Au Kennin-ji, où les moines manquaient parfois de nourriture, le jeune Dōgen mûrissait. Dans l’école de Hōnen, persécutée, Shinran approfondissait sa foi.</text:p>
      <text:p text:style-name="P8">栄西が死んだのは道元十六歳の時である。道元は真実の道心のゆえに山門を辞して諸方を訪い、ついに栄西によって法器とされた。が、右にあげた栄西言行の二、三は、道元の実見であるかあるいは伝聞で<text:soft-page-break/>あるか、明らかでない。ただこれらの栄西の言行が道元の心に深い印象を残し、後年の彼によって意味深く語られるところに、我々は栄西の道元に与えた真の感化を看取することができる。</text:p>
      <text:p text:style-name="P8">官位権力というごとき外面的な福利を追うのが僧侶の常道である時代に、あらゆる迫害と逆遇に堪えて真理の探求と慈悲の実行に没頭した一人の僧侶、――そうしてこの僧侶の言行に真実の道を認めた年少の弟子。そこに著しいのは一つの「宗派」の勃興ではなくして、永遠に現在なる価値の世界の力強い顕揚である。後年の道元が仏法に関する師との問答を語らずして、ただ単純に師の言行を語り、そうして「先達の心中のたけ、今の学人も思ふべし」と言ったことは、自分が在来不用意に作っていた禅宗の概念を崩れさせるに十分であった。</text:p>
      <text:p text:style-name="P1">Eisai mourut lorsque Dōgen avait seize ans. Ce dernier, assoiffé de vérité, quitta le Mont Hiei pour errer de monastère en monastère, jusqu’à être reconnu comme « réceptacle du Dharma » par Eisai. Bien qu’on ignore si Dōgen assista directement aux actes de son maître (comme le don du bâton de cuivre ou le sacrifice de la soie), leur écho dans ses enseignements ultérieurs révèle une influence profonde.</text:p>
      <text:p text:style-name="P1">Dans une époque où les moines couraient après titres et privilèges, la figure d’Eisai — persécuté mais inflexible dans sa quête de vérité et de compassion — marqua durablement son jeune disciple. Plus tard, Dōgen évoquera moins les dialogues doctrinaux que les gestes simples de son maître, soulignant : « Que les pratiquants d’aujourd’hui méditent la grandeur d’âme de ces anciens. » Cette insistance sur l’exemple vivant plutôt que sur la théorie bouleversa ma propre conception du Zen.</text:p>
      <text:p text:style-name="P1">栄西の死後道元は、建仁寺の明全に就いた。道元の言葉によれば、「全公は祖師西和尚の上足として、ひとり無上の仏法を正伝し」た人である。</text:p>
      <text:p text:style-name="Marginalia">*Après la mort d’Eisai, Dōgen devint le disciple de Myōzen, décrit comme « l’héritier authentique de l’incomparable Dharma du maître Eisai ». Là encore, Dōgen retient moins l’érudition que le caractère de son nouveau guide.</text:p>
      <text:p text:style-name="Text_20_body">Après la mort de Eisai, Dōgen devint le disciple de Myōzen du temple Kennin-ji. Selon les propres mots de Dōgen : «Maître Zen, disciple éminent du maître Eisai, est la seule <text:soft-page-break/>personne à avoir transmis fidèlement le plus haut enseignement du Bouddha-Dharma.»</text:p>
      <text:p text:style-name="P8">後年の道元はこの明全についてもただその人格をのみ語っている。彼はいう、――先師全和尚入宋を企てた時に、その師叡山の明融阿闍梨が重病で死に瀕した。その時明融が言うには、「自分は老病で死ぬのも遠くない。しばらく入宋をのばして自分の老病を扶け、冥福を弔ってほしい。入宋は自分の死後でも遅くはあるまい」。</text:p>
      <text:p text:style-name="Marginalia">*入宋 [にっそう] (arch) journeying to Song China during the Heian and Kamakura periods</text:p>
      <text:p text:style-name="Marginalia">*冥福 [めいふく] happiness in the next world</text:p>
      <text:p text:style-name="P8">L’année suivante, Dōgen ne fait qu'évoquer la personnalité de Myōzen. Il raconte : </text:p>
      <text:p text:style-name="P8">— <text:span text:style-name="T9">Alors </text:span>que mon maître, le moine Myōzen, prévoyait de partir pour la Chine des Song, son propre maître, Meiyū Ajari d’<text:span text:style-name="T7">Eizan</text:span>, tomba gravement malade et se trouva au seuil de la mort. À ce moment, Meiyū déclara : « Je suis vieux et malade, et ma mort est proche. Pourrais-tu retarder ton départ pour la Chine afin de m'aider dans ma maladie et prier pour mon bonheur dans l'au-delà ? Ton voyage en Chine, même après ma mort, ne se <text:span text:style-name="T8">fe</text:span>ra pas trop tard. » </text:p>
      <text:p text:style-name="P8">明全は弟子法類等を集めて評議した。「自分は幼少の時両親の家を出てから、この師の養育をうけて、このように成長した。その養育の恩は実に重い。のみならず、仏法の道理を知って、幾分の名誉を得、今入宋求法の志を起こしたのも、皆この師の恩でないものはない。しかるに今師は老病の床について、余命いくばくもない。再会期し難きを思えば、入宋を留め給う師の命もそむき難い。しかし今身命を顧みず入宋求法するのは、慈悲によって衆生を救い得んためである。このために師の命にそむいて宋土に行くことは、道理あることではなかろうか。おのおのの考えを聞きたい。」</text:p>
      <text:p text:style-name="P8">Myōzen réunit alors ses disciples et compagnons pour <text:s/>délibér<text:span text:style-name="T9">er: </text:span>« Depuis mon enfance, après avoir quitté la maison de mes parents, c’est ce maître qui m’a élevé et permis de grandir ainsi. Sa bienveillance à mon égard est immense. De plus, tout ce que je sais du Dharma bouddhique, toute la renommée que j'ai acquise, et même cette aspiration actuelle de voyager en Chine pour rechercher la Loi, tout cela est dû à <text:soft-page-break/>la grâce de cet enseignant. <text:span text:style-name="T9">Mais</text:span> aujourd'hui il repose sur un lit de vieillesse et de maladie, et sa fin est imminente. Sachant que nous risquons de ne plus jamais nous revoir, il me semble difficile de désobéir à son souhait de retarder mon départ. Cependant, si je pars en Chine pour chercher la Loi sans me soucier de ma propre vie, c’est dans l’espoir de sauver les êtres sensibles par compassion. Dans ce cas, désobéir à l’ordre du maître pour aller en Chine serait-il justifié ? J’aimerais entendre l’avis de chacun. »</text:p>
      <text:p text:style-name="P9">人々は皆答えた。「今年の入宋はお留まりなさるがよい。師の死期はもうきまっている。今一年や半年入宋が遅れたとて何の妨げがあろう。来年入宋なされば師の命にもそむかず入宋の本意も遂げられる。」この時道元も末臘にあって言った。「仏法の悟りが今はこれでよいと思われるならば、お留まりになる方がよい。」明全は答えた。「さよう、仏法の修行はこれほどでよかろう。始終このようであれば、出離得道するだろうと思う。」道元は言った。「それならばお留まりなさるがよい。」</text:p>
      <text:p text:style-name="P9">Tous répondirent : « Il est préférable de retarder votre départ cette année. La mort de notre maître est proche, et même si votre voyage est retardé d'un an ou six mois, quel obstacle cela pourrait-il représenter ? Si vous partez l'année prochaine, vous respecterez la volonté de votre maître tout en poursuivant votre intention première de voyager en Chine. » À ce moment-là, Dōgen, bien que novice, intervint : « Si vous pensez que votre compréhension actuelle du Dharma est suffisante, il <text:span text:style-name="T9">vaut</text:span> peut-être <text:span text:style-name="T9">mieux</text:span> rester. » Myōzen répondit : « Certes, ma pratique du Dharma est probablement suffisante ainsi. Si je continue de cette manière, je pense pouvoir atteindre l'Éveil. » Dōgen ajouta : « Dans ce cas, <text:s/>il vaut mieux rester. » </text:p>
      <text:p text:style-name="P9">そこで評議がおわって、明全は言った。「おのおのの評議、いずれも皆留まるべき道理のみである。が、自分の所存はそうでない。今度留まったところで、死ぬにきまった人ならば死んで行くであろう。また自分が看病したところで、苦痛が止むはずはない。また自分が臨終の際にすすめたからといって、師が生死を離れられるわけでもない。ただ師の心を慰めるだけである。これは出離得道のためには一切無用だと思う。むしろ自分の求法の志を妨げたために罪業の因縁となるか<text:soft-page-break/>も知れない。しかしもし自分が入宋求法の志を遂げて、一分の悟りでも開いたならば、たとい一人の人の迷情に背いても、多くの人の得道の因縁となるであろう。この功徳がもしすぐれているならば、師への報恩にもなるわけである。たとい渡海の間に死して目的が達せられなくとも、求法の志をもって死ねば本望と言ってよい。玄奘三蔵の事蹟を考えてみよ。一人のために貴い時を空しく過ごすのは仏意にはかなうまい。だから今度の入宋の決意は翻すことができぬ。」かくて明全はついに宋に向かった。</text:p>
      <text:p text:style-name="Marginalia">*玄奘三蔵 <text:s/>Gen<text:span text:style-name="T10">j</text:span><text:span text:style-name="T11">ô Sanzô, Xuanzang, moine boudhiste chinois du 7ème siècle</text:span></text:p>
      <text:p text:style-name="P10">Après la délibération, Myōzen conclut : « Les avis exprimés ici sont tous raisonnables et suggèrent que je devrais rester. Cependant, ma conviction est différente. Même si je reste, un homme condamné mourra de toute façon. Même si je veille à son chevet, sa souffrance ne cessera pas. Même si je l’assiste à l’agonie, cela ne lui permettra pas de se libérer de la vie et de la mort. Cela ne fera que <text:s/>soulager temporairement son esprit. Mais cela n’est d’aucune utilité pour atteindre la libération et la voie. Au contraire, retarder ma quête de la Loi pourrait créer des liens karmiques de péché. Cependant, si je réussis dans ma quête en Chine et parviens à un fragment de réalisation, même en allant à l'encontre du sentiment d'une seule personne, cela pourrait devenir une cause pour l'Éveil de nombreux autres. Si ce mérite est grand, cela pourrait aussi être une offrande de gratitude envers mon maître. Et même si je devais mourir au cours de la traversée sans atteindre mon objectif, mourir avec l'intention de chercher la Loi serait déjà satisfaisant. Réfléchissez aux exploits de Genjô Sanzô. Gaspiller un temps précieux pour une seule personne ne correspondrait pas à l'esprit du Bouddha. Par conséquent, je ne peux <text:span text:style-name="T10">revenir sur</text:span> ma décision de partir en Chine. » Ainsi, Myōzen partit finalement pour la Chine des Song.</text:p>
      <text:p text:style-name="P1">道元はこの真実の道心に打たれた。後年彼がこの話をした時、弟子懐奘は問うていう、「自らの修行のみを思うて老病に苦しむ師を扶けないのは、菩薩の行に背きはしないか」。道元は答えた、「利他の行も自利の行も、ただ劣なる方を捨てて勝なる方を取るならば、大士の善行になるであろう。今生の暫時の妄愛は道のためには捨ててよい」<text:soft-page-break/>（随聞記五）。</text:p>
      <text:p text:style-name="P1">Dôgen a été profondément touché par cette vérité et cet esprit. Plus tard, lorsqu'il raconta cette histoire, son disciple Ejo lui demanda : « N'est-ce pas aller à l'encontre de la voie du bodhisattva que de ne pas aider un maître souffrant de vieillesse et de maladie pour se consacrer uniquement à sa propre pratique ? » Dôgen répondit : « Que ce soit l'action altruiste ou l'action égoïste, si l'on abandonne ce qui est inférieur pour adopter ce qui est supérieur, cela devient une bonne action des grands sages. L'amour illusoire temporaire de cette vie peut être abandonné pour le bien de la Voie. » (Zuimonki V).</text:p>
      <text:p text:style-name="P1">これが明全の道元に与えた真実の影響である。ここに真理の探求と体現との純粋な情熱がある。ここから彼の真理の世界に対する異常な信仰が生まれた。後年の彼はいう、――仏法修行は、すなわち真理の探求と体現とは、ある目的のための手段ではない。真理のために真理を求め、真理のために真理を体現するのである。真理の世界の確立が畢竟の目的である。行者自身のために真理を求めてはならない。名利のために、幸福のために、霊験を得んがために、真理を求めてはならない。衆生に対する慈悲は、自身のためでも他人のためでもなくして、真理それ自身の顕現なのである。従って慈悲の実行は、「身を仏制に任じ」、「仏法のためにつかはれて」なさしめらるる所、すなわちただそれ自身を目的とする真理の発動にほかならぬ（随聞記一、五、学道用心集四）。――この覚悟にとっては自らの修行は自らのためではない。自他を絶した大いなる価値の世界への奉仕である。このことを道元は明全の人格から学んだ。それは道元の生活にとって、一つの力強い進転であったと思われる。</text:p>
      <text:p text:style-name="P11">C'est là l'influence véritable qu<text:span text:style-name="T12">e Myōzen </text:span>eut sur Dôgen. Ici réside une passion pure pour la recherche et l'incarnation de la vérité. C'est de là qu'est née une foi extraordinaire envers le monde de la vérité chez Dôgen. Plus tard, il dira : — La pratique du bouddhisme, c’est-à-dire la recherche et l’incarnation de la vérité, n’est pas un moyen en vue d’une fin. On recherche la vérité pour elle-même, on l’incarne pour elle-même. L'établissement du monde de la vérité est le but ultime. On ne doit pas chercher la vérité pour soi-même. Ne la <text:soft-page-break/>cherchez pas pour la renommée, le profit, le bonheur, ni pour obtenir des miracles spirituels. La compassion envers les êtres sensibles n'est ni pour soi-même ni pour les autres, mais est l'expression même de la vérité elle-même. Par conséquent, la mise en œuvre de la compassion consiste à "soumettre son corps aux règles du Bouddha" et à "être au service du Dharma", autrement dit, elle est simplement l'expression de la vérité en tant que fin en soi (Zuimonki I, V ; Shogakushinjinshû IV). — Pour cette résolution, la pratique personnelle n'est pas pour soi-même. Elle est un service envers un monde de grande valeur qui transcende le soi et les autres. C'est quelque chose que Dôgen a appris de la personnalité d<text:span text:style-name="T12">e Myōzen</text:span>. Cela semble avoir marqué un puissant tournant dans la vie de Dôgen.</text:p>
      <text:p text:style-name="P1">が、何ゆえに「入宋求法」がそれほどに重大であったか。宋土に入れば直ちに真理をつかみ得るごとく考えるのは、あまりにはなはだしい外国崇拝ではないか。この問いに対しては我々は再び彼の時代を顧みなくてはならぬ。彼の時代は南都北嶺の衆徒が放火殺人を事とする時代である。あるいは官僧が過去的な階級とともに娯楽を事とする時代である。真実に道を求むる者は当然新しい活力ある方向に向かわなくてはならぬ。彼はいう、「悲しむべし辺鄙の小邦、仏法未だ弘通せず、正師未だ出世せず、たゞ文言を伝へ名字を誦せしむ。もし無上の仏道を学ばんと欲せば遥かに宋土の知識を訪ふべし。正師を得ざれば学ばざるに如かず」（学道用心集五）。これ彼が禅宗をもって正法とするがゆえのみの言ではない。堕落せる当時の精神生活に対する彼の正しい反撥である。しからば当時の入宋求法は、真実の道の探求を意味していたと言ってよい。</text:p>
      <text:p text:style-name="P1">Mais pourquoi le voyage en Chine Song pour étudier le Dharma était-il si crucial ? Considérer qu'en entrant en terre Song on pouvait immédiatement saisir la vérité n'était-ce pas un culte excessif de l'étranger ? Pour répondre à cette question, nous devons encore une fois reconsidérer son époque. Son époque était celle où les moines des temples du sud et du nord incendiaient et tuaient. Ou encore, celle où les moines officiels divertissaient leurs loisirs avec les classes privilégiées du passé. Ceux qui cherchaient sincèrement la Voie devaient naturellement se tourner vers une nouvelle <text:soft-page-break/>direction pleine de vitalité. Il disait : « Quelle tristesse pour ce petit royaume arriéré où le bouddhisme n'a pas encore prospéré, où aucun maître authentique n'est encore apparu, où l'on transmet seulement des mots vides et récite des noms. Si vous voulez étudier le Dharma suprême, il faut visiter les sages de la terre Song. Mieux vaut ne pas étudier du tout que d'étudier sans un maître authentique » (Shogakushinjinshû V). Ces propos ne sont pas seulement liés au fait qu'il considérait le zen comme la vraie loi. C'est aussi une juste réaction contre la décadence de la vie spirituelle de son époque. Ainsi, le voyage en terre Song pour rechercher le Dharma représentait bel et bien la quête du vrai chemin.</text:p>
      <text:p text:style-name="P1">価値の世界においては国土の別は末である。より高き価値に対して盲目であることは、いかなる場合にも偏狭の誹りを免れない。道元はすでに年少のころよりこの偏狭を脱していた。彼はいう、――自分は最初無常によって少しく求道の心を起こし、ついに山門を辞してあまねく諸方を訪い道を修した。が、そのころには、建仁寺の正師にも逢わず、また善き友もなかったゆえに、迷って邪念を起こした。それにはそのころの教道の師の言葉も責めを負わねばならぬ。彼らは、先輩のごとく学問して天下に名高い人となれ、と教訓したのである。で、自分は弘法大師のように偉くなろうなどと考えていた。ところがその後『高僧伝』などを読んでみると、そういう心はいとうべきものとせられている。自分は考えた。名聞を思うにしても、当代の下劣の人によしと思われるよりは、上古の賢者、未来の善人を愧じる方がよい。偉くなろうと思うにしても、わが国の誰のようにと思うよりは、シナ、インドの高僧のようにと思うがよい。あるいは仏菩薩のように偉くなろうとこそ思うべきである。こう気づいてからは大師などは土瓦のように思われ、心持ちが全然変わった（随聞記第四）。こういう言葉によっても明らかなように、彼の世界は国土の限界を超越した意味価値の世界であって、そこには最高の権威として仏菩薩が君臨する。向上の一路はただここに向かうのみである。</text:p>
      <text:p text:style-name="P1">Dans le monde des valeurs, la distinction entre les pays est secondaire. Être aveugle aux valeurs supérieures expose inévitablement aux critiques d'étroitesse d'esprit. Dôgen avait déjà transcendé cette étroitesse dès son jeune âge. Il dit : — Initialement, un sentiment passager d'impermanence m'avait <text:soft-page-break/>légèrement inspiré la quête spirituelle, et j'ai finalement quitté le Mont Hiei pour visiter divers lieux et pratiquer la Voie. Mais à cette époque, je n'avais ni rencontré un véritable maître au Kennin-ji, ni trouvé de bons amis, ce qui m'a plongé dans la confusion et conduit à des pensées erronées. Les enseignements des maîtres de cette période portent également une part de responsabilité. Ils enseignaient : "Étudiez comme vos prédécesseurs et devenez célèbres dans tout le pays." Alors, je pensais devenir grand comme Kukai. Mais après avoir lu les Biographies des Moines Éminents , j'ai réalisé que ces aspirations étaient condamnables. J'ai réfléchi. Même si je dois aspirer à la renommée, mieux vaut mériter la honte des sages anciens et des futurs hommes vertueux plutôt que d'être admiré par les gens inférieurs de notre époque. Et si je veux devenir grand, mieux vaut viser à ressembler aux grands moines de Chine et d'Inde plutôt qu'à ceux de notre pays. Ou encore, je devrais aspirer à devenir semblable aux bouddhas et bodhisattvas. Après avoir compris cela, les grands maîtres me semblaient aussi insignifiants que des tuiles, et mon état d'esprit a complètement changé (Zuimonki IV). À travers de telles paroles, il est clair que le monde de Dôgen transcende les frontières nationales, c'est un monde de valeurs signifiantes où les bouddhas et bodhisattvas règnent en autorité suprême. Le seul chemin vers l'éveil mène directement ici.</text:p>
      <text:p text:style-name="P1">道元は二十四歳の時宋に入った。途次船中の出来事について彼は語る、――自分は船の中で痢病にかかった。その時悪風が吹きいでて、船中は大騒ぎになった。するとその騒ぎで自分の痢病は止まってしまった。彼はこのことからも一つの真理を見いだしている。「心的の緊張は肉体の病に打ち克つものである」（同上第五）。</text:p>
      <text:p text:style-name="P1">Dôgen entra en Chine Song à l'âge de 24 ans. À propos d'un événement survenu à bord pendant le voyage, il raconte : — J'ai attrapé une dysenterie alors que j'étais sur le bateau. À ce moment-là, une violente tempête se leva, semant la panique à bord. Mais curieusement, cette agitation fit cesser ma dysenterie. De cette expérience, il tira une vérité : « Une tension mentale intense peut vaincre les maladies physiques » (ibid., V).</text:p>
      <text:p text:style-name="P1">彼は宋に入って天童如浄に就いた。如浄は「名を愛すること」を<text:soft-page-break/>「禁を犯すこと」よりも悪しとする人であった。（なぜなら犯禁は一時の非である。愛名は一生の累である。）彼は一生の間帝者と官員を遠ざかり、まだらなる袈裟をつけず、常に黒き袈裟※(「ころもへん＋綴のつくり」、第4水準2-88-24)子を用いた。そうして十九歳より六十五年の間、時に臀肉の爛壊することがあっても、緊張した坐禅の生活は絶やさなかった。道元はいう、「まのあたり先師を見る、これ人に逢ふなり」（正法眼蔵行持）。</text:p>
      <text:p text:style-name="P1">Après son arrivée en terre Song, Dôgen étudia auprès de Tendo Nyôgen. Nyôgen considérait que "chérir la renommée" était pire que "violer un précepte". (Car enfreindre un précepte est une faute temporaire, tandis que chérir la renommée est un fardeau pour toute une vie.) Il évita toute sa vie les souverains et les fonctionnaires, refusa de porter des robes chamarrées, et utilisa toujours une simple robe noire. Pendant les soixante-cinq années depuis l'âge de dix-neuf ans, jamais il n'interrompit sa pratique rigoureuse de zazen, même lorsque ses chairs se décomposaient. Dôgen disait : « Voir personnellement mon ancien maître, c'est rencontrer un homme véritable » (Shôbôgenzô Gyôji).</text:p>
      <text:p text:style-name="P1">道元の天童禅院追懐は、如浄の鍛錬の仕方をつぶさに語っている。――如浄は、夜は二更の三点まで坐禅し、暁には四更の二点より起きて坐禅する。弟子たちもこの長老とともに僧堂の内に坐するのである。彼は一夜もこれをゆるがせにしたことがない。その間に衆僧は多く眠りに陥る。長老は巡り行いて、睡眠する僧をばあるいは拳をもって打ちあるいは履をぬいで打つ。なお眠る時には照堂に行いて鐘を打ち、行者を呼び、蝋燭をともしなどする。そうして卒時に普説していう、「僧堂の内で眠って何になる。眠るくらいならなぜ出家して禅堂に入ったのだ。世間の民衆は労働に苦しんでいる。何人も安楽に世を過ごしているのではない。その世間を逃れて禅堂に入り、居眠りをして何になる。生死事大、無常迅速と言われている。片時も油断はならない。それを居眠りするとは何たるたわけだ。だから真理の世界が衰えるのだ」。ある時近仕の侍者たちが長老に言った、「僧堂裡の衆僧、眠り疲れて、あるいは病にかかり退心も起こるかも知れぬ。これは坐禅の時間が長いからであろう。時間を短くしてはどうか」。長老はひどく怒って言った、「それはいけない。道心のないものは、片<text:soft-page-break/>時の間僧堂に居ても眠るだろう。道心あり修行の志あるものは、長ければ長いほど一層喜んで修行するはずだ。自分が若かった時ある長老が言った、以前は眠る僧をば拳が欠けるかと思うほどに打ったが、今は年とって力がなくなり、強くも打てぬ。だからいい僧が出て来ない、と。その通りだ」（随聞記第二）。</text:p>
      <text:p text:style-name="P1">Les souvenirs de Dôgen sur le temple Tendo Zen-in décrivent en détail la manière dont Nyôgen formait ses disciples. — Nyôgen méditait assis jusqu'à trois heures après deux coups de nuit, puis se levait à deux coups avant quatre heures du matin pour poursuivre la méditation. Les disciples méditaient également avec ce vieil homme dans le dojo. Il n’a jamais relâché cette discipline, même pour une seule nuit. Pendant ce temps, de nombreux moines sombraient dans le sommeil. Le vieux maître circulait alors et frappait les moines endormis, soit avec ses poings, soit avec ses sandales. S'ils dormaient encore, il allait au dortoir pour sonner la cloche, réveiller les pratiquants, et allumer des bougies. Puis, à la fin, il donnait un sermon universel : « Que faites-vous à dormir dans le dojo ? Si vous dormez autant, pourquoi êtes-vous devenus moines et êtes-vous entrés dans le dojo ? Les gens ordinaires travaillent dur. Personne ne vit dans la facilité. Vous avez fui le monde pour entrer dans le dojo, et maintenant vous dormez ! On dit que la question de la naissance et de la mort est cruciale, que l’impermanence est rapide. Pas un instant ne doit être négligé. Comment pouvez-vous dormir ainsi ? C’est pourquoi le monde de la vérité dépérit. » Un jour, les assistants proches dirent au vieux maître : « Les moines dans le dojo sont fatigués de dormir, certains tombent peut-être malades et perdent leur motivation. Cela pourrait être dû à la longueur des séances de méditation. Pourquoi ne pas raccourcir le temps ? » Le vieux maître se mit en colère et répondit : « C'est inacceptable. Ceux qui n’ont pas l’esprit de la Voie dormiront même s’ils restent dans le dojo pendant un court moment. Ceux qui ont l’esprit de la Voie et aspirent à la pratique méditative seront d’autant plus heureux de pratiquer plus longtemps. Quand j’étais jeune, un vieux maître disait : ‘Autrefois, je frappais les moines endormis si fort que mes poings en étaient écorchés, mais maintenant, étant vieux et sans force, je ne peux plus frapper aussi fort. C’est pourquoi il n’y a plus de bons moines <text:soft-page-break/>aujourd’hui.’ Il avait raison » (Zuimonki II).</text:p>
      <text:p text:style-name="P1">が、如浄の鍛錬は、坐禅が真理への道であることの確信に基づくのである。従って彼の呵嘖は彼の慈悲であった。道元はこのことについて言っている、――浄和尚は僧堂において眠る僧を峻烈に呵嘖したが、しかし衆僧は打たれることを喜び、讃嘆したものである。ある時上堂のついでに浄和尚のいうには、「自分はもう年老いた。今は衆を辞し、菴に住して、老いを養っていたい。が、自分は衆の知識として、おのおのの迷いを破り、道を授けんがために、住持人となっている。そのために呵嘖し打擲する。自分はこの行を恐ろしく思う。しかしこれは仏に代わって衆を化する方式である。諸兄弟、慈悲をもってこの行を許してもらいたい」。これを聞いて衆僧は皆涙を流した（同上第一）。</text:p>
      <text:p text:style-name="P1">この慈悲心とあの厳しい鍛錬と、それが道元の心に深く記された如浄の面目である。我々はここにも真理の世界を確立しようとする火のごとき情熱の具現者を見ることができる。この如浄の道が唯一の道であるか否かは別問題として、その力強い人格は嘆美に価する。道元はこの人格に打たれて、恐らく衆僧とともに泣いたのであろう。「これ人に逢ふなり」の詠嘆は、まさしくこの人格に対する嘆美の声なのである。</text:p>
      <text:p text:style-name="P1">が、道元に力を与えたものは、右のごとき浄和尚の人格のみではない。如浄を中心とする天童禅院の雰囲気もまた彼に力強い影響を及ぼした。彼はいう、――大宋国の叢林には、末代といえども、学道の人千人万人を数える。その中には遠国の者も郷土の者もあるが、大抵は貧人である。しかし決して貧を憂えない。ただ悟道のいまだしきことをのみ憂え、あるいは楼上にあるいは閣下に、父母の喪中ででもあるかのごとくにして、坐禅をしている。自分が目のあたり見た事であるが、ある西川の僧は遠方よりの旅のために所持の物をことごとく使い果たして、ただ墨二、三丁のみを持っていた。彼はそれをもって下等な弱い唐紙を買い、それを衣服に作って着た。起居のたびごとに紙の破れる音がする。しかし彼は意としなかった。ある人が見かねて、郷里に帰り道具装束を整えてくるがいい、とすすめると、彼は答えていう、「郷里は遠方だ。途中に暇をかけて学道の時を失うのが惜しい」。こうして彼は寒さにも恐れず道を学んだ。こういう緊張した気<text:soft-page-break/>分のゆえに、大国にはよき人が出るのである（同上第六）。同様にまた彼はいう、――大宋国によき僧として知られた人は皆貧窮人である。衣服もやぶれ、諸縁も乏しい。天童山の書記道如上座は官人宰相の子であったが、親類を離れ、世利を捨てたために、衣服のごときは目もあてられなかった。自分はある時如上座に問うて言った、「和尚は官人の子息、富貴の種族だ。どうして身まわりの物が皆下品で貧窮なのか」。如上座は答えて言った、「僧となったからだ」（同上第五）。</text:p>
      <text:p text:style-name="P1">この種の雰囲気が道元を取り巻いた。そこで彼は精進して道に向かった。ある時彼が古人の語録を読んでいると、ある西川の僧が彼に問いをかけた、「語録を見て何になる」。彼は答えた、「古人の行履がわかるだろう。」「それが何になる。」「郷里に帰って人を教化するのだ。」「それが何になる。」「衆生を救うのだ。」「要するにそれが何になる」。ここで彼は考えた。なるほどすべては無用である。専心に打坐して真理をつかめば、そのあとは語録公案の知識がなく、また一字も知らない場合にも、説き尽くせない泉が内から湧いて出よう。「何になる」とは真実の道理である。ここにおいて彼は語録を読むことをやめて、専心に坐禅に向かった（同上第二）。</text:p>
      <text:p text:style-name="P1">坐禅は如浄の最も重んずるところであった。彼は如浄のもとに昼夜定坐して、極熱極寒をもいとわなかった。他の僧たちが病気を恐れてしばらく打坐をゆるがせにするのを見ると、彼は思った、「たとい発病して死ぬにしても、自分はこれを修しよう。修行しないでいて体を全うしたところで、それが何になる。また病を避けたつもりでも、死はいつ自分に迫るかわからない。ここで病んで死せば本意である。大宋国の善知識のもとで、修し死に死んで、よき僧に弔われるのは、結構なことだ。日本で死ねばこれほどの人には弔われまい」。かくして彼は昼夜端坐を続けた（同上第一）。</text:p>
      <text:p text:style-name="P1">如浄もまた彼を認めて言った、「お前は外国人ではあるが器量人だ」（同上第六）。</text:p>
      <text:p text:style-name="P1">この如浄のもとに道元は「一生参学の大事」を終わったのである。しかしその終わりがいかにして来たかは、我らの説き得べき事でない。もしそれが言葉によって現わし得られるものならば、行によって<text:soft-page-break/>証入すべき禅の道は無意義に化するのである。確かにそれはただ一瞬の出来事であったかも知れない。しかしこの一瞬によって彼は一つの世界から他の世界へ飛躍した。そうしてこの一瞬の光耀を作り出すためには、彼の大力量をもってしても、なお永い難行苦行を必要とした。ここに最も個性的な、また最も神秘的な、不可説の瞬間がある。</text:p>
      <text:p text:style-name="P1">もとより人は、この瞬間に導ききたる難行工夫について、詳しく語ることができる。またこの瞬間を経た後の、自己と宇宙とを一にする光明の世界についても、豊かな象徴的表現を与えることはできる。ただこの両者を結びつける身心脱落の瞬間のみは、自らの身心をもって直下に承当するほかはないのである。</text:p>
      <text:p text:style-name="P1">が、我々は知っている、人を動かし人を悟らせるものは真理を具現した人格の力である。動かされて悟りにたどりつくものも同様に人格である。道元はいう、「仏祖は身心如一なるが故に、一句両句、皆仏祖の暖かなる身心なり。かの身心来りてわが身心を道得す」（正法眼蔵行持）。その最奥の内容は説くべからずとするも、その内容を担える人格は、我々の前に明らかに提示せられている。我々はいかなる人格が道元を鍛錬したかを見た。また道元の人格がいかにしてこれらの人格に鍛錬せられたかを見た。ここに道元の修行時代は終わるのである。</text:p>
      <text:h text:style-name="Heading_20_2" text:outline-level="2">三　説法開始</text:h>
      <text:p text:style-name="P1">一生参学の大事を終えた道元は、二十八歳の時日本に帰った。頼朝の妻政子が年老いて死んだ翌々年である。</text:p>
      <text:p text:style-name="P1">このころには、武士の新しい政治に対する叛逆的暴動が、京都鎌倉等においてなおしばしば企てられはしたが、もはや武士の支配を揺るがすほどではなかった。公家の階級は、承久の乱後、反抗の力を失って、好んで武士に媚びた。粗暴な活気を保持していた大寺の僧兵も、武士階級の威圧によってようやくその鋒先を鈍らせた。</text:p>
      <text:p text:style-name="P1">が、道元の帰って来た京都は、決して平和な都ではなかった。公家の階級においては男も女も生活の不安のゆえにただ放縦にのみ走る。子弟の或る者は博奕にふけり群盗に伍している。摂政関白の子さえもそうである。市中は盗賊横行のために無警察の状態に陥った。捕うる<text:soft-page-break/>に従って斬るという高圧的な武士の警備手段もほとんどその効がない。夜ごとに放火、殺人、掠奪が行なわれる。皇室の宝物さえもしばしば掠奪を受けた。皇居もついに焼かれた。「朝廷之滅亡、挙レ趾可レ待」［朝廷の滅亡、趾を挙げて待つべし］である。</text:p>
      <text:p text:style-name="P1">かくのごとき京都に帰った道元は、まず先師の寺建仁寺に入った。そうして法門を問う多くの人に、「非義も過患も」とがめずして、「ただありのままに法の徳を」語った。が、当時の建仁寺は彼を安住させなかった。彼は後に財宝と淫語とに関する言説において、悪しき例として建仁寺を引いている。</text:p>
      <text:p text:style-name="P1">彼はいう、――学道の人は最も貧でなくてはならぬ。世人を見るに、財ある人は必ず嗔恚恥辱の二つの難に逢っている。財宝あれば人がこれを奪い取ろうとする、取られまいとすれば嗔恚がたちまちに起こる。所有の権利を説き奪掠の不義を論じて、ついには闘争合戦に及ぶのである。しかも結局は掠奪せられ恥辱を受けることに終わっている。その証拠は眼前の京都に歴然として現われているではないか。古聖先賢も財宝を謗り、諸天仏祖皆財宝を恥ずかしめた。貧しゅうして貪らざれば、右のごとき難を免れるのみならず、また諸仏諸祖も喜ぶのである。しかるに痴愚なる人は財宝を貯え嗔恚を抱く。僧侶にさえもそれがある。眼前に仏法は衰微し行くのである。自分が初めて建仁寺に入った時に見たのと後七、八年を経て見たのとの間の著しい相違もまたそれにほかならない。寺の寮々に塗籠を置いて、おのおの器物を持ち、美服を好み、財物を貯え、放逸の言語にふける、そうして問訊礼拝等は衰微している。恐らくは余所もそうであろう。本来仏法者は衣盂のほかに何ら財宝を持ってはならないのである。何を置くために塗籠を備えるのか、人に隠すほどの物ならば持たぬがいい。盗賊を怖れるからこそ隠すのでもあろうが、その物を捨ててしまえばその怖れは起こらないのだ。財物のみではない、身命もまたそうである。たとい人を殺すとも「自分は殺されまい」と思えばこそ、苦しい用心も必要になる。たとい人我れを殺すとも、我れは報いを加えじと思い定めていれば、盗賊などは問題にならないのである（随聞記第三）。</text:p>
      <text:p text:style-name="P1">道元のこの語は無警察なる当時の京都を背景とする。財宝の欲から起こされたあらゆる惨禍は彼の眼前にあった。そうしてその欲からの<text:soft-page-break/>離脱は彼の真理の王国の必須の条件であった。しかも建仁寺はこの欲の渦中に巻き込まれていたのである。</text:p>
      <text:p text:style-name="P1">また彼はいう、――世間の男女老少、多く交会婬色等の事を談じ、これをもって慰安とすることがある。一旦は意をも遊戯し徒然をも慰めるようであるが、僧には最も禁断すべきことである。俗人といえどもよき人は、まじめな時にはそういう話をしない。ただ乱酔放逸の時にするのみである。いわんや僧はただ仏道をのみ思わなくてはならぬ。宋土の寺院などではそういう話は一切行なわれない。わが国でも建仁寺の僧正の在世の時はそうであった。僧正の滅後にも直接に薫陶を受けた門弟子らが幾分残っていた間は、そうであった。しかるにこの七、八年以来、「今出の若き人たち」は時々それを談じている。存外の次第である（同上第一）。</text:p>
      <text:p text:style-name="P1">この話もまた淫逸なる当時の京都を背景とする。煩悩即菩提を文字通りに体現して官能の悦楽に極楽を感受する数世紀来の風潮は、社会生活の烈しい動揺に刺激せられて病的な形を取った。糜爛せる官能受用のために、至るところに「心」は荒らされ傷つけられている。この欲からの離脱もまた彼の真理の王国の必須な条件であった。しかも建仁寺は官能の香気を喜んでいたのである。</text:p>
      <text:p text:style-name="P1">もし彼にして断然たる改革をなし得たならば、彼はこの寺に留まったであろう。しかし彼は留まらなかった。三十歳に充たない彼の言動は、恐らくこの世俗化しつつある栄西の寺院をいかんともすることができなかったのであろう。のみならず栄西は、天台真言と妥協して、純粋な禅の伝統を立てていなかった。坐禅すらも建仁寺においては正式に行なわれなかった。坐禅を無上の修行法とする道元は、勢い自らの道を独立に拓かなくてはならなかったのである。</text:p>
      <text:p text:style-name="P1">三十歳のとき道元は、洛南深草の安養院という廃院に移った。この廃院において彼の真理王国建設の努力は始まるのである。</text:p>
      <text:p text:style-name="P1">が、この努力の開始は、異常なる社会的不安と同時であった。彼の帰朝の年に諸国に現われた農作凶荒の兆は、彼が廃院に移った翌年に至って、ついに恐るべき現実となったのである。盛夏のころに寒気が迫って人は皆綿衣を重ねた。美濃と武蔵のある個所には雪さえも降った。盂蘭盆のころには冬のように霜が降り、稲の実るころには大風と<text:soft-page-break/>霖雨が続いた。自給自足のわが国においてはたちまち飢饉が全国を襲い、米価の暴騰に続いて最高価格の制定が行なわれた。幕府の将軍さえも夜は灯なく、昼食は廃し、酒宴の類は行なわなかった。この種の飢饉は早急に止むものではない。翌年に至って民衆の困窮はますますはなはだしくなった。気候の不順と饑餓による抵抗力減退とのために疫病の流行が加わって来たのである。生活の不安は良民をさえも盗賊に化せしめた。盗賊となり得ない者の中には餓死を免れんがために妻子を人に売る者さえもあった。単なる肉体保存の欲が細やかな心情の要求を蹂躙したのである。ことに食糧を地方の供給に待つ京都においては、惨状は一層はなはだしかった。餓えた民衆は至るところに彷徨し、餓死者の屍は大道に横たわって臭気を放った。この状態において民衆の暴動の起こるのは当然である。彼らは徒党をくんで富家に闖入し、手当たり次第に飲み食った。あるいは銭米を強請してそれを徒党の間に分配した。ここに小規模ながらも社会共産主義が実現せられたと言われている。</text:p>
      <text:p text:style-name="P1">この種の生活不安に際しては、いかなる迷信もその所を得べきほどに、人心は破れ痛んだ。この苦しめる民衆のただ中にあって民衆の心に直ちに救いをもたらそうとしたものに念仏宗がある。彼らは説いていう――人は無力である。この肉体において生きている以上は、肉体に起因するあらゆる欲望を離脱することができぬ。欲望あれば他の人を害し自らも苦しむであろう。しかしそのために、絶対者なる弥陀は人を救おうとするのである。無力なる者が自ら己れを救おうとしても効はない。ただ絶大の愛に頼れ。ただ絶大の力に呼びかけよ。すべては許される。すべては救われる、と。この絶大の愛の信仰は、あさましい食糧争奪に破れ傷ついた心にとって、最も大なる救いであった。それは本来無力である人の罪悪に対する是認である。が、同時にこの罪悪の根拠を滅尽する大いなる世界の樹立である。人は絶対者に呼びかけることによって、人間の相対の境界をそのままに、人間以上の絶対の境界に触れ得る。あるいは、そのままに、絶対の境界に救い入られる。</text:p>
      <text:p text:style-name="P1">が、道元にとってはこの種の救いは「凡夫迷妄の甚だしき」ものであった。絶対の境界――永遠なる最高の価値の顕現が究竟の目的であるならば、何ゆえに直ちに自余の価値を放擲しないか。罪悪の根拠が<text:soft-page-break/>畢竟滅尽せらるべきものであるならば、何ゆえに直ちに罪悪を離れようとしないか。たとい人は弱いものであるにしても、ある人々はそれをなし遂げたのである。我々のみがその道を踏み得ないわけはない。もとよりこの道は困難である。が、本来仏法そのものが釈迦の難行苦行によって得られたものではないか。本源すでにしかりとすれば流末において難行難解であることは当然であろう。古人大力量を有するものさえも、なお行じ難しと言った。その古人に比すれば今人は九牛の一毛にだも及ばない。今人がその小根薄識をもってたとい力を励まして難行するとも、なお古人の易行には及ばないのである。その今人が易行をもってどうして深大な仏の真理を解し得るか。困難であるゆえをもって避け得られる道ならば、それは仏の真理ではない（学道用心集第六）。</text:p>
      <text:p text:style-name="P1">道元は、餓えたる者苦しめる者に対して、社会的に働きかけようとはしなかった。彼は深草の廃院にあってあるいは打坐しあるいは法を説くのみであった。現前の飢饉惨苦については彼はただいう、「無常を観ぜよ」。無常を観じて真実の生を求むるものの前に真理の王国への道は開かれるのである。</text:p>
      <text:p text:style-name="P1">彼の主著『正法眼蔵』の第一章は、この廃院において、右のごとき社会的環境の下に、書かれたのであった。彼は序していう、――自分は宋より帰って真理を弘め衆生を救うのを念とした。肩に重荷を置いているようである。しかしながら自分は今、伝道のこころを放下しようとする「激揚の時」を待っている。だからしばらく「雲遊萍寄」して、ここに先哲の風をまねようと思う。が、真実の求道者が邪師にまどわされているのは見るに堪えない。それをあわれむゆえに自分は大宋国の禅林の風を記しておこうとするのである（正法眼蔵弁道話）。かくて彼は、坐禅による仏法の正門、身心脱落によって得らるる天真の仏の真理を説いた。これが彼の真理王国建設の努力の第一歩であって、彼三十二歳のときである。</text:p>
      <text:p text:style-name="P1">廃院の生活がいかに推移したかは知る由がない。しかし少数ながらも有為なる弟子が彼のもとに集まり始めたことは事実であろう。三十四歳のときには、同じ深草の極楽寺の旧趾に一寺を建立して喜捨しようと企てた尼僧があった。で、そこへ移った。『正法眼蔵』の第二は<text:soft-page-break/>この年の夏安居に「衆に示した」ものと記されている。また第三はこの年の秋に「鎮西の俗弟子楊光秀」に書き与えたものと記されている。三十五歳の時には『学道用心集』の著がある。後に永平二祖となった懐奘もこのころに彼についた。その後二年を経て、企てられた伽藍は落成し、その年の暮れには懐奘が師として学人を接化することを許されている。このころより彼の語録も弟子たちによって筆録せられた。ことに重んずべきは、懐奘が師事の後三、四年の間に筆録したと言われる『正法眼蔵随聞記』である。</text:p>
      <text:p text:style-name="P1">これらの年の間に飢鍾の惨苦はすでに去ったが、人心の不安は依然として鎮まらなかった。政権を擁する武士の階級にさえも現世的欲求を捨てて仏法に帰しようとするものが少なくはなかった。しかし古い教権は、なおその武力的示威を止めない衆徒の手中にあった。新興の念仏宗は、この教権の抗議のゆえに禁止せられなくてはならなかった。従って武士の階級が最も容易に近づき得るのは、ただこの清新なる禅宗のみであった。この形勢を道元が看取しないはずはない。しかし彼は、生涯「帝者に親近せず、丞相と親厚ならざりし」天童如浄の弟子であった。彼の目ざすのは真理王国の建設であって、この世に勢力を得ることではなかった。彼は「仏法興隆のために」関東への下向を勧めたものに答えて言っている――否、自分は行かない。もし仏の真理を得ようとする志があるならば、山川江海を渡っても、来たって学ぶがよい。資力を得、世間的に名をなすために人を説くごときは、自分の最も苦痛とする所である（随聞記第二）。</text:p>
      <text:p text:style-name="P1">すなわち彼は世間的に仏法を広めることをもって仏法興隆とは解しなかった。造像起塔を盛んにするごときはもとより仏法興隆ではない。たとい草菴樹下であっても、法門の一句を思量し、ひと時の坐禅を行ずる方が、真実の仏法興隆である。また帰依者の数の多数であることも、仏法興隆を意味しはしない。たとい六、七人といえども、真実に仏祖の道を行ずるものがあれば、それこそ仏法の興隆である。</text:p>
      <text:p text:style-name="P1">かくのごとき道元の態度が多数の帰依者を集むるに不便であったことは言うまでもない。懐奘を首座に請じたのは道元三十七歳の暮れであるが、その時に彼は「衆の少きを憂ふること勿れ」と言っている。</text:p>
      <text:p text:style-name="P1">追随するものは少なかった。しかし彼のいわゆる「激揚の時」は、<text:soft-page-break/>すでに来ているのである。『学道用心集』を読み『随聞記』を読むとき、真理王国建設の情熱は火のごとくに我々に迫って来る。そうして我々はここに確固たる一人の「師」を認める。</text:p>
      <text:h text:style-name="Heading_20_2" text:outline-level="2">四　修行の方法と目的</text:h>
      <text:p text:style-name="P1">この師の言説は永遠なる価値の顕現を中心とする。従って世間的価値の破壊はその出発点でなくてはならぬ。</text:p>
      <text:p text:style-name="P1">この価値の破壊を彼は仏教の伝統に従って「無常を観ずる」という表語に現わした。彼はいう――世間の無常は思索の問題ではない、現前の事実である。朝に生まれたものが夕に死ぬ。昨日見た人が今日はない。我々自身も今夜重病にかかりあるいは盗賊に殺されるかもわからない。もしこの生命が我々の有する唯一の価値であるならば、我々の存在は価値なきに等しい（随聞記第二）。この言葉は当時の生活不安を背景として見れば、最も直接な実感であることが肯かれる。が、それが人生観の根拠として置かれたとなると、それはもはや単なる感傷ではありえない。それは人間の肉体的欲望及びその上に築かれたあらゆる思想、制度、努力等に対する弾劾である。すなわち欲望の指標なる財貨、世間的名声、これらのものを得んとする一切の生活活動、それらを無意義であり愚かであると断ずるのである。これは現前の社会組織を可能にする価値を断然として拒否することを意味する。従ってここからは、民衆の物質的福利を増進する一切の努力は生まれない。反対に人は「遁世」しあるいは「世を捨てる」。</text:p>
      <text:p text:style-name="P1">が、これは現実生活全般の否定、死後の生活の欣求を意味するのではない。否定せられるのはただ矮小なる物質的福利あるいは名利の念を内容とする生活であって、偉大なる人類的価値を目ざすところの超個人的な生活そのものではない。この意味で此岸と彼岸との別は現世と死後との別ではないであろう。死後と生前とを問わず、真理に入れる生活が彼岸の生活なのである。生前と死後とを問わず、迷執に囚われた生活は此岸の生活である。従って理想の生を此の世から彼の世に移すことは無意義である。理想の生はここに直ちに実現さるべきものとして存在するのである。</text:p>
      <text:p text:style-name="P1">現世的価値の破壊は直下にこの生を実現し得んがための価値倒換に<text:soft-page-break/>ほかならぬ。</text:p>
      <text:p text:style-name="P1">この価値倒換によって永遠なる価値への真実の「要求」が生まれる。そうしてこの要求によってのみ真理への証入は可能である。</text:p>
      <text:p text:style-name="P1">道元はいう、――仏の真理は何人の前にも開かれている。天分の貧富、才能の利鈍というごときことはここには問題でない。しかも人がそれを得ないのは何ゆえであるか。得ようとしないからである。要求が切実でないからである。要求さえ切実であるならば、下智劣根を問わず、痴愚悪人を論ぜず、必ず仏の真理は獲得し得られる。だから道に志すものは第一にこの要求を切実にしなくてはならない。世人の重き宝を盗もうと思い、強い敵を打たんと思い、絶世の美人を得ようと思うものは、行住坐臥、その事の実現のために心を砕いている。いわんや生死の輪廻を切る一大事が、生温い心で獲られるわけはない（同上）。</text:p>
      <text:p text:style-name="P1">すでに要求がある。精進の意志がある。ここにおいて問題となるのは学修の方法でなくてはならぬ。</text:p>
      <text:p text:style-name="P1">その方法は第一に「行」である。「行」とはあらゆる旧見、吾我の判別、吾我の意欲を放擲して、仏祖の言語行履に随うことである。すなわち世間的価値の一切を放擲して、虚心なる仏祖の模倣者となることである。たといあらゆる経典を読破し理解しても、学者としての名誉を得ようとするごとき名利の念に動いている時には、その理解は真実の体得ではない。かかる人の説く一念三千の妙理には、ただ貪名愛利の妄念のみあって、さらに真理の影はない。またたとい専心打坐の生活に入っても、世人の批評になお幾分の力を認める間は、仏弟子とは言えない。道元はいう、――もし行者が、この事は悪事であるから人が悪く思うだろうと考えてその事をしない、あるいは自分がこの事をすれば人が仏法者と思うだろうと考えてある善行をする、というような場合には、それは世情である。しかしまた世人を顧慮しないことを見せるために、ほしいままに心に任せて悪事をすれば、それは単純に我執であり悪心である。行者はこの種の世情悪心を忘れて、ただ専心に仏法のために行ずべきである（同上第二）。遁世とは世人の情を心にかけないことにほかならぬ。世間の人がいかに思おうとも、狂人と呼ぼうとも、ただ仏祖の行履に従って行ずれば、そこに仏弟子の道<text:soft-page-break/>がある（同上第三）。仏道に入るには、わが心に善悪を分けて善しと思い悪しと思うことを捨て、己れが都合好悪を忘れ、善くとも悪くとも仏祖の言語行履に従うべきである。苦しくとも仏祖の行履であれば行なわなくてはならない。行ないたくても仏祖の行履になければ行なってはならない。かくして初めて新しい真理の世界が開けてくるのである（同上第二）。</text:p>
      <text:p text:style-name="P1">この「仏祖への盲従」が道元の言葉には最も著しい。もとより彼はこの行の中核として専心打坐を唱道する。が、それは、打坐が仏祖自身の修行法であり、またその直伝の道だからである。かくて「仏祖の模倣」は彼の修行法の根柢に横たわっている。戒律を守るのも仏祖の家風だからである。難行工夫も仏祖の行履だからである。もし戒律を守らず難行を避くるならば、それは「仏の真理」への修行法とは言えない。</text:p>
      <text:p text:style-name="P1">この修行の態度は自力証入の意味を厳密に規定する。確かにここには「たまたま生を人身に受けた」現実の生活に対する力強い信頼がある。この生のゆえに我々は永遠の価値をつかむこともできるのである。が、この信頼は吾我、我執に対する信頼ではない。吾我、我執を払い去った時にのみ明らかにされる「仏への可能性」に対する信頼である。すなわち自己の内にあってしかも「自己のものでない力」に対する信頼である。従って我々は、自己を空しゅうして仏祖に乗り移られることを欲する。乗り移られた時に燦然として輝き出すものが本来自己の内にあった永遠の生であるとしても、とにかく我々は自力をもってそこに達するのではない。我々がなし得、またなさざるべからざることは、ただ自己を空しゅうして真理を要求することに過ぎない。すなわち修行の態度としては「自らの力」の信仰ではない。</text:p>
      <text:p text:style-name="P1">自力他力の考え方の相違はむしろ「自己を空しゅうする」ことの意味にかかっている。他力の信仰においては、自己を空しゅうするとは吾我我執をさえも自ら脱離し得ない自己の無力を悟ることである。この無力の自覚のゆえに煩悩具足の我々にも絶対の力が乗り移る。従って我々の行なう行も善も、自ら行なうのではなくして絶対の力が我々の内に動くのである。それに反して道元の道は、自ら我執を脱離し得べきを信じ、またそれを要求する。すなわち世間的価値の無意義を観<text:soft-page-break/>じて永遠の価値の追求に身を投ずることを、自らの責任においてなすべしと命ずる。ここに著しい相違が見られるのである。前者においては、たとえば死に対する恐怖を離脱せよとは言わない。死後に浄土の永遠の安楽があるにかかわらず人が死を恐れるのは、「煩悩」の所為である。もしこの恐怖がなく死を急ぐ心持ちがあるならば、それは「煩悩」がないのであって、人としてはかえって不自然であろう。弥陀の慈悲は人が愚かにもこの煩悩に悩まされているゆえに一層強く人を抱くのである。この考え方からすれば、病苦に悩む人が「肉体の健康」を求めて弥陀にすがるのは、きわめて自然の事と認めざるを得ぬ。しかし後者にあっては身命への執着は最も許すべからざることである。肉体的価値を得んがために永遠の価値に呼び掛けるごときは、軽重の顛倒もまたはなはだしい。死の恐怖に打ち勝ったものでなくては、すなわち十丈の竿のさきにのぼって手足を放って身心を放下するごとき覚悟がなくては、仏の真理へ身を投げかけたとは言えなかろう。かくのごとく前者は肉体のために弥陀にすがることを是認し、後者は真理のために肉体を放擲することを要求する。しかも前者は解脱をただ死後の生に置き、後者はこの生においてそれを実現しようとする。一は自己の救済に重心を置き、他は仏の真理の顕現に重心を置く。自己放擲という点ではむしろ後者の方が徹底的であると言えよう。</text:p>
      <text:p text:style-name="P1">身命に執する一切の価値を放擲し、永遠の価値への要求をもって「行」に身を投ずる。そうして虚心なる仏祖の模倣者となる。これ仏の真理への真実の修行である。が、この仏祖の模倣は、正しい導師なくしてなし得ることでない。何が仏祖の行履であるかは、自らの判別によって知られるのではなく、すでに仏祖の道に入ったものによって教えられなくてはならぬ。</text:p>
      <text:p text:style-name="P1">ここに人格から人格への直接の薫育がある。道元自身の修行が主として人格の力に導かれたものであったごとく、彼の説く修行法もまたこの人格の力に依頼する。仏祖の行履の最奥の意味は、固定せる概念によって伝えられずに、生きた人格の力として伝えられている。人は知識として受け得ないものを、直接に人格をもって承当して来たのである。だから修行者は師の人格に具現せられた伝統を直接に学び取らなくてはならぬ。師は文字通りに「導師」である。師の正邪は修行の<text:soft-page-break/>功不功を規定する。道元は言った、――修行者の天分は素材であり、導師は彫刻家である。良き素材も良き彫刻家に逢わなければその良質を発揮することができない。悪しき素材もよき彫刻家に逢えばたちまち美しい製作となる。そのごとく師の正邪は修行者の悟りの真偽を定めるのである。わが国にも古来さまざまの師があってさまざまの思想を教えた。しかしそれは単に言葉であった。あるいは単に名字を誦するに過ぎなかった。その言葉その名字に含まれた生きた真理はつかまれていない。そのためについに浄土の往生を願うごとき邪路さえもはびこるのである。経典の言葉は良薬に等しい。たとい良薬を与えても処方を教えなければ毒になる。我々にとって重要なのはすでに与えられている良薬ではなくしてその飲み方である。しかるに在来の師は、自らもこの飲み方を会得していなかった。だから我々はこれを会得した人を、すなわち自らの人格に真理の理解を具現した人を、師としなくてはならない（学道用心集第五）。彼によればこの正師は仏祖直伝の真理を人格的に把握した宋土の諸禅師である。ひいては彼自身である。</text:p>
      <text:p text:style-name="P1">導師がかくのごとき重大な意義を持つとすれば、師についた修行者は自己を空しゅうして師に随わなくてはならぬ。これについても道元はいう、――世間には「師の言葉が自分の心に合わない」というものがある。これは誤った考えである。師の言葉に現われた聖教の道理が自分の心に合わないのならば、彼は一向の凡愚に過ぎぬ。師自身の言葉が自分の心に合わないのならば、何ゆえ初めからこの人を師としたか。また日ごろの自分の意見をもって批評するのならば、それは無始以来の妄念に執するのである。師についた以上は、心に合う合わぬを問わず、一切の我見を捨てて、師に服しなくてはならぬ。かつて自分の友人に我見を執して知識者を訪うものがあった。我見に違うものはすべて拒け、ただ我見に合うもののみを取ったが、結局仏の真理を理解することはできなかった。自分はこれを見て師に服すべき事を知り、ついに道理を得たのである。その後看経のついでにある経に「仏法を学せんと思はゞ三世の心を相続することなかれ」とあるのを見て、これだと思ったことがある。諸念旧見を捨てて師に随従するのが学道第一の用心である（随聞記第五）。</text:p>
      <text:p text:style-name="P1">明らかにここには個性への顧慮は存しない。模倣にしろ追随にし<text:soft-page-break/>ろ、永遠の真理をつかむことがただ一つの重大事である。が、この事は個性の没却ではなくしてかえって個性の顕揚を意味する。模倣追随が可能であるのはただ修行の道においてであって、真理の体得そのものに関してではない。体得するのはその独自なる人格である。その時にこそその個性は、天上天下に唯一なるものとして、最奥の根拠から輝き出るであろう。</text:p>
      <text:p text:style-name="P1">仏祖の模倣は、かくのごとき人格的道取を中核とするに至って、初めてその意義を明らかにする。ここに一切の仏語はその概念的固定から救われるのである。そうして仏弟子は、仏語の概念的繋縛から離れて、融通無礙なる生きた真理に面接するのである。</text:p>
      <text:p text:style-name="P1">なおこの修行にとっては、「求道者の団体」すなわち「僧」もまた欠くことができない。仏祖の模倣に志す者は、この和合団体の内にあって互いに刺激し励まし助け合う時に、自己の人格の鍛錬と真理の人格的道取とを容易にすることができるのである。</text:p>
      <text:p text:style-name="P1">懐奘を初めて首座に請じた夜、道元は衆に向かって言った、――当寺初めて首座を請じて今日秉払を行なわせる。衆の少なきを憂うるなかれ。身の初心なるを顧みるなかれ。汾陽はわずかに六、七人、薬山は十衆に充たなかった。しかし彼らは皆仏祖の道を行じたゆえに、叢林盛んであると言った。見よ、竹の声に道を悟り、桃の花に心を明らむるものがある。竹に利鈍あり花に浅深があるのではない。またこの竹の響きを聞きこの花の色を見る者がすべて得悟するわけでもない。修行の功によって得悟の機に迫ったものが、これらを縁として悟るのである。学道の縁もそれに変わらない。真理はすべての人の内にある。しかしそれをつかむには衆を縁としなくてはならない。ゆえに衆人は心をひとつにして参究すべきである。練磨によって何人も器となる。非器なりと自ら卑下することなく、時を惜しんで切に学道に努めよ。云々（随聞記第四）。</text:p>
      <text:p text:style-name="P1">以上が道元の説く修行の方法である。ここに彼の師としての態度は明らかに示されている。が、特に注目すべきは、この修行の目的に関する彼の覚悟である。彼は「自己の救済」を目的とせずして、「真理王国の建設」を目的とした。もとより自己は真理の王国において救われる。しかし救われんがために真理を獲ようとするのではない。真理<text:soft-page-break/>の前には自己は無である。真理を体現した自己が尊いのではなく、自己に体現せられた真理が尊いのである。真理への修行はあくまでも真理それ自身のためでなくてはならぬ。</text:p>
      <text:p text:style-name="P1">「仏法のための仏法修行。」この覚悟が日本人たる道元において顕揚せられたことは、我々の驚嘆に価する。真理それ自身のために真理を求めることは、必ずしもギリシア文化のみの特性ではなかった。真理において最高の価値を認めるものは、――すなわちここに究竟の目的を認めるものは、必ずこの境地に達しなくてはならない。そうして道元はそこに達したのである。彼にとって仏法の修行は他のある物を得んがための手段ではなかった。「仏道に入り仏法のために諸事を行じて、代りに所得あらんと思ふべからず。」皆無所得！　皆無所得！　これ彼の言説を貫通して響く力強い主導音である。仏法は人生のためのものでない。人生が仏法のためのものである。仏法は国家のためのものでない。国家は仏法のためにあるのである。</text:p>
      <text:p text:style-name="P1">この覚悟は、世上的価値を倒換して永遠の真理に唯一最高の価値を認めるとき、単純明白に現われてくる。しかも世上に行なわれている仏法の修行は、放擲せらるべき世上の価値の奴隷となっている。道元はこの点について幾度か激語を放った。――仏法は他人のために修行するものではない。しかも今世の仏法修行者は、世人の賞翫する所であれば非道と知る時にもなお修行する。世人の讃嘆しないものは、正道と知る時にも棄てて修しない。これまさに世人の価値とする所を仏法の上に置くのである。「恥づべし恥づべし、聖眼の照らすところなり」（学道用心集第四）。――あるいはまたいう、初めは道心を起こして求道者の群れに入ったものが、やがては真理探求の心を忘れ、ただ自分の貴い由を施主檀那に説き聞かせて彼らの尊敬供養を得ようとする。はなはだしい時には他の衆僧をののしって我れひとり道心ありと宣伝する。そうして世人はそれを信じている。「これらは言ふに足らざるもの、五闡提等の悪比丘の如し。決定地獄に落つる心ばへなり」（随聞記第五）。</text:p>
      <text:p text:style-name="P1">この種の邪道を別にしても、真実信心と言われるものの多くは、福利を得んことを目ざしている。「わが身のために。」「己が悩みを救われんがために。」「己が魂を救われんがために。」「永遠の安楽を<text:soft-page-break/>得んがために。」これらはすべてなお我欲名利の心に根ざしたものである。有所得のこころである。魂の救い、永遠の幸福が究竟の目的であるならば、仏法は手段であって最高の価値ではない。真実の仏法修行はこの種のこころをも放擲しなくてはならぬ。「ただ身心を仏法に投げすてて、さらに悟道得法までをも望むことなく」、修行しなければならぬ。</text:p>
      <text:p text:style-name="P1">かくのごとき「仏法のための仏法修行」の信念が、「ただ専心に念仏して弥陀の慈悲に救われようとする」浄土の信仰と、時を同じゅうして相対した。確かにこれは偉大な対照である。が、この真理の王国と慈悲の王国とは、その修行法を異にするほどに内部の光景をも異にするであろうか。</text:p>
      <text:h text:style-name="Heading_20_2" text:outline-level="2">五　親鸞の慈悲と道元の慈悲</text:h>
      <text:p text:style-name="P1">親鸞の教えは無限の「慈悲」を説くことにおいて特に著しい。親鸞にとっては慈悲は絶対者の姿である。最高の理想である。従ってこの慈悲が人間生活に現わされることは、最も望ましいことでなくてはならぬ。しかも彼は、汝の隣人を愛せよ、人類を愛せよ、人と人との間の愛こそは人生最高の意義である、と説いてはいない。なぜなら彼は人間の愛の力がいかに微弱であり、没我の愛が人間においていかに困難であるかを知っていたからである。彼は慈悲を人間のものと仏のものとに明らかに分けた。そうして人間の慈悲心については言う――聖道の慈悲とは、物を哀れみ、悲しみ、はぐくむことである。しかしながら、人がこの世に生きてある限りは、いかにいとおし、ふびんと思う場合にも、心のままに他を助け切ることができない。――これこそ彼の強い人間愛のためいきであって、我々の心を深く動かさずにはいない。まことに我々は、いかに多くの苦しめる心を我々の周囲に感ずるだろう。そうしてその苦しみを救い得んがために――否、むしろ、救い得ざるがために、いかに自ら苦しむだろう。我々はこの苦しみをぬぐい去るべき方法を知らぬのではない。しかしその方法は、我々の愛の力の乏しさのゆえに、あるいは人の能力がある限度を超え得ないゆえに、我々のものとなることができない。この無力のゆえに我々の同情は、高まるに従ってより多くの苦しみを伴なうのである。しかし<text:soft-page-break/>もし我々にして心に欲することを直ちに実現し得る無限の力を持ち得るとしたら、我々はいたずらに同情に苦しむよりも、この力量への道を急ぐべきではないか。ここにおいて親鸞は仏のものである慈悲を説いていう――浄土の慈悲はただ仏を念じ、急いで仏となって、その大慈悲心をもって心のままに衆生を救うのである。始終なき慈悲のこころに苦しむよりも、仏を念ずることによって無礙の慈悲に達しようとする方が、「すゑとほりたる」慈悲心であると言わなくてはならない。――すなわち自己の救われることが、同時に他を救うゆえんである。他を救い得るためにはまず自己が救われなくてはならぬ。「汝の隣人を愛する」ことを完全に実現しようと思うならば、まず弥陀に呼びかけるほかはない。弥陀において我々は完全に愛せられるとともに、また完全に愛することができるのである。</text:p>
      <text:p text:style-name="P1">親鸞の説く慈悲はかくのごとく「人間のものならぬ」大いなる愛である。彼が力説したのはこの愛と人との関係であって、人と人との間の関係ではない。そうしてこの愛と人との関係において、「一切は許される」という彼の信仰の特質が現わされるのである。彼はいう――善人さえも浄土に（天国に）入ることができる。いわんや悪人をや。――救いを必要とするものは善人ではなくして悪人である。悪が深まれば深まるほど、救いの必要も強まらなくてはならぬ。従って弥陀の慈悲は、より多く救いを必要とする悪人に、より多く注がれるのである。この思想よりすれば、人間の行為の善と悪とは、弥陀の慈悲の前には何の差別をも持たない。否、むしろ善よりも悪が積極的な意義を持つように見える。</text:p>
      <text:p text:style-name="P1">しからば親鸞の慈悲の世界においては、悪は責むべきものではないのか。あるいは救いのために必要なものであるのか。親鸞がかの「本願ほこり」をさえも弁護している態度から見て、人はあるいはこれを肯定するかも知れない。「本願ほこり」とは、弥陀の慈悲が悪人に注がれるゆえをもって悪を恐れない態度である、この態度は弥陀の救済の願につけ上がるものとして斥けられた。しかるに親鸞はこの排斥をさらに斥けているのである。しかし、自分はそれによって悪が肯定せられたとは考えることができない。弥陀はいかなる悪人をも捨てずして救うが、しかし悪を是認するのではない。悪はあくまでも悪である。ただこの悪から脱することのできない哀れな「人」を救うのであ<text:soft-page-break/>る。親鸞が「本願ほこり」をさえも斥けない理由は、願にほこりて造る罪もまた宿業に起因するという点にある。親鸞はこの事を明らかにするために「善悪の宿業」を熱心に説いた――よきこころの起こるも、あしき心の起こるも、すべて宿業のゆえである。「人」はこの「業」によって善へも悪へも導かれる。だから善行も悪行もすべて業報に打ちまかせて、ただ専心に弥陀の救済のこころにすがるべきである。――ここに人を支配する「業」と、業に支配せられる「人」との明らかな区別がある。業は人間をさまざまの行為に導くが、人は業に動かされながらも心を業の彼岸に置くことができる。すなわち念仏することができる。そうして彼の心が業の彼岸にある限り、言い換えれば彼が仏を念ずる限り、いかに彼が業によって悪行を造らせられるにしても、彼はこの行為の真実の責任者ではない。だからこそ彼は、この悪行のために罰せられずして救われるのである。しかしもし人が一切を仏にまかせないならば、すなわち彼を支配する業と心を一にして、行為の責任をみずからに取るならば、彼はその運命を業とともにしなくてはならない。すなわち救われることはできない。救われると否とはただ「人」が「業」に対して取る態度にかかるのである。</text:p>
      <text:p text:style-name="P1">しかし人が「よきこともあしきことも、業報にさしまかせて」ただ専心に弥陀にすがった場合に、その行為の責任を解かれるということは何を意味するか。彼の行為は彼の人格の発現ではなくして、他より付加せられたものである、と考えるのであるか。否、そうではあるまい。宿業とは目前のこの人生を可能にする原理である。「卯毛羊毛のさきにゐるちりばかりも、つくる罪の宿業にあらずといふことなし。」現世のある悪行はかつて行なわれたある悪行の結果として現われる。現在の自分の生はかつてあったある生の再来である。が「かつて行なわれ」、「かつてあった」ものはどこにあるか。総じて過去とはどこにあるか。空間的比喩を遮断して時間を考えるとき、この瞬間が過去未来を包含する永遠の相を示現してはいないか。一切の過去とは畢竟現前の生に内存するものではないか。しからば宿業もまたこの生に内存するものである。我々が生物として生きる限り、生物としての一切の衝動、本能を脱することができない。そうしてこの衝動、本能こそは、我々をこの世に生み、数知れぬ祖先をこの世に生んだその業縁である。しかもその数知れぬ祖先の衝動や本能は、現前の我々の<text:soft-page-break/>衝動や本能を除いてどこに存在するか。すなわち数知れぬ年月の間つながって来た業縁は、我々の内なる業縁を除いてどこに存在するか。まことに我々はこの業縁のゆえにこの世に生存するのである。またこの世に生くる限りこの業縁を脱することもできない。だから業縁による行為は彼自身の行為であって他から付加されたものではない。しかしながら、我々はこの業縁を超えた世界を有する。かつてどこにも存在しなかった特殊のたましいを有する。業縁そのものを否認しようとする精神をも有する。そうしてこの業縁以上の存在が我々の人格の最も主要な本質なのである。従って業縁による行為は我々の人格のこの本質の発現ではない。業縁に包まれた人格がかく現われるにしても、その人格の本質はこの行為を否認し、許しを求める。後者に人の重要な意味を認める以上は、業縁による行為は軽視せられていいものである。が、なお一歩を進めてこの軽視が無視に移るためには、業縁を離脱し得ない人間の無力が反省せられなくてはならぬ。彼が「この世」に生きるとは、業縁に縛られることである。否、「人」であること自体が業縁によるのである。従って彼が超人となりこの世以上に生息し得る力を持たない限り、彼は業縁を離脱し得ない。業縁を離脱せざる者はさまざまの悪行に導かれる。が、これは人としてやむを得ないことである。ただそこにこの行為を是認しない心があるならば、すなわち業縁の中にあって自ら安んぜず仏を念ずるの心があるならば、この悪行は直ちに許されていい。罪業になやまされる自己を「かかるあさましき身」と観じ、その罪をにくみ、恥じ、苦しむ「心」のあるところには、もはや救いを阻む何らの障礙もないのである。かくのごとく一切が許されるのは念仏という条件の下においてである。もししからずして何らの条件なしに一切が許されるのであるならば、念仏を説くことは不必要である。弥陀の本願を説くことも不必要である。総じて弥陀の本願なるものは、救いを必要とする人がなくては意味のないものである。そうして救いを必要とするということは、そのままでは安んずることのできない悪の状態が認められるということである。</text:p>
      <text:p text:style-name="P1">このような解釈が親鸞の真意に適うか否かは知らない。しかし悪人成仏の思想が一切をそのままに是認する思想でないことは明らかであろう。弱い人にとって罪は避け難い。しかし罪を犯す人の内にもより高き心は存在する。そうしてこれを条件としてのみ、彼は許され救わ<text:soft-page-break/>れるのである。</text:p>
      <text:p text:style-name="P1">以上によって自分は二つの事を明らかにした。親鸞の説くのは弥陀の人に対する慈悲であって、人の人に対する愛ではないこと。一切は許されるとする彼の思想の根柢には、悪を恐れ恥ずる心が必須とせられていること。この親鸞の特徴に対して自分は「真理のための真理探求」を叫ぶ道元を検してみる。彼はいかなる意味において慈悲を説くか。彼はいかなる意味において悪を許し、あるいは恐れるか。</text:p>
      <text:p text:style-name="P1">道元は仏法のために身心を放擲せよという。そうしてこの身心の放擲は、「汝の隣人に対する愛」にとってきわめて重大なる意味を持つものである。愛を阻む最大の力は道元のいわゆる「身心」に根ざした一切の利己心、我執にほかならない。自己の身心を守ろうとするすべての欲望を捨て、己れを空しゅうして他と触れ合う喜びに身をまかせるとき、愛は自由に全人格の力をもって流れる。親鸞の絶望した人間の慈悲も、身心を放擲した人には可能となるであろう。なぜなら前者において自ら否認する以外にいかんともすべからざるものであった宿業は、後者においては捨て得られるものだからである。他の苦しみを完全に救い得る力が自分にあるかどうかは、ここでは問題でない。ただ自分の内にあって隣人への愛を阻む一切の動機を捨て得るかどうか。ただ一つ愛の動機にのみなり得るかどうか。それによってのみ自己の問題としての慈悲心は解決せられるのである。</text:p>
      <text:p text:style-name="P1">道元はこの問題についてきわめて力強い例をもって語っている。――昔、智覚禅師という人は、初めは官吏であったが、国司となっていた時に、公金を盗んで衆に施した。それを傍人が皇帝に奏したので、帝は驚き諸臣も皆怪しんだが、罪過すでに軽からざるゆえに、死罪に定まった。その時帝が言うには、この男は才人である。賢者である。今ことさらにこの罪を犯すのはあるいは深き心によるかも知れない。首を切ろうとする時、悲しむ気色あらば、速やかに切れ。もしなければ、切るな。勅使はその旨をうけて死罪の場に臨んだ。罪人は平然として、むしろ喜びの色を見せている。そうして「今生の命は一切衆生に施す」という。勅使は驚いて帝に奏した。帝はいう、そうだ、定めて深い心があるだろう。そこで罪人を呼んでその志をきいた。その答え、「官を辞して、命を捨て、施を行じて、衆生に縁を結<text:soft-page-break/>び、生を仏家に受けて、一向に仏道を行ぜんと思う」。道元はこの物語を結んで言った、「今の衲子もこれほどの心を一度発すべきなり。これほどの心一度起さずして仏法悟ることはあるべからざるなり」（随聞記第一）。</text:p>
      <text:p text:style-name="P1">これほどの心とは、「命を軽んじ、衆生を憐れむ心深くして、身を仏制に任せんと思ふ心」である。それは仏祖の模倣であり、仏法のためであって、人を救うことを目的とするのでない。しかし仏法のためにもせよ、身命を衆生に施す瞬間には、慈悲心がこの世の彼の生を残るくまなく領略しているのである。すなわち彼は慈悲そのものになり切っているのである。そうしてこの慈悲を、――自己を空しゅうして汝の隣人を愛することを、道元は仏徒に欠くべからざる行と見た。</text:p>
      <text:p text:style-name="P1">もとよりこれは親鸞のいわゆる「聖道の慈悲」であろう。いかにこの慈悲が高まるにしても、衆生を「助け遂ぐる」ことはできない。智覚禅師は今世の命を衆生に施した。しかし衆生は彼の施した公金によって助けられたに過ぎぬ。この慈悲の効果を問うとすれば、それはきわめてはかないものである。が、道元はこの効果のゆえに慈悲を説くのではない。慈悲が仏祖の行履だから説くのである。彼はしばしば繰り返して言った、「仏は身肉手足を割きて衆生に施せり」。仏の身肉を貪り食った餓虎は、わずかにその餓えを充たしたに過ぎぬ。一猛獣の一時の餓えを救うために身肉を施すのは効果より言えば微弱である。しかし身命を放擲して野獣の餓えを充たした仏の心情は、無限に深く貴い。仏徒はこの心情を学ばなくてはならぬ。彼にとっては、衆生の悩みをいかなる程度に「助け遂ぐる」かよりも、衆生救済の仏意をいかなる程度に「自己の内に」体現し得るかが問題なのである。</text:p>
      <text:p text:style-name="P1">ここにおいて親鸞の慈悲と道元の慈悲との対照が明らかになる。慈悲を目的とする親鸞の教えは、その目的を達するために、一時人間の愛から目をそむけて、ただ専心に仏を念ずることを力説し、真理を目的とする道元の教えは、その目的を達するために、人間の没我の愛を力説するのである。前者は仏の慈悲を説き、後者は人間の慈悲を説く。前者は慈悲の力に重きを置き、後者は慈悲の心情に重きを置く。前者は無限に高められた慈母の愛であり、後者は鍛錬によって得られる求道者の愛である。</text:p>
      <text:p text:style-name="P1"><text:soft-page-break/>しからばこの道元の慈悲の前に悪はいかに取り扱われるか。親鸞の慈悲の前には、悪を恐れる心ある以上は、いかなる悪も許された。しかし人間のものである道元の慈悲は一切を許すことができるか。</text:p>
      <text:p text:style-name="P1">第一に悪人成仏の問題について言えば、道元の説く慈悲は人のたましいを救い取る性質のものでない。人が自分の身命を賭して餓えたる人に食を与えることは、道元によれば完全な慈悲である。しかしこの場合、食を与えられた悪人が仏法の悟りに達するか否かは、問題でなかろう。慈悲は仏法のためであり、また行者自身の行であって、救済を目ざしたものではない。次に「悪人」に対する態度について言えば、この慈悲は相手が悪人であると善人であるとを問わないものである。「如来の家風を受けて、一切衆生を一子のごとくに憐れむべき」仏子にとっては、悪人もまた「憐れむべき」衆生に過ぎない。</text:p>
      <text:p text:style-name="P1">ここにおいて親鸞におけると同じ問題が現われてくる。「悪は責むべきものではないのか。」――その答えは、それが弥陀の態度に関せずして我々の態度に関する以上、親鸞におけるほど重大な意味を持つものでない。道元によれば、人の「本心」は悪ではなく、ただ縁によって善とも悪ともなるのである。従って人はよき縁を求めなくてはならない。そうして仏子は最勝の縁を求めたものである。彼は善悪をわきまえ是非を分かつところの「小乗根性」を捨てて、善くもあれ悪しくもあれ、仏祖の言語行履に随えばよい。従って彼が忠実なる仏祖の模倣者である限り、彼は仏祖の斥けた「悪」をおのずから斥けるのである。しかし他人の行為に対しては、彼が慈悲をもって対する限り、善悪を問う要がない。なぜなら彼は仏祖に倣って慈悲を行なうのであって悪を審くのではないから。さらに言えば、彼にとって慈悲を行なうことは重大であるが悪を審くことは重大でないから。</text:p>
      <text:p text:style-name="P1">かく道元の説く慈悲の前には、「悪は必ずしも呵嘖すべきものでない」。このことを証するものとして道元の次の言葉をあげることができる。あるとき故持明院の中納言入道が秘蔵の太刀を盗まれた。犯人は侍者であった。が、他の侍者がそれを摘発したときに、入道は「これはわが太刀にあらず」とて突っ返した。盗んだ侍者の恥辱を思うて返したのである。このために侍者は身を誤らず子孫も繁昌したという。俗人さえもこの心がある。出家人はもちろんでなくてはならない<text:soft-page-break/>（随聞記第四）。これによって見ると、彼は窃盗を罪するより盗者の心を労わることを重しとするのである。</text:p>
      <text:p text:style-name="P1">もとよりこれは「悪は是認すべきものである」という意味ではない。悪は仏祖の斥けたごとく斥くべきものである。しかし悪縁によって一時の悪に落ちたことのために、いかなる善にも向くべきその「本心」を斥けることは、慎むべきだとするのである。この「本心」のゆえに罪を責めようとしない道元の態度は、悪を恐れることを条件として一切の罪を「許される」とする親鸞の態度と、多分に相通ずるものを持つように見える。が、親鸞においては「許す」ものは弥陀であった。道元においては人である。絶対者の慈悲はすべてを許してしかも自ら傷つかないであろう。しかし人間の慈悲は悪を許すことによって正義を蹂みにじる過ちに落ち入りはしないか。たとえば慈母の偏愛におけるごとく、かえって悪を助長する結果になりはしないか。</text:p>
      <text:p text:style-name="P1">慈悲が単に人間の自然的な愛を意味するならば、恐らくこの危険を脱れることはできまい。しかし道元の説く慈悲は身心を放擲したものの慈悲である。我執名聞を捨てたものの慈悲である。それは仏の真理のために、――正義や善に充たされた世界のために、行なわれるのであって、現世的な効果のために行なわれるのではない。従ってそれは、いかなる悪を許す場合にも、悪そのものを許すのではなくして人を憐れむのであることを忘れない。この覚悟ある以上は、いかなる手が助力を求めて差し出されようとも、何の躊躇もなくそれを充たすことができるのである。道元はこのことについて日常の些事を例に引いている、――たとえば人が来て、他の人に物を乞うとか、あるいは訴訟するとかのために、手紙を書いてくれと頼むとする。この場合に、自分は世捨て人である。現世的な利を追うことに関与するのは柄でない、と言って断わるとする。それは世捨て人の法にかなっているように見えるが、しかしもし世人の非難を思うて断わるのであるならば、それは我執名聞に動いているのである。頼む人に一分の利益をも与える事ならば、自己の名聞を捨てて頼まれてやるがいい。仏菩薩は人に請われれば身肉手足さえも截った。この道元の言葉に対して、懐奘は問うていう、――まことにそうである。しかし人の所帯を奪おうとする悪意のある場合とか、あるいは人を傷つける場合などにも、助力していいかどうか。道元は答える、――双方のいずれが正しいかは、自<text:soft-page-break/>分の知ったことではない、ただ一通の状を乞われて与えるだけの話である。その際言うまでもなく正しい解決を望むと書くべきであって、自分が審くべきではないであろう。またたとい頼み手の方が正しくないと知っている場合でも、一往その望みをきいて、手紙には正しい解決への望みを披瀝しておけばよい。「一切に是なれば、かれもこれも遺恨あるべからざるなり。かくの如くのこと、人に対面をもし、出来ることにつきて、よく／＼思量すべきなり、所詮は事にふれて、名聞我執を捨つべきなり」（随聞記第一）。</text:p>
      <text:p text:style-name="P1">以上のごとく道元は、名聞我執を捨てた透明な世界において、一切に是なる広い愛の可能を説くのである。この愛の救済の「力」を度外に置けば、それは人間に実現せられた弥陀の慈悲とも見られるであろう。</text:p>
      <text:p text:style-name="P1">親鸞は「信」において仏祖先達に盲従する。「親鸞にをきては、たゞ念仏して弥陀にたすけられまいらすべしと、よき人の仰せをかうふりて、信ずるほかに別の子細なきなり。念仏は、まことに浄土に生るゝたねにや侍るらん。また地獄におつる業にてや侍るらん。総じてもて存知せざるなり。たとひ法然上人にすかされまいらせて、念仏して地獄におちたりともさらに後悔すべからずさふらふ。」――これに対して道元は「行」において仏祖先達を模倣する。善くとも悪しくとも、彼はただ従うのである。我見を放擲して「従う」ところに両者の一致があり、「信」と「行」とに焦点の別れるところに両者の著しい相違がある。（もとよりここに信と行とを別つのは、ただ強調の相違を認めるのであって、根本的な相違を意味するのではない。親鸞はその弥陀への信を自己の生活に具現する意味において、徹底的な行者であった。そうしてその信の強い力はこの行の中から輝き出た。また道元はその仏模倣の行を純粋に仏への信の上に築いた意味において、徹底的な信者であった。そうしてその行の深い意味はこの信の中から流れ出た。かく見れば両者は根本において一である。が、それにもかかわらず両者はおのおの異なった特殊性をもって現われる。我々はその特殊性に注目するのである。）</text:p>
      <text:p text:style-name="P1">この一致と相違とは両者の内容に常に繰り返して現われるように見える。一致するものは常に色彩を異にしつつ一致し、相違するものは<text:soft-page-break/>常に根を一にしつつ相違する。釈迦の説いた「慈悲」が両者に生かされる方法もまたそれである。「慈悲」の前に善悪の軽んぜられることもまたそれである。親鸞においては慈悲は弥陀のものであった。従って人間の道徳はその前に意義を失う。道元においては慈悲は人間のものであった。従って人間の道徳は慈悲によって一層その意義を深められる。親鸞は人の善悪と弥陀の慈悲との関係を説くのみであるが、道元は人と人との間の関係に深く立ち入っている。しかもたまたま両者が同じき徳の問題に説き及ぶと、両者の説くところはその中核において常に一致するのである。たとえば親鸞は「孝」についていう――自分は「父母の孝養」のためにかつて仏を念じたことはない。なぜなら、第一に自分は自分の力で父母を助けることができない。第二に、一切の有情はすべて皆世々生々の父母兄弟である。――すなわち彼は、現世において、人として、父母の永遠の幸福を祈るのを無意義とするのである。道元もまた同じく「孝」についていう――在家の人は『孝経』等の説を守るがよい。しかし出家は恩をすてて無為に入ったものである。出家の作法としては、恩を報ずるに一人に限らず一切衆生をひとしく父母のごとくしなくてはならない。今生一世の父母を特別に扱い特別に廻向するのは仏意であるまい。父母の恩の深きことは真実に知らなくてはならないが、しかしまた余の一切も同様であることを知らなくてはならない（随聞記第二）。――すなわち慈悲の前には、特に「孝」と名づけられる徳の存在は許されないのである。</text:p>
      <text:p text:style-name="P1">が、この種の一致は多く数えることができない。なぜなら親鸞の徳に関する言説はきわめて少ないからである。従って我々は弥陀の慈悲に裏づけられた道徳を知ることができない。それに反して我々は、人間の慈悲を説く道元において、熱烈なる道徳の言説を見いだすことができる。民衆に直ちに触れ、その生活を直接に動かした親鸞が、その「信」のゆえに人間の道を説くこと少なく、山林に隠れてただ真理のために努力した道元が、その「行」のゆえに人間の道に情熱を持つ。この対照は興味深いものである。</text:p>
      <text:h text:style-name="Heading_20_2" text:outline-level="2">六　道徳への関心</text:h>
      <text:p text:style-name="P1">もとより道徳への関心は、絶対者との合一を目ざす宗教にとって、<text:soft-page-break/>第一義のものではない。親鸞に道徳の言説が少ないのはむしろその絶対者への情熱の熾烈を語るものであろう。が、またここには、弥陀の浄土を現世のかなたに置く教えと、この生をもって直下に絶対の真理を体現しようとする教えとの、必然の相違も認められる。親鸞においては人はその煩悩のままに「浄土」に救い取られるのである。絶対界の光明の前には矮小なる人の煩悩は何らの陰をも投げない。しかし道元においては煩悩の克服が真理体現の必須の条件である。矮小なる人の内界も一度煩悩が征服せらるる時無限なる自由の境地を現じ得るのである。ここにおいて前者は僧に肉食妻帯を許して僧俗の区別を緩やかにし、後者はこの間に最も厳格な区別を立てる。前者はただ悪の許されることを説き、後者は戒律による力強い自己鍛錬を力説する。この意味で道元は、「煩悩即菩提」の思想のうちに生活と理想との或る調和を造り出していた日本の仏教へ、再びあの原本的な「あれかこれか」を力強く引き戻したのである。</text:p>
      <text:p text:style-name="P1">が、道元は戒律をそのままに一切の人に課しようとするのではない。仏の模倣者となったものは、すなわち僧は、仏家の風として戒律を守らなくてはならぬ。しかし俗人にとっては、それは必ずしも必要でない。仏は「一切有命の者故らに殺すことを得ざれ」という。「汝等沙門当に愛欲を捨つべし」という。しかし俗人が魚鳥を殺し愛欲に生くることは何の罪とも認められない。このことは戒律から「万人の踏むべき道」としての普遍的な意味を奪う。とすれば、それは道徳としての権威を失いはせぬか。この疑問は僧尼の心にも起こった。ある時一人の比丘尼が道元に問うて言う――世間の女房などにも仏法を学んでいるものがある。比丘尼に「少々の不可」があっても、仏法にかなわぬはずはない。いかん。道元は答えた――在家の女人は愛欲に生きつつ仏法を学んで、なお得ることがあるかも知れない（「たゞこれ志のありなしによるべし。身の在家出家にはかゝはらじ」）。しかし出家の女人に出家の心がなければ、彼女は絶対に得ることができまい。在家の女人に仏法の志がある場合は、その生活がいかに戒律に合わないものであろうとも、なおプラスである。出家の女人に在家の心があれば、たといその仏法の志が在家の女人よりも優れているとしても、なおマイナスである、「二重のひがこと」である（随聞記第三）。言い換えれば、在家の女人は愛欲肯定の立場にあるゆえに、愛<text:soft-page-break/>欲によって煩わされない。しかし比丘尼は愛欲否定の立場にあるゆえに、愛欲によって甚大の害をうける。立場の相違が同一のものの意義を異ならしめるのである。しからばこの相違は何を意味するか。一は仏を慕いつつも仏祖の模倣をあえてし得ない立場である。何がゆえに愛欲が断ぜらるべきであるかは、ここでは十分に理解せられていない。他は身をもって仏祖の模倣を志した立場である。愛欲を断たなくてはならなかった仏祖の心境は、ここでは十分に理解せられていなくてはならぬ。仏の真理を標準として考えれば後者ははるかに前者よりも高い。が、この「より高い」ことのために、後者は「より厳格な」徳を要求せられるのである。</text:p>
      <text:p text:style-name="P1">道元はこの意味で僧の徳と俗の徳とを明白に区別する。「孝順に在家出家の別あり。在家は孝経等の説を守つて、生につかへ死につかふること、世人皆知れり、出家は恩をすてゝ無為に入る故に、恩を報ずること一人に限らず」というごときそれである。在家はただその「親」に孝順であればよい。しかし出家は万人に対してその親に対すると同じくふるまわなくてはならない。すなわち「孝」というごとき特殊の人に対する徳に拘泥してはならない。在家にとっては親のために自己を犠牲にすることは徳の中の徳である。しかし出家にとっては、親のためにその道心を捨てるというごときは、私情に迷ってその本分を傷うことである。在家は利己心のために親を捨ててはならない。しかし出家は道心のために親を餓死せしめてもよい（同上第二）。</text:p>
      <text:p text:style-name="P1">道元は求法のために瀕死の師を捨てた明全和尚を讃美している。その心持ちが彼をして「孝」をも斥けしめた。「孝」とは本来親子の間の深い愛である。それは人間的情愛の純なるものとして、何人も承知しているところである。ただ自然の傾向が親の子に対する愛を子の親に対する愛よりもはるかに強からしめる。従って親の子に対する愛は徳として力説せられずに、ただ子の親に対する愛のみが徳として力説せられたのである。しかしもし孝が捨離し難い特殊の力を持つとすれば、それは孝が徳であるゆえではなくして愛情であるゆえでなくてはならない。この愛情は在家にとっては美しい。しかし出家にとっては障礙である。</text:p>
      <text:p text:style-name="P1"><text:soft-page-break/>ある僧が道元に問うて言った――自分には老母があって、ひとり子である自分に扶持せられている。母子の間の情愛もきわめて深い。だから自分は己れを枉げて母の衣糧をかせいでいる。もし自分が遁世籠居すれば母は一日も活きて行けないであろう。が、そのために自分は仏道に専心することができない。自分はどうすればいいのか。母を捨てて道に入るべきであるのか。道元は答えていう――それは難事である。他人のはからうべき事でない。自らよくよく思惟して、まことに仏道の志があるならば、どんな方法でもめぐらして母儀を安堵させ、仏道に入るがよい。要求強きところには必ず方法が見いだされる。母儀の死ぬのを待って仏道に入ればすべてが円く行くように思えるが、しかしもし自分が先に死ねばどうなるか。老母は真理への努力を妨げたことになる。これに反して「もし今生を捨てて仏道に入りたらば、老母はたとひ餓死すとも、一子をゆるして道に入らしめたる功徳、豈得道の良縁にあらざらんや」（同上第三）。</text:p>
      <text:p text:style-name="P1">真理の前には母子の愛は私情である。もし母がその愛を犠牲としてもその子の真理への努力を助けることができれば、それは母として以上の大いなる愛であろう。これ真理王国の使徒としての道元にふさわしい言葉である。が、それは彼の説く慈悲と矛盾しはしないか。仏は請わるればその身肉をさえも与えた。この僧は餓えたる母に彼の全生活を与うべきでないのか。しかり。彼は請わるれば与うべきである。が、それは「母」なるがゆえではない。彼は何人に対しても同じき徹底をもってその全所有を与えねばならぬ。しかるにここに問題とせられるのは、「母なるがゆえ」の苦心である。従ってここに答えられるのもまた「母なるがゆえ」の特殊の情を捨てることである。すなわち「孝」は「慈悲」に高まらなくてはならない。「子」は「仏弟子」に高まらなくてはならない。かくして実現せられる愛の行は、「母のため」ではなくして「真理のため」である。</text:p>
      <text:p text:style-name="P1">僧の徳と俗の徳との右のごとき区別は、畢竟彼が現世的価値と仏法との間に置いた「あれかこれか」に起因する。彼の言葉で言えば、「仏法は事と事とみな世俗に違背」するのである。彼はその仏法を選んだ。そうしてその仏法は彼にとって唯一無上の価値であった。それならば、何ゆえに彼は世俗の徳を認めるのであろうか。仏法と違背する世俗の立場は、それ自身すでに斥けらるべきものではないのであろ<text:soft-page-break/>うか。</text:p>
      <text:p text:style-name="P1">この点については道元は明らかに徹底を欠いている。彼は仏徒の世界に対して俗人の世界の存立することを是認する。そうしてこの俗人の世界にもまた貴ぶべき真人のあることを、僧徒への訓誡のために、しばしば指摘している。この二元的な態度は恐らく彼が仏法に対して儒教を認めていたことに起因するのであろう。彼は絶対の真理の体得に関しては、仏法以外の何物にも権威を認めない。しかし人間の道や、道に対する情熱などに関しては、彼は外典の言葉にも強く共鳴するのである。「朝に道を聞けば夕に死すとも可なり」というごとき言葉は、彼がその真理への全情熱を託して引用するところである。</text:p>
      <text:p text:style-name="P1">この儒教への信頼（恐らくは道に対する孔子の情熱との共鳴）が、彼をして暗々裏に俗人の世界の道徳原理を認めしめ、ついに右のごとき不徹底な立場に立たしめたのであろう。が、この不徹底のゆえに彼はまた仏儒両教を通じて存する一つの倫理を、――僧俗を通じてあらゆる人間に通用すべき倫理を、把捉するに至ったとも考えられる。彼が「俗なほかくのごとし」として僧侶に訓える美徳は、すべて儒教の徳なのであるが、彼はそれを仏徒にもふさわしいと見るのである。そうしてこれら一切の美徳に共通な点は、それが我執や私欲を去るということである。「俗は天意に合はんと思ひ、衲子は仏意に合はんと思ふ。」「身を忘れて道を存する。」畢竟これが――絶対者の意志に合うように「私」を去って行為することが、――あらゆる人間に共通な道徳の原理として道元の暗示するところである。</text:p>
      <text:p text:style-name="P1">道元の道徳の言説には、もう一つ著しい特徴が認められる。内面的意義の強調がそれである。彼は説く――人がある徳を行なうのは自ら貴くあらんがためであって、人に賞讃せられんがためではない。悪を恥ずるのもまた自らの卑しさを自ら恥ずるのであって、人に謗られるゆえではない。行為はそれ自身に貴く、あるいは卑しい。人は密室であると衆人の前であるとによって行為を二三にしてはならない。世人の賞讃すると謗るとは、行為それ自身の価値には何の関係もない。従って人は、「仁ありて人に謗せられば愁ひとすべからず。仁無うして人に讃せられば、是れを愁ふべし。」「真実内徳なうして人に貴びらるべからず」。道元はこのことを特に「この国の人」に対してい<text:soft-page-break/>う。この国の人は「真実の内徳」を知らず、外相をもって人を貴ぶ。従って無道心の学人が魔道に引き落とされやすい。たとえば「身を捨てる」という事を顕著にするために、雨にぬれても平気で歩くというごとき奇異な行ないをすると、世人は直ちに「貴い人だ、世間に執着しない」と認めてしまう。学人自らも貴い人のごとくに構える。この種の「貴い人」がこの国には多いのである。しかしこれは魔道というほかない。外相は世人と変わらず、ただ内心を調え行く人こそ、真の道心者と呼ばるべきであろう（随聞記第二）。</text:p>
      <text:p text:style-name="P1">道元はこれらのことを「学人」に対する言葉として残している。しかし彼のこの精神は、学人を通じ学人を超えて、広く武士時代の精神に影響を与えたであろう。後年彼を越前に招いたのは京都警護の任にあった武士波多野義重である。鎌倉に禅寺を興した北条時頼が最初に招聘しようとしたのもまた彼であった。もし彼の内面的道徳の強調が、何らかの形において武士の思想に影響を与えたとすれば、武士の道徳の一面たる尊貴の道徳は、彼の精神と結びつけて考うべきものとなるであろう。</text:p>
      <text:h text:style-name="Heading_20_2" text:outline-level="2">七　社会問題との関係</text:h>
      <text:p text:style-name="P1">道元は俗人の世界を認め俗人の徳を認めた。しかし彼は、この俗人の徳もまた徹底する時僧の徳に一致すべきものであることを、――「私欲」を去って「天意」に即くことが畢竟「煩悩」を断じて「仏意」に従うことに帰着すべきであることを、説こうとはしない。なぜなら「私欲」を去ることは、必ずしも肉欲や食欲を克服することではないからである。俗人が私欲を去って道を存する、それによって実現せられようとする理想の世界は、一切の民衆がその欲するままに肉欲を充たし食欲を充たして、しかも争いなく不公平なき世界である。しかし彼にとってはこの種の欲望の充足は何らの価値をも意味するものでない。欲望そのものがすでに苦悩の因であり、欲望の充足はさらに新しき苦悩の因である。それらは単に克服せらるべきものに過ぎない。人が真実に目ざすところは、これらのものを越えた大いなる価値である。</text:p>
      <text:p text:style-name="P1">このために道元は俗世界における生活不安を俗世界の徳によって救<text:soft-page-break/>おうとはしない。生活不安の根源は畢竟人の欲望にある。この不安を救うものはこの根源を断ずる仏祖の道のほかにはない。ここにおいて彼はただ仏祖の道の顕現にのみ努力する。そうしてその顕現は、たとい少数であっても、その弟子に最もよく仏法を体現させることである。</text:p>
      <text:p text:style-name="P1">このような立場に立った彼は、その時代に著しい荘園のための争いや、新しく権力を得た地頭の百姓に対する苛斂などを、批評しようとはしない。数次の戦争によっておのが力を自覚した多数の武士が、その恩賜を（すなわち所領を、財産を）要求するのは当然である。限られた土地に対する制限なき欲望が争いを起こすのもまた当然である。これはこの時代の人々には嘆かわしい現実であったかも知れない。しかし道元にとっては人間とともに古い現象である。彼の言うべきことはただ「財欲を捨てよ、衣食に心を煩わすなかれ」の一語につきる。しかも彼はこれを俗人に向かって言うのではない。「学道の人」、「衲子」にのみ言うのである。生活の不安を除却するためではなくして、ただ「真理」の建設のために。</text:p>
      <text:p text:style-name="P1">しかし道元の時代にとっては僧は実に人生の本道を代表するものであった。公家も武士も百姓も、男も女も、痛苦のどん底に沈めば僧と寺院に頼って来たのである。そうして彼を苦しめたさまざまの欲望、情熱、憎悪などは、「十悪五逆」として仏の前に懺悔せられたのである。道元の時代に作られた『平家物語』によれば、大仏殿を焼いた平重衡は、囚われた後に「生身の如来」と言わるる法然房に懺悔して言う、――平家が権力を持ったころには自分はただ「世の望み」にほだされて驕慢の心のみ深かった。いわんや運尽き世乱れてからは、「是に争ひ彼に争ふ、人を滅ぼし身を助けんと営み、悪心のみさへぎりて、善心はかつて起らざりき」。これこそこの時代の争闘の心が畢竟帰着するところの嘆息であろう。彼らが「命を捨て軍をする」のも、熊谷の言葉をかりて言えば、おのが子の「末の世を思ふ故」である、すなわち家族の生活を保証するためである。これだけの動機で人の命を絶とうとする際に、生命の貴さに打たれて「俄に怨敵の思ひを忘れ、忽ち武意の気を抛つ」たものは、単に熊谷のみには限るまい。これらの苦しめる心が結局傾いて行くところは、仏門のほかにはなかったのである。従ってここに真実の僧伽（和合団体）を築き上げること<text:soft-page-break/>は、最も本質的な意味で人生を指導することにほかならない。たとい一人といえども真実仏徒の名に価するものを造れば、やがてそれは人生問題解決の標式を樹立することになる。</text:p>
      <text:p text:style-name="P1">この意味で道元は財欲の放棄と乞食の生活とを「僧侶」に向かって力説した。それは土地を所有し裕福に暮らすに慣れた在来の僧侶にとっては、確かに新しい道であった。僧侶の生活がもし仏の真理の体得にあるならば、檀那外護の扶持をうけて「衣糧に煩ふことなく」仏道を行ずるのが、畢竟目的にふさわしいではないか、と人はいう。しかし道元にとっては、極少の財といえども、貯えることによって道心を害する。檀那の信施を明日の食のために取っておくのは、財を貯えることである。「衣糧に煩ふことなく」とは明日の準備をあらかじめしておくことではなくして、明日の食を全然念頭に置かないことでなくてはならぬ。もとよりこのことは、寺院に常住物なく、乞食の儀もまた絶えて伝わらないわが国においては、特に困難であるかも知れない。しかしそれにもかかわらず仏徒はあらかじめ食を思うべきでない。絶食するに至って初めて方便をめぐらすべきである。「三国伝来の仏祖、一人も飢ゑ死にし寒え死にしたる人ありときかず。」世間衣糧の資は「生得の命分」があって、求めても必ずしも得られない。求めずとも必ずしも得られぬのではない。道元自身は「一切一物を持たず、思ひあてがふこともなうして」十余年を過ぎた。わずかの命を生くるほどのことは、いかにと思い貯えずとも、天然としてあるのである。「天地これを授く。我れ走り求めざれども必ず有るなり。」ただ任運にして心を煩わすなかれ。たとい餓え死に寒え死にするにしても仏教に随って死ぬのはこれ永劫の歓びである（随聞記第一、第三）。</text:p>
      <text:p text:style-name="P1">かくて道元はその徒に対して絶対に「貧」を説く。「学道の人は先づ須く貧なるべし。財おほければ必ずその志を失ふ。在家学道のものなほ財宝にまとはり、居処をむさぼり、眷属に交はれば、たとひその志ありと云へども、障道の因縁多し。」※(「广＋龍」、第3水準1-94-86)公は俗人であるが僧侶に劣らなかった。それは彼が財宝を捨てる勇気を持ったからである。彼がその財宝を海に沈めようとしたとき、人は諫めて言った、貧人にも与え仏事にも用いられよ。彼は答えて言った、自分は有害のものと認めて捨てるのである、すでに有害と知ってどうして人に与えられよう。かくて彼は貧人となり、笊を作っ<text:soft-page-break/>て活計を立てた。この覚悟が彼の内生を深めたのである。「俗すらなほ一道を専らに嗜むものは、田苑荘園等を持することを要せず。」「我身も田園等を持たる時もありき。亦財宝を領せし時もありき。彼の時の身心とこのころ貧うして衣盂にともしき時とを比するに、当時の心すぐれたりと覚ゆる、これ現証なり」（同上第三）。</text:p>
      <text:p text:style-name="P1">かく道元は衣食住の欲からの脱離を真理への道の必須の条件とする。従って日本在来の仏教、――王侯貴族がその奢侈の生活のままに仏道に入ることを認めた日本在来の仏教を、彼は力強く否認する。釈迦は何ゆえに太子の位置を捨てて乞食となったか。財宝を分かち与え所領を均分することによって一切の問題が解かれるならば、彼は王となってそれを実行したはずである。王侯が仏に帰する第一歩は乞食となることでなくてはならない。これが道元の道であった。</text:p>
      <text:h text:style-name="Heading_20_2" text:outline-level="2">八　芸術への非難</text:h>
      <text:p text:style-name="P1">この道元の考え方はやがて仏教の芸術的労作を否認することになる。</text:p>
      <text:p text:style-name="P1">聖徳太子と法隆寺とによって推測せられる推古時代の仏教、光明后と大仏殿とによって想像せられる天平時代の仏教、降っては貴族の美的生活に調和した藤原時代の仏教、これらを通じて著しいのは、彼らの法悦がいかに強く芸術的恍惚に彩られているかの一点である。そうして我々もまたこれらの時代の宗教芸術を、その深い、清浄な、神秘的な美しさのゆえに、宗教それ自身よりも重んじようとする。仏祖の教えに合わないにもせよ、これらの芸術は人類の偉大な宝である。仏祖の行道に違うにもせよ、この芸術を宗教的に礼拝した心には、豊かにして寛やかな美しい信仰が認められる。</text:p>
      <text:p text:style-name="P1">しかし原始仏教の原本的な「あれかこれか」を蘇らせた道元にとっては、仏像堂塔の類は真理への道に何の益するところもない。「当世の人、多く造像起塔等のことを仏法興隆と思へり。是れ非なり。たとひ高堂大観玉をみがき金をのべたりとも、これによつて得道のものあるべからず。ただ在家人の財宝を仏界に入れて善事をなす福分なり。また小因大果を感ずることあれども、僧徒のこのことをいとなむは仏法興隆にあらざるなり。たとひ草菴樹下にてもあれ、法門の一句をも<text:soft-page-break/>思量し、一と時の坐禅をも行ぜんこそ、誠の仏法興隆にてあらめ。」仏像舎利を恭敬して得悟すると思うのは邪見である。「天魔毒蛇の所領となる」因縁である。もとより仏像舎利は如来の遺像遺骨であるゆえに軽んじてはならない。特にその美醜のゆえに恭敬の念を二三にしてはならない。「たとひ泥木塑像の麁悪なりとも仏像を敬ふべし。」しかしそれは「法の悟り」と関するものではない（随聞記一、二）。これは明らかに「美」の力を無視するものである。そうしてこの無視は、官能的なる一切のものに対する不信の表白である。宗教心の緊張に際してはこの傾向はいずれの国いずれの時にも現われる。パウロはギリシアの彫刻家と戦った。サヴォナロラはメディチの勢力と戦った。芸術の歓びが官能の歓びを伴なうとすれば、芸術がこの種の信仰に対して「あれかこれか」の秤にかかるのは当然であろう。</text:p>
      <text:p text:style-name="P1">道元が斥けるのは単に仏教美術のみではない。「文筆詩歌」等もまた「詮なき事なれば捨つべき」ものである。法の悟りを得んとするものに美言佳句が何の役に立とう。美言佳句に興ずるごときものは「ただ言語ばかりを翫んで理を得べからず」。自らの内生を表現する場合にも、重大なのはその内生であって、言語文章ではない。「近代の禅僧、頌を作り法語を書かんがために文筆等をこのむ。是れ便ち非なり。頌につくらずとも心に思はんことを書出し、文筆とゝのはずとも法門をかくべきなり。」「思ふまゝの理を顆々と書きたらんは、後来も文はわろしと思ふとも、理だにも聞えたらば、道のためには大切なり」（同上第二）。</text:p>
      <text:p text:style-name="P1">ここにも道元は、「法門」「理」などの表現として以外に、文芸の意義を認めていない。この道元が経典の芸術的結構に無関心であったのは当然である。彼は断片的に経典の句を引用する以外、主として唐宋の禅僧、あるいは王侯官人の言行を引いた。それはすべてある「理」を現わせば足るのである。これに比べれば、念仏宗の潮流には幾分文芸に対する寛容があった。もとよりそれも勧善懲悪であるがゆえに「法門の意」にかなうとせられるのではあるが、「諸法実相の理を按ずるに、かの狂言綺語の戯、かへりて讃仏乗の縁なり」とする思想は、単に『十訓抄』の著者（「蓮の台を西土の雲に望む翁」）のみならず、一般に戦記文芸の記者を動かしていた思想であろう。この対立はやがて美術文芸の潮流の内に王朝の流風を追う表現法と極度に官<text:soft-page-break/>能的要素を没却する表現法との対峙となって現われるのである。</text:p>
      <text:h text:style-name="Heading_20_2" text:outline-level="2">九　道元の「真理」</text:h>
      <text:p text:style-name="P1">以上説くところの道元の思想は、すべて彼の根本の情熱――身心を放下して真理を体得すべき道への情熱に基づいている。自分はこれらの思想を明らかにしつつもなお絶えず彼の「真理」の外郭に留まった。そもそも彼のいわゆる「仏の真理」とは何であるか。</text:p>
      <text:p text:style-name="P1">ここに我々は最も重要な、しかも最も困難な問題に逢着する。</text:p>
      <text:p text:style-name="P1">我々が取り扱った道元説法の初期、すなわち彼が三十七、八歳に至るまでの数年間においては、彼はわずかに『正法眼蔵弁道話』、『正法眼蔵摩訶般若波羅蜜』、『正法眼蔵現成公案』の三篇によってこの問題に触れているのみである。『永平広録』に載するところの彼の語録も、この時代に属するものはきわめて少ない。しかるにこの後四十四、五歳に至るまでの数年間においては、彼は実に七十篇以上の『正法眼蔵』を草して彼の真理を説いている。彼の思想はまさにこの時期に至って昂揚の極に達するのである。この間に彼は六波羅に招かれて武士の前に法を説いた。六波羅の評定衆波多野義重が請うままに、四十四の歳の夏越前吉峰の古精舎に移り、翌年の七月に大仏寺（すなわち永平寺）を開いた。吉峰精舎に移った七月より翌年の三月初めに至る八か月間のごときは、三十篇の『正法眼蔵』を矢継ぎ早に草しているのである。著作の量をもって彼の心生活の緊張の度を推察し得るとすれば、四十二歳より四十四歳に至るまでの三年間は、彼の生涯に特殊の意味を持つらしい。</text:p>
      <text:p text:style-name="P1">が、『正法眼蔵』の全体にわたって彼の思想を組織的に叙述することは、到底今の自分の力の及ぶところではない。ここにはただ例示的に二、三の問題について彼の思想を考察し、その片鱗を伺うに留めよう。</text:p>
      <text:h text:style-name="Heading_20_2" text:outline-level="2">（イ）　礼拝得髄</text:h>
      <text:p text:style-name="P1">道元の『正法眼蔵』のうちに「礼拝得髄」と題せられる一篇がある。そのなかに含まれている興味深い問題をまずここに取り出して見ようと思う。</text:p>
      <text:p text:style-name="P1"><text:soft-page-break/>道元によれば、真理を修行体得しようとするものにとって、第一に重大なのは導師である。正しい師に面接し、「人を見る」のでなければ、求道者は永遠の理想を把捉することができない。第二に重大なのはこの師に従い、一切の縁を投げ捨て、寸陰を惜しんで精進弁道することである。師を疑い精進を欠くものは同じく真理を体得することができない。しかしかくのごとく迷蒙を断じて仏の真髄を体得した場合に、彼をして体得せしめた畢竟のものは、他の何人でもなくして彼の自己である。彼の人格の底よりいづる至誠信心である。「髄を得ること法を伝ふること、必定して至誠により信心による。」しからばこの至誠信心とは何であるか。それは外より与えられるものではない。が、また自分の心よりいづるものでもない。自ら欲し、自ら努めて至誠信心をつくり出すことはできぬ。「たゞまさに法を重くし身を軽くするなり。世をのがれ道をすみかとするなり。いさゝかも身を顧みること法よりも重きには法伝はれず、道得ることなし。」すなわち真理体得の究極の契機は、法を重くし身を軽くすることである。</text:p>
      <text:p text:style-name="P1">「身心はうることやすし。世界に稲麻竹葦の如し。」ただこの身心をもって法の容器とするときにのみ、我らの身心は稲麻竹葦よりも価値あるものとなる。我らにして自己の生活に価値あらしめんと欲するならば、この価値なき身心を「あふことまれなる法」の担い手として、全然、法に奉仕せしめねばならぬ。</text:p>
      <text:p text:style-name="P1">この信念から、ものの価値に対する一つの確固たる標準が生まれてくる。大法を保任し真髄を得たものは、それが露柱、灯籠、諸仏、野干、鬼神、男、女、貴族、賤民、の何であろうとも、礼拝すべき貴さを担っている。その物その人が貴いのではなくして、そこに具現せられた法が貴いのである。その物その人を敬うのではなくしてその得法を敬うのである。だから人間にあっても人は、その保任するところの法に応じて価値を獲得する。この価値の標準の前には、世上の一切の尊卑の差別は権威を持たない。「われは大比丘なり、年少の得法を拝すべからず。われは久修練行なり、得法の晩学を拝すべからず。われは師号に署せり、師号なきを拝すべからず。われは法務司なり、得法の余僧を拝すべからず。われは僧正司なり、得法の俗男俗女を拝すべからず。われは三賢十聖なり、得法せりとも比丘尼等を拝すべからず。われは帝胤なり、得法なりとも臣家相門を拝すべからず」という<text:soft-page-break/>ごときは、「不聞仏法の愚痴のたぐひ」である。世間的な階級秩序は、法の権威によってことごとく覆されねばならぬ。</text:p>
      <text:p text:style-name="P1">この見地から道元は世上に行なわれる一切の差別に対して痛撃を加えた。特に彼が熱心に攻撃するのは、仏教界に著しい女の差別待遇である。彼は暖かい同情をもって、宋の末山尼了然がいかに志閑禅師を教化したか、また仰山の弟子妙信尼がいかに十七僧に痛棒を喰らわせたかを語った。そうして女流もまた男子と同じく得道することを説いた後に、淫欲の誘惑として女を斥けるものを痛罵している。女が染汚の因縁であるならば男もまた女にとって染汚の因縁であろう。それを嫌わば男女は永久に敵である。のみならず染汚の因縁となるのは女人のみでない。夢も天日も神鬼も、あるいは仏像さえも、その因縁となることがある。「女人なにのとがかある。男子なにの徳かある。悪人は男子も悪人なるあり。善人は女人も善人なるあり。聞法をねがひ出離をもとむること、かならず男子女人によらず。もし未断惑のときは男子女人おなじく未断惑なり。断惑証理のときは男子女人、簡別さらにあらず。」女人の済度を拒むのは人類の半ばを捨てるのである。それは慈悲とは言えぬ。――かくて道元は「日本国にひとつのわらひごとあり」として、女人禁制の道場あることをあげている。釈迦仏在世の時の集会には多数の女人が混じていた。「如来在世の仏会よりもすぐれて清浄ならん結界をば、われらねがふべきにあらず。」仏弟子の位は第一比丘、第二比丘尼、第三優婆塞、第四優婆夷である。仏弟子第二の位は転輪聖王よりも貴い。「いはんや小国辺土の国王大臣の位にならぶべきにあらず。」かくのごとく貴い比丘尼をさえも入るべからずという道場を見ると、田夫野人、国王大臣が自由に出入するのみならず、そこに住む僧侶は十悪十重を犯して恥じない。まことにこの小国に初めて見る堕落である。</text:p>
      <text:p text:style-name="P1">この道元の攻撃はただ僧侶にのみ向けられたものであるが、しかし我々はここから人間全体に対する彼の態度を透見することができる。道を得た比丘尼の存することは女人全体の「道への可能性」を立証する。かつて悪人であったものが道を得たことは、一切の悪人の「道への可能性」を立証する。単に淫婦であり悪人であるゆえをもって、道場に入る権利を奪わるべきでない。一切の人は、その稲麻竹葦のごとき身心を法の容器となし得るがゆえに、平等に待遇さるべきである。<text:soft-page-break/>人としてこの世に生を享けたということは「あひがたき法」に逢ってそれを得るという幸福な機会が与えられたことを意味するのであって、何人もこの機会を遮げる権利は持たない。</text:p>
      <text:p text:style-name="P1">我々はここに二つのことが説かれているのを見る。一つは世上の価値の差別を撥無することである。種姓も美醜も、階級の貴賤も、官位も長幼も、すべて人の貴さには関するところがない。人は平等である。稲麻竹葦のごとき価値なき身心において平等であるとともに、この身心が法の容器であり得る点においても平等である。が、第二は、法を重んずることによって人間に真実の価値の階段を与えることである。人は得髄を礼拝せねばならぬ。人としては平等であっても、法を担うものとしては平等でない。法の貴さを認めるものは、やがてこの不平等を認め、価値高きものを尊ぶことを知らねばならぬ。ここに明らかな貴族主義がある。礼拝得髄はこの万人平等の上に立つ精神的貴族主義の標語である。</text:p>
      <text:p text:style-name="P1">歴史的背景から見れば、道元の時代はこの平等の思想が強く主張さるべき時であった。平安朝の貴族主義は今やその根柢において覆えされていながら、なお伝統として力を保っている。武士階級も表面においてはこの伝統に逆らわない。しかし新しい社会の意識はこの伝統に昔ながらの権威を認めることを拒む。道元の言葉にもこの伝統に対する反抗の痕は明らかに認められる。「小国辺土の国王大臣」を比丘尼よりも賤しとし、あるいは「わが国には帝者のむすめ、或は大臣のむすめの后宮に準ずるあり、また皇后の院号せるあり、これら髪を剃れるあり髪を剃らざるあり。しかあるに貪名愛利の比丘僧に似たる僧侶、この家門にはしるに、頭をはきものにうたずといふことなし。なほ主従よりも劣るなり」という。当時の戦記文芸が公家階級を描く場合のうやうやしい言葉使いに比べれば、非常な相違である。ここではもはや公家階級のみが人間なのではない。公家たちが「野蛮人」のごとく取り扱って全然その眼中に置かなかった下層の武士や農民は、今や人としての全権利を主張する。公家階級の繊細な趣味や煩瑣な学問に通じないことは、もはや恥としては感じられない。（道元によれば、それらはむしろ法に努むるものにとっての邪道である。）かくて数世紀来の豊かな遺産を担った文化、及びその文化によって築き上げられた巨大な社会的差別は、新しい精神的創造の前に何の権威をも持<text:soft-page-break/>たないものとなる。</text:p>
      <text:p text:style-name="P1">しかしこの階級破壊の努力は、道元において、ただ公家階級への反抗にのみ留まらなかった。総じて世上の価値の差別は、それが武士階級に関するにせよ、また仏教界に関するにせよ、すべて否定されねばならなかった。新しい支配階級の頭領たる鎌倉幕府の将軍も、彼の眼にはいっこう貴くない。美しい法衣に官位を誇る僧侶に至ってはむしろ唾棄すべきものである。人の価値はこれらの一切の外衣をはぎ去った赤裸々の姿において認められなくてはならぬ。その価値の標準は、人生の深い根柢よりいで、人格の内奥の核を貫ぬき、その意志の方向を全体として、統一として規定するそのものである。人は、その人類性を失わぬ限り、無常迅速なる現世を超えて、永遠の法を慕う。従って彼は、世上の差別に煩わされることなく、それ自身の貴い魂を持つと言える。学問なきことも、戒律を守らざることも、この魂の貴さを消し去る力は持たない。戒律は仏祖の家風として当然僧侶の守るべきものであって、それを守ることは何の誇りにもならぬ。かくて道元においては、一切の世上の階級の打破のあとに、明らかに人間の平等が提示されるのである。</text:p>
      <text:p text:style-name="P1">この点において我々は、彼が釈迦の平等の思想を生かせ、キリスト教の「神の前での万人の平等」の思想と多分に相通ずるものを持つことを、否むわけに行かない。しかし彼はただこの平等の思想にのみ停まらなかった。そこに停まりそれを徹底せしめたのは、むしろ同時代の念仏宗である。それもまた古き階級の打破の運動に伴なって起こった新宗教であって、階級闘争の血なまぐさい苦悶のなかから、総じて世上の階級を無意義とする自覚を呼び醒ました。公家階級を押し倒すために生命を賭して働いた武士たちの或る者は、この自覚のために、新しく得られた彼らの階級の優越なる地位を惜しげもなく捨てたのである。そうして矮小な人の間に存するあらゆる差別が、大いなる弥陀の前に、人類救済を本願とする仏の前に、跡形もなく消失することを喜んだのである。この念仏宗の立場に立てば、弥陀仏の前での人の平等の上に、さらに価値の段階を持ち来たすごときことは、思いも寄らない。弥陀の大いなる慈悲を思うとき、人間に保持する微少な価値が何の権威を持ち得よう。救われるために仏を念ずるか、否か、それのみが問題である。価値を作り出すための一切の努力は何の意味も持た<text:soft-page-break/>ない。高き価値を体現した人が自分の前にあるということも顧みるに足らず、得髄を礼拝するというごときことも不必要である。人はただ大いなる弥陀仏を念ずればよい。</text:p>
      <text:p text:style-name="P1">しかし道元は別の道を歩いた。彼にとって「法と人との関係」は「弥陀と人との関係」のごときものではない。法は弥陀のごとき人格的存在者ではなくして、人間に保任せられるものである。人に憑くことによって、現われ働くものである。釈迦仏はその模範であるが、しかし唯一の仏ではない。あらゆる人は、釈迦仏に従って、自己において法を現われしめねばならぬ。すなわち人の真正の任務は自己の活働によって法を実現することである。救いとは赤児が母のふところに抱き取らるるがごとく何物かに抱きとらるることではなくして、自己を仏にすることである。法を我々において具現することである。</text:p>
      <text:p text:style-name="P1">この立場に立てば、法と人との間には、人々相互の間の価値の距たり以上に大きい差違は存しない。礼拝せらるべきは超越的な仏ではなくして、仏となれる人である。法を得たる人である。もとよりこの礼拝の対象は「人」でなくして、人に担われた「法」である。しかしその「法」は、人から人へと直接に伝えられるものであって、人を離れた独立の形而上的なるものとはならない。法を礼拝することは必然に法を得たる人を、その得法のゆえに、礼拝することになる。ここにおいて法を標準とする人格的価値の段階が、再び平等なる人の上に打ち建てられなくてはならない。すでに価値の段階がある。そうして人生の意義は「あひ難き法」に逢ってそれを得ることに認められる。しからば法を目標として価値の段階を昇らんとする我々の努力が我々の生活の最大の意義とならざるを得ない。</text:p>
      <text:p text:style-name="P1">ここに道元の思想の優れたる特徴がある。彼の「脱落身心」が何を意味するにもせよ、とにかく彼は、永遠の理想（法）を自己の全人格によって把捉せんとする人間の努力に、十分な意義を与えた。それによって此岸の生活が再び肯定せられる。絶えざる「精進」が人生の意義になる。精進を斥け文化の展開を無意義とした弥陀崇拝に対して、これは明らかに人類の文化への信頼の回復である。「礼拝得髄」は文化の上昇を可能にする重大な契機と見ることができる。</text:p>
      <text:p text:style-name="P1">「法を重くし身を軽くすべし」という道元の標語は、かくして、<text:soft-page-break/>「努めてやまざるものはついに救われる」という思想に接近する。それは生活を永遠の理想に奉仕させることである。人類の健やかな生活は、この精神に導かれることを措いてほかにないであろう。</text:p>
      <text:p text:style-name="P1">道元のいわゆる「法」が、人類の文化の根源でありまた目標であるところの一つのものを、余蘊なく意味しているか否かは別問題である。しかしその究極の意義に対する止み難い根本的要求――現世のいかなるものをもってしても結局満たし切られることのない心は、ここに欠くことができない。それは社会の組織に対して働けば、一切の特権の打破や人間の権利の平等への要求となって現われるであろう。人間生活に対して働けば、愛と調和との要求として現われるであろう。しかしこれらのものを通じて働く際にも、それは人類の生活を意義づける最後の目標を忘れてはならない。道元の道はこの目標を端的につかむにある。我れらは彼の道を歩む力を持たないにしても、得髄としての彼を礼拝し、彼の言葉に鼓舞されて「精進」の道にいで立つことはできる。礼拝すべきものを持ち得ることは我れらの幸いである、――平等の後にさらに非平等を、価値の段階を、認め得ることは。かくて我々は、高き意味における貴族主義が、経済的政治的及び宗教的の平等主義よりもさらに根本的であることを認めざるを得ない。</text:p>
      <text:h text:style-name="Heading_20_2" text:outline-level="2">（ロ）　仏性</text:h>
      <text:p text:style-name="P1">教祖の権威に対して敬虔であった道元は、仏教思想史上重大な論議を生んだ「仏性」の問題に論及するに当たっても、主として歴史的な顧慮の上に彼の論をきずいた。すなわち彼は十四段にわたって歴史的に有名な仏性の言説を注解し評論するのである。しかし彼の目ざすのは、それらの言説がその説者によって実際にどう意味せられたかではなく、彼の立場より見てそれがいかなる意味を持つべきかである。従って歴史上の諸言説は彼自身の思想の組織に化せられた。彼にとっては論理的の真以外に歴史的の真はあり得ない。</text:p>
      <text:p text:style-name="P1">彼が『正法眼蔵仏性』においてまず考察するのは、「一切衆生、悉有仏性、如来常住、無有変易」という涅槃経（巻二十五、師子吼菩薩品の一）の言葉である。「一切衆生、悉有仏性」は、通例、「一切衆<text:soft-page-break/>生、悉く仏性有り」と読まれる。そうして涅槃経の文（巻二十五）から察すると、この仏性は「仏となる可能性」である。「一切衆生、未来の世にまさに菩提を得べし、これを仏性と名づく。」心ある者はすべて菩提を成じ得る。一闡提（極悪人）も成仏し得る。そのゆえに彼らに仏性があるのである。しからば「一切衆生悉有仏性」は、「現在煩悩に捕われている一切の衆生にも、悉く、解脱して仏となる可能性がある」という意味でなくてはならない。しかし道元にとっては、この語が涅槃経においていかに解せらるべきかは問題でなかった。彼はこの仏語を経から独立させ、直ちにその中を掘り下げて行く。彼はいう、「悉有は仏性なり。悉有の一分を衆生といふ。正当恁麼時は、衆生の内外、すなはち仏性の悉有なり」。ここに道元は「一切衆生悉有仏性」を全然異なった意味に読んでいるのである。悉有は、「衆生に悉く仏性が有る」、あるいは「衆生が悉く仏性を有する」というごとく、衆生と仏性との関係を示す言葉としてではなく、独立に、「悉く有ること」、すなわち「普遍的実在」を意味すると解せられている。悉有すなわち All-sein である。従ってそれは一切を包括する。衆生も仏もともに「悉有」の一部分に過ぎない。そうしてこの「悉有」が仏性なのである。だから悉有仏性はまた仏性の悉有（仏性の遍在）でなくてはならぬ。かくのごとく道元は悉有の語義を涅槃経の知らざる方向に深めた。もはやここでは衆生の内に可能性として仏性が存するというごとき考え方は成り立つことができぬ。逆に仏性の内に衆生が存するのである。衆生の内（心）も外（肉体）もともに同じく悉有であり仏性であって、この仏性に対立する何物もない。</text:p>
      <text:p text:style-name="P1">ここにおいて道元は、「悉有」の「有」を絶対的な有として、あらゆる相対的な有の上に置く。有無の有、始有、本有、妙有などは、限定せられた有として皆相対的である。しかし悉有は、「心境性相にかゝはらず」、ただ有である。因果性に縛られない。時間を超越し、差別を離れる。「尽界はすべて客塵なし、直下さらに第二人あらず。」すなわち、我に対する客体も、我に対する彼、汝もない。従って我が悉有を認識する、というごときことは全然不可能である。仏性を波羅門の「我」のごとくに解するものは、仏性の覚知を説く点において、右の消息を知らない。彼らは「風火の動著する心意識」を仏性の覚知と誤認しているのである。仏性は悉有であって覚知を絶する。<text:soft-page-break/>「まさにしるべし、悉有中に衆生快便難逢なり。悉有を会取することかくの如くなれば、悉有それ透体脱落なり。」</text:p>
      <text:p text:style-name="P1">道元がかく仏性をアートマンとする解釈を排し、「仏性の言をきゝて学者おほく先尼外道の我のごとく邪計せり。それ人にあはず、自己にあはず、師を見ざるゆゑなり」というとき、我々はここに仏教の根本的思想に対する道元の深い洞察を認めざるを得ぬ。そもそも仏教はアートマン思想の否定に始まり、大乗仏教の根柢もまたその立場において築かれた。しかるに外道の哲学におけるアートマン思想の優勢はついに仏教の内に（特にこの涅槃経において）我の思想の浸入を引き起こした。シナに来たってはこの傾向が特に強く現われる。おおくの学者が仏性を我のごとく邪計するとはまさにシナにおけるこの傾向を指摘した語であろう。道元が涅槃経を捕えながらこの解釈を排することは、彼の経の解釈がわがままなるにもかかわらず、彼がいかによく大乗哲学を理解していたかを語るものである。</text:p>
      <text:p text:style-name="P1">道元は悉有仏性の一語を右のごとく解釈するがゆえに、この語を中心思想とする涅槃経は、全体にわたって彼独特の意義づけを得たと言ってよい。しかし涅槃経の新解釈は彼の目ざすところではなかった。彼はただ彼の悉有仏性の意義を確立しようとするのみである。そこで彼はあの大巻の中から、「欲レ知二仏性義一、当レ観二時節因縁一」［仏性の義を知らんと欲わば、まさに時節因縁を観ずべし］の一句を選んだ（涅槃経師子吼品の二のこの句は時節形色であって、時節因縁ではない。しかしこの品においては因縁についての長い説明がある。時節因縁がこの品の論題である）。そうしてそのあとに「時節若至、仏性現前」の一句を添加して第二段の論題とした。涅槃経は衆生の内の成仏可能性を説く立場に立って時節因縁をいう。そこに用いられた比喩をとって言えば、乳が乳である時にはそれは酪でない、酪が酪である時にはそれは乳でない、しかし酪を作ろうとする人は水を用いずして乳を用いる。乳は乳でありながらすでに酪と離し難き因縁を有する、すなわち乳の内には酪となる可能性（酪性）が存するのである。「乳の中に酪あり、衆生の仏性も亦かくの如し、仏性を見んと欲せば、まさに時節形色を観察すべし。」この経文の意義は動かし難く明白である。しかし道元にとっては乳の中に酪性が、すなわち衆生の中に仏性が、あるのではない。そこで彼は「当観時節因縁」を新しく<text:soft-page-break/>読み変えた。当観は、当に時節因縁を観ずべしではなくして、独立した「当に観ずべし」（Schauensollen）である。すなわち、能観、所観、正観、邪観のごとき経験的な「観」ではなくして、規範としての、当為としての「観」である。従って「当観」には自他の差別はない（「不自観なり、不他観なり」）。また特殊態にも縛られない。何々を観ずる観ではない。かく見れば当観の内容は、ある特殊な時節因縁ではなくして、「時節因縁※(「漸／耳」、第4水準2-85-15)［＃「※(「漸／耳」、第4水準2-85-15)」の左に「にい」のルビ］」（時節因縁そのもの）である。「超越因縁」（因縁一般）である。仏性そのものである。時節因縁すなわち仏性、それが当観である。他の言葉をもって言えば、「いはゆる仏性をしらんとおもはば、しるべし時節因縁これなり」である。かくして涅槃経が特殊の契機を指した時節因縁は、一切の特殊性を超えた悉有の義に転ぜられる。従って「時節若至仏性現前」もまた、「時節若し至らば仏性現前せむ」の意に解せられてはならない。仏性の現前する時節を未来に期待する者は、「かくの如く修行しゆく所に、自然に仏性現前の時節にあふ、時節至らざれば、参師問法するにも弁道工夫するにも現前せず」と考えるが、これは非常な謬見である。「時節」は悉有であって、時を超越している。およそ時節でない時処はどこにも存しない。「時節若至といふは、すでに時節至れり、なにの疑著すべきところかあらんとなり。」「およそ時節の若至せざる時節いまだあらず、仏性の現前せざる仏性あらざるなり。」</text:p>
      <text:p text:style-name="P1">かくて道元は諸法実相の思想を徹底させる。「この山河大地みな仏性海なり。」山河大地はそのままに「仏性海のかたち」なのである。山河を見るはすなわち仏性を見るのであり、仏性を見るとは驢馬の顋、馬の口を見ることである。ここに現象と本体との区別は全然撥無される。世俗諦（シナにおいてはこの語は自然的態度における真理の義に解された）と、勝義諦あるいは第一義諦との区別もない。有るものはただ仏性のみである。否、「有るものは」と言うこともできない。ただ「仏性」である。ただ「悉有」である。</text:p>
      <text:p text:style-name="P1">しかしながら、我々はこれを一つの認識の論と目すべきではない。悉有仏性は、道元によれば、仏教の中心の真理である。釈迦の説いた真理であるばかりでなく、「一切諸仏、一切祖師の、頂※眼睛［＃<text:soft-page-break/>「濘のつくり＋頁」、U+29573、329-10］なり。参学しきたること、すでに二千一百九十年、正嫡わづかに五十代。西天二十八代、代々住持しきたり、東地二十三世、世々住持しきたる。十方の仏祖ともに住持せり」。すなわちそれは大力量の士たる「仏祖の児孫」のみが、嫡々相伝して住持するところの、什麼物（Was）である。理論的にいかに精細に思惟されようとも、それはこの真理の把捉でない。「諸阿笈摩教（阿含）及び経論師［＃「経論師」の左に「きょうろんじ」のルビ］のしるべきにあらず。」かくて悉有仏性の真理は、ただ少数の大悟者に限られた奥秘となる。「仏性の道理は、仏性は成仏よりさきに具足せるにあらず。成仏よりのちに具足するなり。仏性かならず成仏と同参するなり。この道理よくよく参究功夫すべし。二三十年も功夫参学すべし」（仏性、第五段）。ここに恐らく禅宗としての特殊の立場があり、そうして道元の解する「悉有」が単なる諸法実相の思想でなくなる契機も存するのであろう。驢馬の顋を見て仏性を見るのは、驢馬の顋を驢馬の顋とする世俗諦を超脱して第一義諦に立つゆえでない。また世俗諦すなわち第一義諦という実在論的な立場を取るがゆえでもない。認識をより高き立場の「行」において活かせ、行の権利によって認識するがゆえである。「悉有仏性と道取する力量ある」がゆえである。すなわち、悉有仏性と知って解脱（成仏）するのでなく、解脱して悉有仏性と知るのである。道元はこの点に仏法参学の正的を置き、「かくのごとく学せざるは仏法にあらざるべし」という。我々は道元の説く悉有仏性をかくのごとき真理体得の指標として解せねばならぬ。</text:p>
      <text:p text:style-name="P1">悉有仏性がかくのごときものであれば、「無仏性」の語も自ら解かれるであろう。無仏性を道破したのは四祖大医であって、やがてこの無仏性の道は「黄梅［＃「黄梅」の左に「おうばい」のルビ］に見聞し、趙州［＃「趙州」の左に「じょうしゅう」のルビ］に流通し、大※(「さんずい＋爲」、第3水準1-87-10)［＃「大※(「さんずい＋爲」、第3水準1-87-10)」の左に「だいい」のルビ］に挙揚」した。道元はこれらの諸祖について一々その語を評釈する。彼に言わせれば、「見仏聞法の最初に難得難聞なるは、衆生無仏性なり」。しかしながら、それが難得難聞であるのは、一切衆生悉有仏性を「一切衆生悉く仏性有り」と解して、それに「一切衆生仏性無し」を対せしめる<text:soft-page-break/>からである。乳に酪性あり、乳に酪性なし、というと同じき意味において、仏性の有無を問題とするからである。これは仏性の意義を体得せざるに起因する。もし悉有仏性を道元の説くがごとくに体得すれば、そこに有無の論は起こらない。悉有、すなわち仏性は、有無を超絶した絶対の有である。その仏性の意義は、無仏性というときにも失われるのではない。従って無仏性の語は、「衆生の内に仏性なし」というごとき意に解されてはならない。悉有仏性の仏性は、無仏性の仏性である。無仏性は無悉有である。無は悉有である。「悉有の有、なんぞ無無（四祖の無と五祖の無と）の無に嗣法せざらん。」悉有が絶対的であるごとく、この無もまた絶対的であって、両者別物ではない。</text:p>
      <text:p text:style-name="P1">もとより道元の引く諸祖の問答が、道元の解する意味において行なわれたかどうかは別問題である。六祖が黄梅山に参したとき、</text:p>
      <text:p text:style-name="P1">五祖とふ、なんぢいづれのところよりかきたれる。六祖いはく、嶺南人なり。</text:p>
      <text:p text:style-name="P1">五祖いはく、きたりてなにごとをかもとむる。六祖いはく、作仏をもとむ。</text:p>
      <text:p text:style-name="P1">五祖いはく、嶺南人無仏性、いかにしてか作仏せん。六祖いはく、人有南北なりとも、仏性無南北なり。</text:p>
      <text:p text:style-name="P1">という問答があった。これを、</text:p>
      <text:p text:style-name="P1">「どこから来た。」「嶺南人だ。」「何がほしい。」「解脱したい。」「嶺南人には仏性（解脱の素質）がない、どうして解脱するか。」「人間には南北の差別があっても、仏性には南北の差別はない。」</text:p>
      <text:p text:style-name="P1">のごとき意味に解してならないわけはない。また実際にはこういう意味で行なわれた問答であるかも知れない。なぜなら、こう解しなければ六祖の答えは生きて来ないからである。しかし道元の立場からはそういう解は許されない。彼の祖師が口にした無仏性の語は、必ず、彼の解するごとき意味でなくてはならぬ。従ってこの問答の嶺南人無仏性も、彼によれば、「嶺南人は仏性なしといふにあらず、嶺南人は仏性ありといふにあらず、嶺南人無仏性となり」である。すなわち、仏性の有無を問題とした言葉でなく、仏性が成仏の後に具足するとい<text:soft-page-break/>う立場に立って、いまだ成仏せざるもののために仏性の真義を解いて無仏性と道破したのである。六祖は今専心に作仏を求めている、五祖は六祖を作仏せしむるに他の言葉を知らない、だからただ無仏性と言う。「しるべし無仏性の道取聞取、これ作仏の直道なりといふことを。」道元はかく解した。従って六祖の答えは十分でない。道元は批評していう、「このとき、六祖その人ならば、この無仏性の語を功夫すべきなり。有無の無はしばらくおく、いかならんかこれ仏性と問取すべし。……いまの人も仏性ときゝぬれば、さらにいかなるかこれ仏性と問取せず、仏性の有無等の義をいふがごとし、これ倉卒なり」。――恐らくこれは、道元が、彼自身の解釈に基づいて五祖六祖の問答に与えた批評である。しかしそれによって無仏性の語に対する彼の見解は明らかに現わされていると思う。</text:p>
      <text:p text:style-name="P1">狗子還有二仏性一也無［狗子にまた仏性有りや無や］の問答についても同様の事が言える。「犬は仏性があるかないか」、趙州曰く「無」、「一切衆生は皆仏性があるのに犬はなぜ無いか」、趙州曰く「為三佗有二業識在一」［佗に業識の在ること有るが為なり］。――これも表面の意味通りに取るのが必ずしも間違いとは言えない。しかし道元は次のごとく解している。この僧はもともと犬に仏性が有るか無いかを問うているのではない、仏性は犬の内に有無を論ぜらるべきものではないのである。彼はただ「鉄漢また学道するか」と問うている。すなわち犬に事よせて、仏性は所在を有つかどうかの問題を考えているかときくのである。ところで仏性は悉有である、従って所在を有たない、そこから趙州の「無」という答えが出る。僧はさらにこの「無」に引っかけて、一切衆生が無であるならば仏性も狗子も無であるだろう、その意義いかんと問う。「犬や仏性は、もし無であるならば、お前が無と言わなくとも存在し無いはずだ」という意である。趙州は答えていう、為佗有業識在。為佗有（相対的有）は業識である、業識有、為佗有であっても、狗子無、仏性無である。――ここには無明業識の「有無」を超えた絶対的な「無」が含意される。かくて道元は、この問答をも「仏性の有無」の問題ではなくした。悉有の別名が無である。無が仏性である。</text:p>
      <text:p text:style-name="P1">かく見ればこの無仏性もまた、成仏と同参する仏性の道理にほかならないであろう。「無仏性の正当恁麼時、すなはち作仏なり。」無仏<text:soft-page-break/>性と道取する力量あればこそ、無仏性の意義は把捉される。そうしてそれが把捉されたときには、把捉者はすでに解脱している。これもまたただ行によって、自らの生活全体に実現さるべき真理なのである。</text:p>
      <text:p text:style-name="P1">もとより道元は、有仏性無仏性の意義をただ右のごとくにのみ説いたのではない。塩官斉安の「一切衆生有仏性」や、大※(「さんずい＋爲」、第3水準1-87-10)大円の「一切衆生無仏性」などを解釈する場合には、「衆生なるが故に有仏性なり」と言い、また「仏性これ仏性なれば、衆生これ衆生なり。衆生もとより仏性を具足せるにあらず、たとひ具せんともとむとも仏性はじめてきたるべきにあらず。……もしおのづから仏性あらんは、さらに衆生にあらず、すでに衆生あらんは、つひに仏性にあらず」ともいう。これらの場合には衆生と仏性とは相対せしめられ、その間の関係が問題となる。仏性あり、仏性なし、の有無であって、絶対的な悉有あるいは無ではない。従って道元自身も、百丈の語をひいて、有仏性と言い無仏性というもともに仏法僧を謗るのであることを認めている。しかもなお彼は、「謗となるといふとも、道取せざるべきにはあらず」と主張する。有仏性も無仏性も、ともに仏性を現わす言葉だからである。有無の差別に執すればそれは仏性を毒するであろう。しかしその毒はまた抽象知を破する良薬ともなる。有無を言うはやがて有無を超越せんがためである。現象と本体との区別を焼尽せんがためである。</text:p>
      <text:p text:style-name="P1">仏性の意義はかくのごとく悉有あるいは無において現わされる。しかしそれは単に思惟さるべきものではなくして、大力量によって体得され、住持さるべきものである。従って、いまだ成仏せざる立場にあって仏性を知ろうと思うならば、それを思索するのではなくして、それを住持せる「人」において見なくてはならぬ。この消息を道元は竜樹の伝説によって語っている。竜樹が南天竺に行って妙法を説いた時、福業を信ぜる聴衆がいうには、「人には福業があればそれに越した事はない、いたずらに仏性などと言っても誰がそれを見得るのか」。竜樹がいうには、「仏性を見ようと思うならば、先須レ除二我慢一」［先ず須らく我慢を除くべし］。問者、「仏性は大か小か」。竜樹、「大でもなく小でもない、広でもなく狭でもない、福もなく報いもない、不死不生である」。問者はこの語に動かされて帰依した。竜樹は座上において満月輪のごとき自在身を現わす。聴衆はただ法音<text:soft-page-break/>のみを聞いて師の相を見なかった。衆中に迦那提婆があって言った、「尊者は仏性の相を現じて我らに見せてくれるのだ」。「どうしてわかるのか。」「無相三昧、形満月の如くなるを以て、仏性の義廓然として虚明なり。」言いおわると輪相が消えて竜樹は元の座に坐している。偈を説いていうには、「身現二円月相一、以表二諸仏体一、説法無二其形一、用弁非二声色一」［身に円月相を現じ、以て諸仏の体を表す、説法其の形無し、用弁は声色に非ず］。――道元はこの伝説を解いていう。竜樹がかりに化身を現わしたのを円月相というと思うのは、仏道の何たるかを知らない愚者である。人である竜樹が円い月に化けたなどというばかな話はない。竜樹はじっと坐していただけである。今の人が坐せるごとく坐していたのである。しかもそのままに諸仏の体を表現した。円月相とは感覚的の相ではなくて精神的の相である。竜樹はそこにいない、なぜなら我慢を除いて仏となっているから。すなわち竜樹は、その肉体をもって、肉体にあらざる仏を表現しているのである。その身現相を見て、提婆は、「仏性なり」と道取した。仏法は今広く流布しているが、しかしここに着眼したのはただ提婆のみである。余の者は皆、「仏性は眼見耳聞心識等にあらず」と考えている。身現は仏性なりとは知らない。だから、竜樹の法嗣と自称するものがいかにあっても、提婆の所伝でなければ竜樹の道と考えてはいけない。</text:p>
      <text:p text:style-name="P1">道元のこの解釈は、伝説を全然象徴的に解したと言うべきである。しかしそれによって、道元が、人における仏性の具現をいかに考えたかは、明白に現わされている。彼が石頭草庵歌の欲レ識二菴中不死人一、豈離二只今這皮袋一［菴中不死の人を識らんと欲わば、豈只今のこの皮袋を離れんや］を引いて、肉体の主人たる不生不滅者は、たとい誰の（釈迦や弥勒の）それであっても、決してこの皮袋（肉体）を離れることはない、と説いているのを見ても、仏性を最も具体的に、人格において現わるるものと見たことは確かである。そうしてここに我々は、彼の悉有と、差別界に住する我々の生活との、直接な接触点を見いだすのである。</text:p>
      <text:p text:style-name="P1">悉有仏性あるいは無仏性の真理は、ただ解脱者にのみ開示せられる。逆に言えば、この真理の体得者はすなわち解脱者である。そうしてそこに達する道は、道元に従えば、ただ専心打坐のほかにない。単<text:soft-page-break/>に思惟によっては、人はこの生きた真理を把捉する事ができぬ。もし我々が道元を信ずるならば、彼の宗教的真理は哲学的思索の埒外にあるものとして、思索によるその追求を断念せねばならぬ。しかし一切の哲学的思索が結局根柢的な直接認識を明らかにするにあるならば、我々はかかる直接認識が何であるかをこの場合においても思索することができよう。彼によれば仏性は人格に具現する。仏性を具現せる人は仏性と我々との間の仲介者である。我々は「人」を見ることによってその真理に触れ得る、また触れねばならぬ。彼の場合について言えば、悉有仏性あるいは無仏性の真理は、彼の人格を通じて我々に接触する。この真理を体得した彼は、真理を真理のために追求する熱烈な学徒、生活の様式において教祖への盲目的服従を唱道する熱烈な信者、無私の愛を実行する透明な人格者、真理の王国を建設するために一切の自然的欲望を克服し得た力強い行者、として我々の前に現われる。我々はこの人格を通して彼の「悉有」の認識を思索せねばならぬ。その時にこの悉有の内的光景が幾分かは彷彿せられるであろう。思うにそれは、最も深き意味における「自由」である。彼の「身心脱落」の語も、恐らくこれを指示するのではなかろうか。</text:p>
      <text:p text:style-name="P1">仏性が悉有であり無の無であるとせられるとき、「即心是仏」の思想もまたその特殊な解釈を受けるのは当然である。</text:p>
      <text:p text:style-name="P1">即心是仏について彼が力強く斥けている思想はこうである。――われわれの心は宇宙の本体たる霊知のあらわれであって、そこに凡と聖との区別はない。差別の世界の万象は去来し生滅するにかかわらず、霊知本性は永遠にして不変である。それは万物に周遍して存し、迷と悟とにかかわらず我々の生命の根源である。たとい我々の肉体は亡びても、我々に宿った霊知は亡びない。この我々の本性をさとることがすなわち常住に帰ることであり、またほとけとなることである。そのとき我々は真理に帰り、不生不滅の永遠の生に証入する。</text:p>
      <text:p text:style-name="P1">道元はこの種の汎神論的思弁を斥けていう。仏祖の保任する即心是仏は、外道の哲学のゆめにもみるところでない。ただ仏祖と仏祖とのみ即心是仏しきたり、究尽しきたった聞著、行取、証著がある。ここにいう「心」とは一心一切法、一切法一心である。宇宙の一切を一にしたる心である。かくのごとき心を識得するとき、人は天が墜落し地<text:soft-page-break/>が破裂するごとくに感ずるであろう。あるいは大地さらにあつさ三寸をますごとくに感ずるであろう。かくのごとき打開によって人格的に享取せられた心は、もはや昔の心ではない。山河大地が心である。日月星辰が心である。しかもその山河大地心はただ山河大地であって、波浪もなく風煙もない。日月星辰心はただ日月星辰であって、霧もなく霞もない。この極度に自由にして透明なる心、――自ら生くるほかには説明の方法のない心、――その心こそすなわち仏である。だから即心是仏は発心、修行、菩提、涅槃と離して考えることができない。一瞬間、発心修証するのも、また永劫にわたって発心修証するのも、ともに即心是仏である。長年の修行によって仏となるのを即心是仏でないと考えるごときは、いまだ即心是仏を見ないのである、正師にあわないのである。「釈迦牟尼仏、これ即心是仏なり。」</text:p>
      <text:p text:style-name="P1">かくのごとく悉有あるいは無の無がすなわち心であり、この絶対的な意識において山河大地がそのまま心でありまた山河大地であるという思想には、我々は一つの深い哲学的立場を見いだし得ると思う。</text:p>
      <text:h text:style-name="Heading_20_2" text:outline-level="2">（ハ）　道得</text:h>
      <text:p text:style-name="P1">道元の著作には絶えず二つの思惟動機が働いている。一つは彼の説かんとする真理を概念的に把定しようとする動機であり、他はその真理がただ仏と仏との間の面授面受であることを明らかにしようとする動機である。この両者の相互作用によって、彼はその言説が抽象的固定的に堕することをでき得るだけ防ごうとする。と同時に彼の真理の概念的表現をもでき得るだけ可能ならしめようとするのである。もとより彼はかくのごとき言語による表現のみをもって能事おわれりとしたのではなかった。しかし彼が言語による表現を重んじたことは、「頌につくらずとも心に思はんことを書出し、文筆とゝのはずとも法門をかくべきなり」（正法眼蔵随聞記二）という言葉によって明らかである。これは近代の禅僧が頌を作り法語を書かんがために文筆を練るのを斥けて、美言秀句に心を捕えられることなく直接端的に自己の精神を表現すべきことを奨めた言葉である。もし彼が書くことによる真理表現の可能を信じなかったとすれば、彼が日本文をもってあの大部な『正法眼蔵』を書いた情熱は理解し難いものとなるであろう。</text:p>
      <text:p text:style-name="P1"><text:soft-page-break/>禅宗は不立文字教外別伝を標榜し、坐禅と公案とを特に重んずる。道元もまた坐禅を力説した。しかしながら彼は、禅宗のこの種の特徴を認めない人なのである。禅宗という名称をさえも彼は力強く斥ける。諸仏諸祖は必ずしも禅那をもって証道したのではない、禅那は諸行の一つに過ぎぬ、禅那は仏法の総要ではない、仏々正伝の大道をことさら禅宗と称するともがらは仏道を知らないのである。諸仏祖師の何人も禅宗とは称しなかった。「しるべし禅宗の称は魔波旬の称するなり、魔波旬の称を称しきたらんは魔党なるべし、仏祖の児孫にあらず」（正法眼蔵仏道）。彼によればこの事は当時大宋国においても理解する人が乏しかった。禅宗と称し、またその内に五宗を別つごときは、仏法が澆薄となり、「人の参学おろかにして弁道を親切にせざる」がためである。従ってまた彼は教外別伝の標榜をも斥ける。教外別伝を説くものの主張はこうである、釈迦は一代の教法を宣説するほかに、さらに拈華瞬目のとき破顔微笑した摩訶迦葉に正法眼蔵涅槃妙心を正伝した、それを嫡々相承したのが禅宗である。教は機に臨んでの戯論に過ぎぬ、その教以外に正伝した妙心こそ「理性の真実」であって三乗十二分教の所談と同日に論ずべきものでない、この一心が最高の真理であるゆえに直指人心見性成仏なのである。道元はこの主張を謬説と呼ぶのみならず、また「仏法仏道に通ぜざるもの」、「仏をしらず、教をしらず、心をしらず、内をしらず、外をしらざるもの」（正法眼蔵仏教）と呼んだ。何となればそれは、仏の教と仏の心とを別のものと考えているからである。教の外に妙心があるというならばその教はまだ仏教ではない。妙心の外に教があるというならばその妙心は釈迦の正伝した涅槃妙心ではない。もし涅槃妙心が教外別伝であるならば、教は心外別伝でなくてはならないであろう。しかし釈迦が心なき教を説いたと考えられようか。心と教とは一である。釈迦は仏法でない教を説いたのではなかった。涅槃妙心とは三乗十二分教である、大蔵小蔵である（正法眼蔵仏教）。かくのごとく道元は、一方に仏と仏との単伝を主張するにもかかわらず、言語による表現を決して拒否しなかった。言語文字によって妙心が説かれ得ないとするのは、固定的に堕した禅宗においてのことであって、道元の生ける仏法の関知するところでない。</text:p>
      <text:p text:style-name="P1">しかしながらまた道元にあっては、言語による表現がただそれだけ<text:soft-page-break/>のものとして独立に通用することも許されなかった。真理は言語によって表現せられてはいる、しかし仏と仏との面授面受によらずしてはその真理を受けることができぬ。それはここに用いられた表現が文芸的であって思惟するよりも直観することを必要とするゆえのみではない。道元の文章は自在に文芸的表現を活用するとはいえ、大体として概念による論理的表現である。が、論理的に現わされた真理といえども、ただ抽象的に概念の推理によるのみでは捕捉され得ない。そこにはこの真理の生きた力を捕捉すべき知的直観が必要である。この契機を力説するために道元は仏と仏との面授面受を説く（正法眼蔵面授）。真理を体得し実現せる人を目のあたりに見、また見られることによってのみ、真の捕捉理会が可能になるというのである。もとよりここにいうところの「見る」は、心眼をもって見るのであって、単にただ感覚的に見るのではない。霊山会上に釈迦が優曇華を拈じて目を瞬くのを見たのはまさに百万衆であった、が、この時真に見たのはただ摩訶迦葉一人である。他の百万衆は見て見なかった。けれどもまた、心眼をもって見た迦葉尊者といえども、感覚的に見なかったのではない。感覚的に見ることによって心眼で見ることが可能になるのである。かくのごとく知的直観が「感覚的に見ること」と結合させられる点に、恐らく「人格に具現せられた智慧」の真義が示されているのであろう。知識は人格において実現されなければ真に体認された智慧とはならない。そうして知識が智慧となる活機は、ただその活機を経た人格からのみ直接に伝受せられる。師を見るとは自己を見るなりという彼の言葉は、この消息を指示するものであろう。ここに「師」ということの最も正しい意義が存するのである。</text:p>
      <text:p text:style-name="P1">このことはただに禅宗において説かれるのみではない。が、道元が一方に論理的表現を許しつつ、他方に師を見ることによって得られる知的直観を力説して、概念の固定を防ぐとともに直観に豊富な概念的内容を賦与するのは、禅宗において特に重んずる以心伝心あるいは正師の印可というごとき主観的事実を哲学的に活かせたというべきであろう。それは抽象的思弁に陥らず、また漠然たる神秘主義を避ける。仏の真理は面授面受によらずしては把捉されないが、しかも面受された真理はすでに仏々祖々の言葉に表現されているものであって、それ以外の不思議な何ものでもない。もとより道元は、諸仏諸祖の言説を<text:soft-page-break/>説くとき、常に彼自身の解釈によって新しくその内容を開展させる。しかもその開展には気づかない。従っていかに新しく開展させられても、それは常に仏祖の言説である。が、まさにこのところに、彼が概念の固定を破した趣を看取すべきであろう。古き概念は絶えず新しく改造され、そうして常に仏法を開示する。ただ彼は仏法よりいづる「開展」に着目せずして、すべての開展がいでくるところの「仏法」に着目するのである。かくて彼においては、一々の新しい開展である面授面受が、常に一つの仏法の具現として解せられている。もちろんこれは彼のみに見られる傾向ではない。一般には宗教の閾内における思索、特に東洋の思想において、開展の自覚の乏しいのは著しい事実である。このために歴史的理解は遮断され、思想の順当な開展は阻害された。が、それにもかかわらず、彼の思想が生々として力を持つのは、無意識的な開展によって絶えず概念の固定を破したからである。従って彼が「すでに仏々祖々の言説に表現された」真理をいうとき、実は彼自身の新しく開展した思想を意味している。面授面受によって彼は仏祖の言説の内に自己を見いだす。というよりも仏祖の言説を自己の組織に化する。面受は重大な契機であるが、それは思想的表現を斥けるものではなくかえって可能にするものである。面受によって得られた仏法は、彼の語を用いれば、「道得」の真理であって、無言、沈黙、超論理の真理ではない。</text:p>
      <text:p text:style-name="P1">右のごとき道元の見地は、彼の「道得」の論（正法眼蔵道得）に十分示されていると思う。</text:p>
      <text:p text:style-name="P1">道得の語義については彼は何の説明も与えていない。が、彼の用語法から見ると、この語の意義はかなり大きい振幅を持っている。道とはまず「言う」である、従ってまた言葉である、さらに真理を現わす言葉であり、真理そのものである。菩提すなわち悟りの訳語としてもこの語が用いられた。道元はこれらのすべての意味を含めてこの語を使っているらしい。その点でこの語はかなり近く Logos に対等する。道得とは「道い得る」ことである。進んでは菩提の道を道い得ることである。従って真理の表現、真理の獲得の意味にもなる。ここでも道元は、これらのすべての意味を含めてこの語を使った。</text:p>
      <text:p text:style-name="P1">さて道元はいう、「諸仏諸祖は道得なり」。この場合彼が仏祖を<text:soft-page-break/>「道得する者」と呼ばずして単に道得と呼んだところに我々は深き興味を感ずる。諸仏諸祖は菩提を表現せる人格である、しかるに彼は、人格なくしてあり得べからざるこの表現の中からその人格を抜き取って、ただ菩提の表現のみを独立せしめる。そうしてそれを道得と呼ぶ。そこに彼がこの道得の語によって現わそうとした特殊の意義が看取されると思う。それは単に菩提あるいは仏の真理のみを意味するのではない。そのさし示すのは、菩提あるいは真理の表現である、それを道い得ることである。しかもそれは特殊の人格から引き離されて、いわば「道い得ること一般」として立てられている。従って諸仏諸祖をその大用現前の側より見れば道得にほかならない。もとより仏祖の大用現前は単に言語によるのみでなく、瞬目、微笑、弾指、棒喝等、人間の表現手段の一切によって行なわれる。それらもまた意味を伝える限り道得である。しかしことさらに「道う」という語を選んだところに、我々は言語による表現の重んぜられていることを看取しなくてはならぬ。道元が趙州の「※(「にんべん＋爾」、第3水準1-14-45)若一生不レ離二叢林一、兀坐不道、十年五載、無三人喚二作※(「にんべん＋爾」、第3水準1-14-45)唖漢一」［※(「にんべん＋爾」、第3水準1-14-45)若し一生不離叢林なれば、兀坐不道ならんこと十年五載すとも、人の※(「にんべん＋爾」、第3水準1-14-45)を唖漢と喚作すること無からん］を論じたなかに、「唖漢は道得なかるべしと学することなかれ。……唖漢また道得あるなり。唖声きこゆべし。唖語きくべし」（正法眼蔵道得）と言っているのを見ても、道得はまず第一に言語をもって道い得ることである。この道得に右のごとき所を与えたことを、まず我々は注意しなくてはならぬ。</text:p>
      <text:p text:style-name="P1">さらに一歩進んでこの道得は、それ自身独立の活動として規定される。修行者が他人に従って、あるいは「わがちからの能」によって、道得を得るのではない。「かの道得のなかに、むかしも修行し証究す、いまも功夫し弁道す。仏祖の仏祖を功夫して仏祖の道得を弁肯するとき、この道得おのづから三年八年三十年四十年の功夫となりて尽力［＃「尽力」の左に「じんりき」のルビ］道得するなり」（同上道得）。すなわち一切の修行は道得のなかに動くのである。道得が功夫として活動し、努力して道得するのである。道得自身の自己道得である。修行者（その修行が道得のなかにある意味においてすでに仏祖で<text:soft-page-break/>ある）が数十年の修行は、道得がそれ自身を実現する過程にほかならない。ここに道得は、何人かが道い得る道得ではなくして、主格を抜き去れる道い得ること、すなわち道の能動的な活動として立てられる。ロゴスの自己展開である。</text:p>
      <text:p text:style-name="P1">道得をかく規定することによって、道得が功夫となり道得となる活動は、きわめて論理的な姿を得てくる。数十年の修行功夫によって道得した場合、その数十年の功夫はその道得にとって必須のものであり、従ってその道得は数十年来間隙なく持続していたと言える。修行の中途に得た見解はまだ道得ではないが、道得した時その中に生きている。今の道得が右の未道得の見解を内に具えているとすれば、その見解なくしては今の道得は起こり得ない。しからばその未道得の見解は、すでに今の道得を内にそなえていたのである。いわばこの到着点たる道得が、すでに出発点に存し、一切の修行、一切の見解を導きつつ、結局それ自身に還ったのである。「道得おのづから功夫となり尽力道得す」と言い、「いまの道得とかのときの見得と一条なり、万里なり」というのは、確かに右のごとき意味を示す言葉に相違ない。かく道得がイデーのごとき働きをするものとすれば、この道得の働きとして現われる功夫は、道得が内より産み出す開展の過程であるほかはない。「いまの功夫、すなはち道得と見得とに功夫せられゆくなり」という言葉は、恐らくそう解すべきものであろう。達せらるべき道得を内に具えた一つの見解が、その道得に呼び出されて現われてくる。しかしそれはまだ道得でない。従ってそこに疑団が生ずる。この見解と疑団との対立のために功夫が必要となるのである。ところでこの疑団もまた右の見解に内具する道得が呼び出したものであるゆえに、この功夫は道得と見得とに功夫せられると見られなくてはならぬ。かくて一切の功夫は、人が任意に取り上げるものではなく、道得自身の内より必然に開展しいづるものと解し得られるのである。そうしてそれは、一つの疑団が解けて新しい見解に達しても、その見解が道得でない限り決して止むことがない。新しい見解はさらに新しい疑団を産む。「道得と見得とに功夫せられゆく」という言葉がこの事を含意すると見られるであろう。やがてついに、「この功夫の把定の月ふかく年おほくかさなりて、さらに従来の年月の功夫を脱落するなり。」脱落とは恐らく aufheben に当たる言葉であろう。いまの道得はかの時<text:soft-page-break/>の見得をそなえたるものであり、一切の功夫は今の道得の内に生かされる。脱落は滅却ではなくして、より高き立場に生かせることである。ここに道得は、一切の見解一切の功夫をそれぞれその立場において殺し、より高き一つの立場において全体的に生かせたものとして現われてくる。</text:p>
      <text:p text:style-name="P1">かくてついに道い得るということが実現せられるのである。しかしそれは、前に説いたごとく、一切の功夫の原動力であって、努力と独立に自存する目標なのではない。一切の功夫の脱落を「究竟の宝所」として到達しようと努力する、その努力自身が究竟の宝所の現出である。道得への努力の一歩一歩が道得の現出である。従って道得は、目ざした目標に到達する時のごとき心持ちで到達されるのではない。が、また不思議な新世界に突如として入り込むというふうにして達せられるのでもない。「正当脱落のとき、またざるに現成する道得あり、心のちからにあらず身のちからにあらずといへども、おのづから道得あり。すでに道得せらるゝに、めづらしくあやしくおぼえざるなり。」</text:p>
      <text:p text:style-name="P1">道得の一語、意味するところは以上のごとくである。面授面受によって正法の伝受せられるとき、「道い得る」こともまた成就する。もとより道得の語に捕われるのは仏祖の面目ではない。不道（もの言わず）してしかも正法伝受の実を表現することはできる。しかしそれは言語以外の表現の手段をも是認するというまでであって、言語による表現を斥けるのではない。いわんや概念的把捉を斥けるのではない。無言、沈黙にして表現し得る人も、その体験の内容には概念的把捉の過程が存するであろう。道得が自ら開展して修行功夫となるというとき、不離叢林兀坐不道もまた道得の開展である。イデーが自らを実現するために不離叢林兀坐不道となって現われるのである。兀坐不道者は何ら思惟を働かせることなく、漠然として神秘的直感を待ち受けているのではない。究竟の道得に導かれつつ、その道得を内に蔵するところの差別的な見解を、その全身心によって、間隙なく思惟しつつあるのである。我々はこの道得の活動においてロゴスの開展を見、道元の思想における論理的傾向を理解しなくてはならぬ。が、またこの開展のあらゆる段階に知的直観の契機を織り込んでいることにおいて、彼の思惟法は純論理的でもない。しかもその知的直観は、全身心<text:soft-page-break/>による思惟を、すなわち修行証究を、前提とするものである。道元にとっては、絶対精神の創造的な自己活動は、単に弁証法的必然性として現われるのではなく、不純な要素の一切を包括する生活全体をもっての弁証法的開展として――しかもその開展の一歩一歩が非合理的な契機によって押し進められるものとして、現われるのである。そうしてこの開展を導くものはこの開展の根源でありまた目的であるところの道得であるがゆえに、右の非合理的契機はまたこの道得に内具するものと考えられなくてはならない。道元はその道得を純論理的なものに仕上げる要求は持たなかった。彼においては修行功夫によって実現せられる証悟は、動かし難い事実であった。しかしもし彼の思想を哲学的に追究して行くならば、一条万里なる道得の開展に欠き難い契機として入り来たるこの非合理的なるものは、さまざまに発展させらるべき問題として残るであろう。それが修行者と師との間の面授面受というごとき個人的問題である限り、我々はそこに心理的説明を挿んで困難を除去することもできる。が、修行者と師とを抜き去って道得をそれ自身に開展する活動として考えるとき、それはもはや心理的説明を許さない。この点が道元の思想において残されたる暗点である。そうして道元の説くところが哲学にあらずして宗教であることの唯一の契機である。</text:p>
      <text:h text:style-name="Heading_20_2" text:outline-level="2">（ニ）　葛藤</text:h>
      <text:p text:style-name="P1">我々は道元の「道得」がロゴスの自己開展を説くものであることを見た。「かの道得のなかに、むかしも修行し証究す。いまも功夫し弁道す。仏祖の仏祖を功夫して仏祖の道得を弁肯するとき、この道得おのづから三年八年三十年四十年の功夫となりて尽力道得するなり」という彼の言葉は、「道」が常に修行功夫において現われ仏々祖々の真理相伝が道得自身の開展であることを意味している。しかしながらこの場合には、いかなる修行功夫も、また仏と仏との相伝も、すべて一なる道得の活動である、という点にのみ強調を置き、その道得がいかにさまざまの異なった形に現われるかには言及していない。この点を明らかにするものは『正法眼蔵』「葛藤」である。</text:p>
      <text:p text:style-name="P1">達磨がある時門人たちに向かって、「時将に至らむとす、何ぞ所得<text:soft-page-break/>を言はざるや」と言った。門人道副は、「文字に執せず文字を離れずして道用を為す」と答える。達磨いう、「汝得タリ二吾皮ヲ一。尼総持は「慶喜の阿※(「門＜（人がしら／从）」、第3水準1-93-48)仏国を見、一見更に再見せざるが如し」と答える。達磨いう、「汝得タリ二吾肉ヲ一」。道育は、「四大本空、五陰有に非ず、我見る処、一法得べきなし」と答える。達磨言う、「汝得タリ二吾骨ヲ一」。最後に慧可は礼三拝後、依レ位而立。達磨云、「汝得タリ二吾髄ヲ一」。果たして達磨は慧可を二祖となし伝法伝衣した。この伝説を捕えて道元は次のごとく言っている、――正伝なきともがらは、この四人の弟子の解するところに親疎あるによって達磨の評言もまた皮、肉、骨、髄と深浅を区別するのだと考える。すなわち最も表面的な解を皮、やや深きを肉、さらに深きを骨、中心に徹したのを髄と評したのであって、慧可の不言の答えは見解すぐれたるがゆえに得髄の印を得たのだと解するのである。しかしながら、門人が祖師を得た際に、皮肉骨髄の差異あるゆえをもって、祖師を得ることそれ自身に深浅の別があると言えるであろうか。「祖師の身心は皮肉骨髄ともに祖師なり。髄はしたしく皮はうときにあらず。」達磨の皮を得るのは達磨の全体を得るのである。それは達磨の髄を得ることによって達磨の全体を得るのと何ら異なるところはない。もとより皮を得ることによって全体を得ると髄を得ることによって全体を得るとは、その形を異にするであろう。しかし、「たとひ見解に殊劣ありとも、祖道は得吾なるのみなり」。達磨の道の真意は汝吾を得たりというにある。従って四人の弟子のために言った言葉は、初めより同等であり一である。けれどもまた、達磨の評言が四人に対して同等であることは、直ちに四人の見解が同等であることを意味しはしない。四人はおのおの異なった、また優劣のある解を提出している。その異なった解が、優劣のあるままに、それぞれ達磨によって是認せられたのである。これは単に四つの解と限られたわけではない。たまたま弟子が四人であったゆえにそこに四解があった。「もし二祖よりのち百千人の門人あらんにも、百千道の説著あるべきなり、窮尽あるべからず。」すなわち同じく面授面受によって達磨を得るにも、そこに無限の道著が可能なのである。個性の異なるごとく道を異にすることができるのである。</text:p>
      <text:p text:style-name="P1">この道元の説明によって我々は、道得が千差万別の形に現われるも<text:soft-page-break/>のであることを、確かめ得ると思う。しかしもし道得がかく多様な形に現われるとすれば、矛盾し撞着する道に出逢った場合我々はどこに究極の仏法を認むべきであるか。道元は答えていう、さまざまの異なれる見解が相錯綜することそれ自身の上に仏法が現われるのであると。この思想を表示するものが彼の「葛藤」の語である。</text:p>
      <text:p text:style-name="P1">葛藤とはかずらやふじである。蔓がうねうねとからまりついて解き難い纏繞の相を見せる。そこからもつれもめることの形容となり、ひいては争論の意に用いられる。ところで人間の見解は人ごとに相違し、もし一つの見解に達せんとすれば必ずそこに争論を生ずる。すなわち思惟は必ず葛藤を生む。従って神秘的認識に執する禅宗にあっては、思惟は葛藤であるとして斥けられる。しかるに道元は、この葛藤こそまさに仏法を真に伝えるものだと主張するのである。彼はいう、――釈迦の拈華瞬目がすでに葛藤の始まりである。迦葉の破顔微笑が葛藤の相続である。師と弟子とが相続面授嗣法し行くその一切が葛藤である。地上に有限の生をうくる限り、何人も仏法究極の道理を葛藤なきまでに会得し尽くすということはあり得ない。しかし葛藤は葛藤のままに、葛藤が葛藤を纏繞しつつ、それぞれに仏法の道理を会得して行く。「葛藤種子すなはち脱体［＃「脱体」の左に「とったい」のルビ］の力量あるによりて、葛藤を纏繞する枝葉華果ありて回互不回互なるがゆゑに、仏祖現成し公案現成するなり。」葛藤はただ葛藤を種子とする、葛藤そのものが無限の葛藤を生ぜしむべき種子である。その葛藤種子が解脱の力量を持っている。その力のゆえに葛藤を纏繞する枝や葉や花や果があって、葛藤に即し、葛藤より産出されつつ、葛藤を超脱せる境地を現ずる。そこに仏祖が現成するのである。</text:p>
      <text:p text:style-name="P1">ここに展開せられた葛藤の意義は、我々の言葉に訳すれば、イデーの弁証法的展開というに最も近いであろう。それは矛盾の纏繞を通じて伸びて行く。だから不断に抗立否定の動きを呼び起こしている。かかる論争は無限に論争を生ぜしむべき種子である。そうしてその論争種子は解脱の力量を持っている。その力のゆえに否定の纏繞たる論争においてイデーの自己還帰が見られるのである。</text:p>
      <text:p text:style-name="P1">葛藤をかく解すれば、仏々祖々がおのおの彼自身において解脱せる<text:soft-page-break/>にかかわらず、仏法が絶えざる葛藤として存するゆえんは明らかとなるであろう。そうして千差万別に現われる道得が、そのままに仏法を示現するゆえんも明らかとなるであろう。従って、この葛藤を回避することは、道に達するゆえんでない。道元はこの点についても明快に論じている。曰く、――一般の参学者は、「葛藤の根源を截断する」という参学には向かっているが、「葛藤をもて葛藤をきるを截断といふと参学せず。葛藤をもて葛藤をまつふとしらず。いかにいはんや葛藤をもて葛藤に嗣続することをしらんや。嗣法これ葛藤としれるまれなり。きけるものなし。道著せるいまだあらず」。ここに道元は実に明白に弁証法的展開の意義を把捉していると見られる。仏法とはまさに矛盾対立を通じて展開する思想の流れなのである。無限なる葛藤の連続なのである。従って理論的に綿密な反駁、討論、主張などに入り込むことなしには嗣法することはできないのである。</text:p>
      <text:p text:style-name="P1">道元のこの思想は、禅宗を一概に神秘説とのみ考えることに対して我々を警戒する。道元自身はすでにこの警戒を彼の時代の禅僧に与えた。また彼の法孫のうちにもその時代の禅僧に向かって同じき警戒を繰り返したものが少なくない。今一例として『弁註』の著者天桂（慶安元―享保二〇、一六四八―一七三五）が「葛藤」の注中に記した言葉を引こう。「葛藤纏繞の上に於て無礙なる道著現成す、荊棘林中に自在を得るの義なり。今時の師学倶に生死岸頭に於て遊戯し、荊棘林中に大自在を得る等と、当土なしの虚言を吐て、又傍には不立文字不レ在二言句上一、無義無味無文無句、公案は参ずるのみ、義解して講ずべからず、と云ふ。これを尻口不レ合虚言と云ふ。古仏の葛藤纏繞葛藤の句夢にも見ざる故なり。」「今時の師学倶に文字を葛藤と云ふて、甚嫌択する、実に怪笑に堪たり。」これらの語は道元を祖師とするものの当然口にせざるを得ないものである。「参禅して知るべし、義解して講ずべからず」という標語の下に、あたかも秘密結社のごとき排他的団体を作るのは、道元の哲学的思索の深さを知っている所行とは言えない。</text:p>
      <text:p text:style-name="P1">道元自身の語によって察すれば、禅宗の神秘主義的な非論理的傾向に対する彼のこの反抗の思想は、その師天童如浄に受けたものであるらしい。彼は言っている、――「先師古仏云、胡蘆藤種纏胡蘆。この示衆かつて古今の諸方に見聞せざるところなり。先師ひとり道示せ<text:soft-page-break/>り」（葛藤）。また直指人心見性成仏、教外別伝不立文字等の標榜によって禅宗を立てんとするものを排する論議中にも、「近代の庸流、おろかにして古風をしらず、先仏の伝受なきやから、あやまりていはく、仏法のなかに五宗の門風ありといふ。これ自然の衰微なり、これを拯済［＃「拯済」の左に「じょうさい」のルビ］する一個半個いまだあらず。先師天童古仏はじめてこれをあはれまんとす」（仏道）という。なおこのほかにも天童如浄のこの独立の地位は繰り返して説かれている。もしこの先師ひとり、先師はじめてという事が事実であるならば、天童如浄は禅宗における革命児であったと言わなくてはならない。またたといこれが歴史的事実に相違するとしても、少なくとも道元にとっては先師ひとりが始めてこの正しい主張をなしたのである。しからば道元が如浄のこの主張に影響せられたことは、彼が意識してシナの禅宗全体に対する抗議に同じたことでなくてはならない。このことは我々にとってはなはだしく興味ある事実である。道元は日本においてまだ禅宗の伝統の確立されない時にシナに渡った。真に禅宗の思潮に没入し得た日本人は、彼が最初であったと言ってよい。しかるに彼は、すでに六、七百年の伝統を有する末期のシナ禅宗の中に飛び込むとともに、敢然として、このただひとりなる如浄を正しとしたのである。すなわち彼は、禅宗の伝統よりも、如浄一人を択んだのである。彼の後にいかなる禅宗がシナ人によって日本へ導き入れられたにもせよ、とにかく最初に力強くそれをなしたこの日本人は、その禅宗に対する抗議者として「禅宗」なるものを否定しつつそれをなしたのであった。この点から見ても、禅宗の非論理的傾向に対する彼の反抗の思想が、当時のシナの流行思想をそのまま輸入したものでなかったことは明らかであろう。ここに我々は、彼の道得や葛藤の思想の特に重大視せらるべきゆえんを見るのである。</text:p>
      <text:p text:style-name="P1">（大正九年―十二年）</text:p>
      <text:h text:style-name="P3" text:outline-level="2">追記　</text:h>
      <text:p text:style-name="P12">この一篇は、道元の哲学の叙述を企てつつ途中で挫折したものであって、その事情はすでに序文に述べておいた通りである。自分はこの未熟な叙述が学界を益し得るとは期待しかねていたのであるが、近<text:soft-page-break/>ごろ田辺元氏の『正法眼蔵の哲学私観』に接して、この一文が同氏の道元への接近の機縁となったことを知り、非常に歓びを感じた。道元の哲学がこのように生きた問題として蘇生して来たことは、道元のためのみならず、また日本の精神史にとって意義の多いことと思われる。</text:p>
      <text:p text:style-name="P1">［＃改丁］</text:p>
      <text:h text:style-name="Heading_20_1" text:outline-level="1">***</text:h>
      <text:p text:style-name="P1">底本：「日本精神史研究」岩波文庫、岩波書店</text:p>
      <text:p text:style-name="P1">1992（平成4）年11月16日第1刷発行</text:p>
      <text:p text:style-name="P1">2007（平成19）年1月25日第16刷発行</text:p>
      <text:p text:style-name="P1">底本の親本：「和辻哲郎全集　第四巻」岩波書店</text:p>
      <text:p text:style-name="P1">1989（平成元）年</text:p>
      <text:p text:style-name="P1"/>
      <text:p text:style-name="P1">初出：</text:p>
      <text:p text:style-name="P1"/>
      <text:p text:style-name="P1">推古時代における仏教受容の仕方について「思想」</text:p>
      <text:p text:style-name="P1">1922（大正11）年7月</text:p>
      <text:p text:style-name="P1"/>
      <text:p text:style-name="P1">仏像の相好についての一考察「思想」</text:p>
      <text:p text:style-name="P1">1922（大正11）年5月</text:p>
      <text:p text:style-name="P1"/>
      <text:p text:style-name="P1">『万葉集』の歌と『古今集』の歌との相違について「思想」</text:p>
      <text:p text:style-name="P1">1922（大正11）年8月</text:p>
      <text:p text:style-name="P1"/>
      <text:p text:style-name="P1">お伽噺としての『竹取物語』「思想」</text:p>
      <text:p text:style-name="P1">1922（大正11）年11月</text:p>
      <text:p text:style-name="P1"/>
      <text:p text:style-name="P1">『枕草紙』について「思想」</text:p>
      <text:p text:style-name="P1">1922（大正11）年9月</text:p>
      <text:p text:style-name="P1"/>
      <text:p text:style-name="P1">『枕草紙』の原典批評についての提案「思想」</text:p>
      <text:p text:style-name="P1">1922（大正11）年9月</text:p>
      <text:p text:style-name="P1"/>
      <text:p text:style-name="P1">『源氏物語』について「思想」</text:p>
      <text:p text:style-name="P1"><text:soft-page-break/>1922（大正11）年12月</text:p>
      <text:p text:style-name="P1"/>
      <text:p text:style-name="P1">「もののあはれ」について「思想」</text:p>
      <text:p text:style-name="P1">1922（大正11）年10月</text:p>
      <text:p text:style-name="P1"/>
      <text:p text:style-name="P1">歌舞伎劇についての一考察「思想」</text:p>
      <text:p text:style-name="P1">1922（大正11）年4月</text:p>
      <text:p text:style-name="P1"/>
      <text:p text:style-name="P1">※底本は、物を数える際や地名などに用いる「ヶ」（区点番号5-86）を、大振りにつくっています。</text:p>
      <text:p text:style-name="P1">※引用文の旧仮名は、底本通りです。</text:p>
      <text:p text:style-name="P1">※「沙門道元」中に引用された漢文の［］内の訓読は、水野弥穂子校注「正法眼蔵」岩波文庫、岩波書店によります。その他の引用漢文の［］内の訓読は、立間祥介の教示で岩波文庫編集部によります。</text:p>
      <text:p text:style-name="P1">入力：門田裕志</text:p>
      <text:p text:style-name="P1">校正：荒木恵一</text:p>
      <text:p text:style-name="P1">2017年12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この作品には、JIS X 0213にない、以下の文字が用いられています。（数字は、底本中の出現「ページ-行」数。）これらの文字は本文内では「※［＃…］」の形で示しました。</text:p>
      <text:p text:style-name="P1"><text:soft-page-break/>「女＋麗」、U+5B4B <text:tab/> <text:s text:c="2"/><text:tab/>118-14</text:p>
      <text:p text:style-name="P1">小書き片仮名ン <text:tab/> <text:s text:c="2"/><text:tab/>200-13、203-7</text:p>
      <text:p text:style-name="P1">「濘のつくり＋頁」、U+29573 <text:tab/> <text:s text:c="2"/><text:tab/>329-10</text:p>
      <text:p text:style-name="P1">「卍」を左右反転したもの <text:tab/> <text:s text:c="2"/><text:tab/>382-8、383-11</text:p>
      <text:p text:style-name="P1">●図書カード</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epSeek-CJK-patch" svg:font-family="DeepSeek-CJK-patch, Inter, system-ui, apple-system, BlinkMacSystemFont, 'Segoe UI', Roboto, 'Noto Sans', Ubuntu, Cantarell, 'Helvetica Neue', Oxygen, 'Open Sans', sans-serif"/>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9T13:26:30.653819646</dc:date>
    <meta:editing-cycles>48</meta:editing-cycles>
    <meta:editing-duration>PT1H16M51S</meta:editing-duration>
    <meta:document-statistic meta:table-count="0" meta:image-count="0" meta:object-count="0" meta:page-count="100" meta:paragraph-count="350" meta:word-count="81106" meta:character-count="115166" meta:non-whitespace-character-count="108425"/>
    <meta:user-defined meta:name="Info 1"/>
    <meta:user-defined meta:name="Info 2"/>
    <meta:user-defined meta:name="Info 3"/>
    <meta:user-defined meta:name="Info 4"/>
  </office:meta>
</office:document-meta>
</file>